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276" calcext:value-type="float">
            <text:p>0.999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914" calcext:value-type="float">
            <text:p>0.998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552" calcext:value-type="float">
            <text:p>0.998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19" calcext:value-type="float">
            <text:p>0.99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828" calcext:value-type="float">
            <text:p>0.997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466" calcext:value-type="float">
            <text:p>0.997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104" calcext:value-type="float">
            <text:p>0.997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741" calcext:value-type="float">
            <text:p>0.996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379" calcext:value-type="float">
            <text:p>0.996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017" calcext:value-type="float">
            <text:p>0.996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655" calcext:value-type="float">
            <text:p>0.995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293" calcext:value-type="float">
            <text:p>0.995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4931" calcext:value-type="float">
            <text:p>0.994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4569" calcext:value-type="float">
            <text:p>0.994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4207" calcext:value-type="float">
            <text:p>0.994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845" calcext:value-type="float">
            <text:p>0.993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483" calcext:value-type="float">
            <text:p>0.993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121" calcext:value-type="float">
            <text:p>0.993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2759" calcext:value-type="float">
            <text:p>0.992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2397" calcext:value-type="float">
            <text:p>0.992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2035" calcext:value-type="float">
            <text:p>0.99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1673" calcext:value-type="float">
            <text:p>0.991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1311" calcext:value-type="float">
            <text:p>0.991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0949" calcext:value-type="float">
            <text:p>0.990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0587" calcext:value-type="float">
            <text:p>0.990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0224" calcext:value-type="float">
            <text:p>0.990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862" calcext:value-type="float">
            <text:p>0.989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5" calcext:value-type="float">
            <text:p>0.9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138" calcext:value-type="float">
            <text:p>0.989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776" calcext:value-type="float">
            <text:p>0.988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414" calcext:value-type="float">
            <text:p>0.988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052" calcext:value-type="float">
            <text:p>0.988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769" calcext:value-type="float">
            <text:p>0.98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7328" calcext:value-type="float">
            <text:p>0.987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966" calcext:value-type="float">
            <text:p>0.986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604" calcext:value-type="float">
            <text:p>0.986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242" calcext:value-type="float">
            <text:p>0.986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88" calcext:value-type="float">
            <text:p>0.98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518" calcext:value-type="float">
            <text:p>0.985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156" calcext:value-type="float">
            <text:p>0.985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4794" calcext:value-type="float">
            <text:p>0.984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4432" calcext:value-type="float">
            <text:p>0.984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407" calcext:value-type="float">
            <text:p>0.98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3707" calcext:value-type="float">
            <text:p>0.983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3345" calcext:value-type="float">
            <text:p>0.983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983" calcext:value-type="float">
            <text:p>0.98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621" calcext:value-type="float">
            <text:p>0.982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259" calcext:value-type="float">
            <text:p>0.98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897" calcext:value-type="float">
            <text:p>0.981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535" calcext:value-type="float">
            <text:p>0.981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173" calcext:value-type="float">
            <text:p>0.98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0811" calcext:value-type="float">
            <text:p>0.980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0811" calcext:value-type="float">
            <text:p>0.98081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80449" calcext:value-type="float">
            <text:p>0.98044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80087" calcext:value-type="float">
            <text:p>0.98008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9725" calcext:value-type="float">
            <text:p>0.97972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9363" calcext:value-type="float">
            <text:p>0.979363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9001" calcext:value-type="float">
            <text:p>0.97900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8639" calcext:value-type="float">
            <text:p>0.97863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8277" calcext:value-type="float">
            <text:p>0.97827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7915" calcext:value-type="float">
            <text:p>0.97791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7552" calcext:value-type="float">
            <text:p>0.977552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719" calcext:value-type="float">
            <text:p>0.9771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6828" calcext:value-type="float">
            <text:p>0.97682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6466" calcext:value-type="float">
            <text:p>0.97646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6104" calcext:value-type="float">
            <text:p>0.976104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5742" calcext:value-type="float">
            <text:p>0.975742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538" calcext:value-type="float">
            <text:p>0.9753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5018" calcext:value-type="float">
            <text:p>0.97501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4656" calcext:value-type="float">
            <text:p>0.97465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4294" calcext:value-type="float">
            <text:p>0.974294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3932" calcext:value-type="float">
            <text:p>0.973932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357" calcext:value-type="float">
            <text:p>0.9735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3208" calcext:value-type="float">
            <text:p>0.97320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2846" calcext:value-type="float">
            <text:p>0.97284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2484" calcext:value-type="float">
            <text:p>0.972484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2122" calcext:value-type="float">
            <text:p>0.972122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176" calcext:value-type="float">
            <text:p>0.9717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1398" calcext:value-type="float">
            <text:p>0.97139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1035" calcext:value-type="float">
            <text:p>0.97103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0673" calcext:value-type="float">
            <text:p>0.970673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70311" calcext:value-type="float">
            <text:p>0.97031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9949" calcext:value-type="float">
            <text:p>0.96994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9587" calcext:value-type="float">
            <text:p>0.96958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9225" calcext:value-type="float">
            <text:p>0.96922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8863" calcext:value-type="float">
            <text:p>0.968863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8501" calcext:value-type="float">
            <text:p>0.96850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8139" calcext:value-type="float">
            <text:p>0.96813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7777" calcext:value-type="float">
            <text:p>0.96777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7415" calcext:value-type="float">
            <text:p>0.96741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7053" calcext:value-type="float">
            <text:p>0.967053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6691" calcext:value-type="float">
            <text:p>0.96669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6329" calcext:value-type="float">
            <text:p>0.96632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5967" calcext:value-type="float">
            <text:p>0.96596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5605" calcext:value-type="float">
            <text:p>0.96560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5243" calcext:value-type="float">
            <text:p>0.965243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4881" calcext:value-type="float">
            <text:p>0.96488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4518" calcext:value-type="float">
            <text:p>0.96451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4156" calcext:value-type="float">
            <text:p>0.96415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3794" calcext:value-type="float">
            <text:p>0.963794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3432" calcext:value-type="float">
            <text:p>0.963432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307" calcext:value-type="float">
            <text:p>0.9630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2708" calcext:value-type="float">
            <text:p>0.96270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2346" calcext:value-type="float">
            <text:p>0.96234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1984" calcext:value-type="float">
            <text:p>0.961984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1622" calcext:value-type="float">
            <text:p>0.961622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126" calcext:value-type="float">
            <text:p>0.9612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0898" calcext:value-type="float">
            <text:p>0.96089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0536" calcext:value-type="float">
            <text:p>0.96053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60174" calcext:value-type="float">
            <text:p>0.960174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9812" calcext:value-type="float">
            <text:p>0.959812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945" calcext:value-type="float">
            <text:p>0.9594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9088" calcext:value-type="float">
            <text:p>0.959088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8726" calcext:value-type="float">
            <text:p>0.958726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8364" calcext:value-type="float">
            <text:p>0.958364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8001" calcext:value-type="float">
            <text:p>0.95800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7639" calcext:value-type="float">
            <text:p>0.95763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7277" calcext:value-type="float">
            <text:p>0.95727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6915" calcext:value-type="float">
            <text:p>0.956915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6553" calcext:value-type="float">
            <text:p>0.956553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6191" calcext:value-type="float">
            <text:p>0.956191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5829" calcext:value-type="float">
            <text:p>0.955829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5467" calcext:value-type="float">
            <text:p>0.955467</text:p>
          </table:table-cell>
          <table:table-cell office:value-type="float" office:value="0.99639" calcext:value-type="float">
            <text:p>0.99639</text:p>
          </table:table-cell>
        </table:table-row>
        <table:table-row table:style-name="ro1">
          <table:table-cell office:value-type="float" office:value="0.955467" calcext:value-type="float">
            <text:p>0.955467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5105" calcext:value-type="float">
            <text:p>0.955105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4743" calcext:value-type="float">
            <text:p>0.954743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4381" calcext:value-type="float">
            <text:p>0.954381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4019" calcext:value-type="float">
            <text:p>0.954019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3657" calcext:value-type="float">
            <text:p>0.953657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3295" calcext:value-type="float">
            <text:p>0.953295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2933" calcext:value-type="float">
            <text:p>0.952933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2571" calcext:value-type="float">
            <text:p>0.952571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2209" calcext:value-type="float">
            <text:p>0.952209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1846" calcext:value-type="float">
            <text:p>0.951846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1484" calcext:value-type="float">
            <text:p>0.951484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1122" calcext:value-type="float">
            <text:p>0.951122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076" calcext:value-type="float">
            <text:p>0.95076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0398" calcext:value-type="float">
            <text:p>0.950398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50036" calcext:value-type="float">
            <text:p>0.950036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49674" calcext:value-type="float">
            <text:p>0.949674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49312" calcext:value-type="float">
            <text:p>0.949312</text:p>
          </table:table-cell>
          <table:table-cell office:value-type="float" office:value="0.99278" calcext:value-type="float">
            <text:p>0.99278</text:p>
          </table:table-cell>
        </table:table-row>
        <table:table-row table:style-name="ro1">
          <table:table-cell office:value-type="float" office:value="0.949312" calcext:value-type="float">
            <text:p>0.94931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895" calcext:value-type="float">
            <text:p>0.9489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8588" calcext:value-type="float">
            <text:p>0.948588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8226" calcext:value-type="float">
            <text:p>0.948226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7864" calcext:value-type="float">
            <text:p>0.947864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7502" calcext:value-type="float">
            <text:p>0.94750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714" calcext:value-type="float">
            <text:p>0.94714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6778" calcext:value-type="float">
            <text:p>0.946778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6416" calcext:value-type="float">
            <text:p>0.946416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6054" calcext:value-type="float">
            <text:p>0.946054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5692" calcext:value-type="float">
            <text:p>0.94569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5329" calcext:value-type="float">
            <text:p>0.945329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4967" calcext:value-type="float">
            <text:p>0.944967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4605" calcext:value-type="float">
            <text:p>0.94460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4243" calcext:value-type="float">
            <text:p>0.944243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3881" calcext:value-type="float">
            <text:p>0.943881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3519" calcext:value-type="float">
            <text:p>0.943519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3157" calcext:value-type="float">
            <text:p>0.943157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2795" calcext:value-type="float">
            <text:p>0.94279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2433" calcext:value-type="float">
            <text:p>0.942433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2071" calcext:value-type="float">
            <text:p>0.942071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1709" calcext:value-type="float">
            <text:p>0.941709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1347" calcext:value-type="float">
            <text:p>0.941347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0985" calcext:value-type="float">
            <text:p>0.94098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0623" calcext:value-type="float">
            <text:p>0.940623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40261" calcext:value-type="float">
            <text:p>0.940261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9899" calcext:value-type="float">
            <text:p>0.939899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9537" calcext:value-type="float">
            <text:p>0.939537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9175" calcext:value-type="float">
            <text:p>0.93917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8812" calcext:value-type="float">
            <text:p>0.93881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845" calcext:value-type="float">
            <text:p>0.9384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8088" calcext:value-type="float">
            <text:p>0.938088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7726" calcext:value-type="float">
            <text:p>0.937726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7364" calcext:value-type="float">
            <text:p>0.937364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7002" calcext:value-type="float">
            <text:p>0.93700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664" calcext:value-type="float">
            <text:p>0.93664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6278" calcext:value-type="float">
            <text:p>0.936278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5916" calcext:value-type="float">
            <text:p>0.935916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5554" calcext:value-type="float">
            <text:p>0.935554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5192" calcext:value-type="float">
            <text:p>0.93519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483" calcext:value-type="float">
            <text:p>0.93483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4468" calcext:value-type="float">
            <text:p>0.934468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4106" calcext:value-type="float">
            <text:p>0.934106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3744" calcext:value-type="float">
            <text:p>0.933744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3382" calcext:value-type="float">
            <text:p>0.93338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302" calcext:value-type="float">
            <text:p>0.93302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2657" calcext:value-type="float">
            <text:p>0.932657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2295" calcext:value-type="float">
            <text:p>0.93229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1933" calcext:value-type="float">
            <text:p>0.931933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1571" calcext:value-type="float">
            <text:p>0.931571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1209" calcext:value-type="float">
            <text:p>0.931209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0847" calcext:value-type="float">
            <text:p>0.930847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0485" calcext:value-type="float">
            <text:p>0.930485</text:p>
          </table:table-cell>
          <table:table-cell office:value-type="float" office:value="0.98917" calcext:value-type="float">
            <text:p>0.98917</text:p>
          </table:table-cell>
        </table:table-row>
        <table:table-row table:style-name="ro1">
          <table:table-cell office:value-type="float" office:value="0.930485" calcext:value-type="float">
            <text:p>0.930485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30123" calcext:value-type="float">
            <text:p>0.93012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9761" calcext:value-type="float">
            <text:p>0.92976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9399" calcext:value-type="float">
            <text:p>0.929399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9037" calcext:value-type="float">
            <text:p>0.929037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8675" calcext:value-type="float">
            <text:p>0.928675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8313" calcext:value-type="float">
            <text:p>0.92831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7951" calcext:value-type="float">
            <text:p>0.92795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7589" calcext:value-type="float">
            <text:p>0.927589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7227" calcext:value-type="float">
            <text:p>0.927227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6865" calcext:value-type="float">
            <text:p>0.926865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6503" calcext:value-type="float">
            <text:p>0.92650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614" calcext:value-type="float">
            <text:p>0.92614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5778" calcext:value-type="float">
            <text:p>0.925778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5416" calcext:value-type="float">
            <text:p>0.925416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5054" calcext:value-type="float">
            <text:p>0.925054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4692" calcext:value-type="float">
            <text:p>0.924692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433" calcext:value-type="float">
            <text:p>0.9243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3968" calcext:value-type="float">
            <text:p>0.923968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3606" calcext:value-type="float">
            <text:p>0.923606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3244" calcext:value-type="float">
            <text:p>0.923244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2882" calcext:value-type="float">
            <text:p>0.922882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252" calcext:value-type="float">
            <text:p>0.92252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2158" calcext:value-type="float">
            <text:p>0.922158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1796" calcext:value-type="float">
            <text:p>0.921796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1434" calcext:value-type="float">
            <text:p>0.921434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1072" calcext:value-type="float">
            <text:p>0.921072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071" calcext:value-type="float">
            <text:p>0.9207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20348" calcext:value-type="float">
            <text:p>0.920348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9986" calcext:value-type="float">
            <text:p>0.919986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9623" calcext:value-type="float">
            <text:p>0.91962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9261" calcext:value-type="float">
            <text:p>0.91926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8899" calcext:value-type="float">
            <text:p>0.918899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8537" calcext:value-type="float">
            <text:p>0.918537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8175" calcext:value-type="float">
            <text:p>0.918175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7813" calcext:value-type="float">
            <text:p>0.91781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7451" calcext:value-type="float">
            <text:p>0.91745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7089" calcext:value-type="float">
            <text:p>0.917089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6727" calcext:value-type="float">
            <text:p>0.916727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6365" calcext:value-type="float">
            <text:p>0.916365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6003" calcext:value-type="float">
            <text:p>0.91600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5641" calcext:value-type="float">
            <text:p>0.91564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5279" calcext:value-type="float">
            <text:p>0.915279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4917" calcext:value-type="float">
            <text:p>0.914917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4555" calcext:value-type="float">
            <text:p>0.914555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4193" calcext:value-type="float">
            <text:p>0.914193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3831" calcext:value-type="float">
            <text:p>0.91383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3469" calcext:value-type="float">
            <text:p>0.913469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3106" calcext:value-type="float">
            <text:p>0.913106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2744" calcext:value-type="float">
            <text:p>0.912744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2382" calcext:value-type="float">
            <text:p>0.912382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202" calcext:value-type="float">
            <text:p>0.91202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1658" calcext:value-type="float">
            <text:p>0.911658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1296" calcext:value-type="float">
            <text:p>0.911296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0934" calcext:value-type="float">
            <text:p>0.910934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0572" calcext:value-type="float">
            <text:p>0.910572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021" calcext:value-type="float">
            <text:p>0.91021</text:p>
          </table:table-cell>
          <table:table-cell office:value-type="float" office:value="0.98556" calcext:value-type="float">
            <text:p>0.98556</text:p>
          </table:table-cell>
        </table:table-row>
        <table:table-row table:style-name="ro1">
          <table:table-cell office:value-type="float" office:value="0.91021" calcext:value-type="float">
            <text:p>0.9102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9848" calcext:value-type="float">
            <text:p>0.909848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9486" calcext:value-type="float">
            <text:p>0.909486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9124" calcext:value-type="float">
            <text:p>0.90912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8762" calcext:value-type="float">
            <text:p>0.908762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84" calcext:value-type="float">
            <text:p>0.908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8038" calcext:value-type="float">
            <text:p>0.908038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7676" calcext:value-type="float">
            <text:p>0.907676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7314" calcext:value-type="float">
            <text:p>0.90731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6951" calcext:value-type="float">
            <text:p>0.90695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6589" calcext:value-type="float">
            <text:p>0.90658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6227" calcext:value-type="float">
            <text:p>0.90622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5865" calcext:value-type="float">
            <text:p>0.905865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5503" calcext:value-type="float">
            <text:p>0.905503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5141" calcext:value-type="float">
            <text:p>0.90514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4779" calcext:value-type="float">
            <text:p>0.90477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4417" calcext:value-type="float">
            <text:p>0.90441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4055" calcext:value-type="float">
            <text:p>0.904055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3693" calcext:value-type="float">
            <text:p>0.903693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3331" calcext:value-type="float">
            <text:p>0.90333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2969" calcext:value-type="float">
            <text:p>0.90296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2607" calcext:value-type="float">
            <text:p>0.90260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2245" calcext:value-type="float">
            <text:p>0.902245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1883" calcext:value-type="float">
            <text:p>0.901883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1521" calcext:value-type="float">
            <text:p>0.90152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1159" calcext:value-type="float">
            <text:p>0.90115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0797" calcext:value-type="float">
            <text:p>0.90079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0434" calcext:value-type="float">
            <text:p>0.90043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900072" calcext:value-type="float">
            <text:p>0.900072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971" calcext:value-type="float">
            <text:p>0.8997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9348" calcext:value-type="float">
            <text:p>0.899348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8986" calcext:value-type="float">
            <text:p>0.898986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8624" calcext:value-type="float">
            <text:p>0.89862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8262" calcext:value-type="float">
            <text:p>0.898262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79" calcext:value-type="float">
            <text:p>0.897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7538" calcext:value-type="float">
            <text:p>0.897538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7176" calcext:value-type="float">
            <text:p>0.897176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6814" calcext:value-type="float">
            <text:p>0.89681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6452" calcext:value-type="float">
            <text:p>0.896452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609" calcext:value-type="float">
            <text:p>0.8960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5728" calcext:value-type="float">
            <text:p>0.895728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5366" calcext:value-type="float">
            <text:p>0.895366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5004" calcext:value-type="float">
            <text:p>0.89500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4642" calcext:value-type="float">
            <text:p>0.894642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428" calcext:value-type="float">
            <text:p>0.89428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3917" calcext:value-type="float">
            <text:p>0.89391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3555" calcext:value-type="float">
            <text:p>0.893555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3193" calcext:value-type="float">
            <text:p>0.893193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2831" calcext:value-type="float">
            <text:p>0.89283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2469" calcext:value-type="float">
            <text:p>0.89246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2107" calcext:value-type="float">
            <text:p>0.89210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1745" calcext:value-type="float">
            <text:p>0.891745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1383" calcext:value-type="float">
            <text:p>0.891383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1021" calcext:value-type="float">
            <text:p>0.89102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0659" calcext:value-type="float">
            <text:p>0.89065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90297" calcext:value-type="float">
            <text:p>0.89029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9935" calcext:value-type="float">
            <text:p>0.889935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9573" calcext:value-type="float">
            <text:p>0.889573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9211" calcext:value-type="float">
            <text:p>0.889211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8849" calcext:value-type="float">
            <text:p>0.888849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8487" calcext:value-type="float">
            <text:p>0.888487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8125" calcext:value-type="float">
            <text:p>0.888125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7762" calcext:value-type="float">
            <text:p>0.887762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74" calcext:value-type="float">
            <text:p>0.8874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7038" calcext:value-type="float">
            <text:p>0.887038</text:p>
          </table:table-cell>
          <table:table-cell office:value-type="float" office:value="0.981949" calcext:value-type="float">
            <text:p>0.981949</text:p>
          </table:table-cell>
        </table:table-row>
        <table:table-row table:style-name="ro1">
          <table:table-cell office:value-type="float" office:value="0.887038" calcext:value-type="float">
            <text:p>0.887038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6676" calcext:value-type="float">
            <text:p>0.886676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6314" calcext:value-type="float">
            <text:p>0.886314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5952" calcext:value-type="float">
            <text:p>0.885952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559" calcext:value-type="float">
            <text:p>0.88559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5228" calcext:value-type="float">
            <text:p>0.885228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4866" calcext:value-type="float">
            <text:p>0.884866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4504" calcext:value-type="float">
            <text:p>0.884504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4142" calcext:value-type="float">
            <text:p>0.884142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378" calcext:value-type="float">
            <text:p>0.88378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3418" calcext:value-type="float">
            <text:p>0.883418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3056" calcext:value-type="float">
            <text:p>0.883056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2694" calcext:value-type="float">
            <text:p>0.882694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2332" calcext:value-type="float">
            <text:p>0.882332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197" calcext:value-type="float">
            <text:p>0.88197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1608" calcext:value-type="float">
            <text:p>0.881608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1245" calcext:value-type="float">
            <text:p>0.881245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0883" calcext:value-type="float">
            <text:p>0.880883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0521" calcext:value-type="float">
            <text:p>0.880521</text:p>
          </table:table-cell>
          <table:table-cell office:value-type="float" office:value="0.978339" calcext:value-type="float">
            <text:p>0.978339</text:p>
          </table:table-cell>
        </table:table-row>
        <table:table-row table:style-name="ro1">
          <table:table-cell office:value-type="float" office:value="0.880521" calcext:value-type="float">
            <text:p>0.880521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80159" calcext:value-type="float">
            <text:p>0.880159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9797" calcext:value-type="float">
            <text:p>0.879797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9435" calcext:value-type="float">
            <text:p>0.879435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9073" calcext:value-type="float">
            <text:p>0.879073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8711" calcext:value-type="float">
            <text:p>0.878711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8349" calcext:value-type="float">
            <text:p>0.878349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7987" calcext:value-type="float">
            <text:p>0.877987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7625" calcext:value-type="float">
            <text:p>0.877625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7263" calcext:value-type="float">
            <text:p>0.877263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6901" calcext:value-type="float">
            <text:p>0.876901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6539" calcext:value-type="float">
            <text:p>0.876539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6177" calcext:value-type="float">
            <text:p>0.876177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5815" calcext:value-type="float">
            <text:p>0.875815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5453" calcext:value-type="float">
            <text:p>0.875453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5091" calcext:value-type="float">
            <text:p>0.875091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4728" calcext:value-type="float">
            <text:p>0.874728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4366" calcext:value-type="float">
            <text:p>0.874366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4004" calcext:value-type="float">
            <text:p>0.874004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3642" calcext:value-type="float">
            <text:p>0.873642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328" calcext:value-type="float">
            <text:p>0.87328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2918" calcext:value-type="float">
            <text:p>0.872918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2556" calcext:value-type="float">
            <text:p>0.872556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2194" calcext:value-type="float">
            <text:p>0.872194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1832" calcext:value-type="float">
            <text:p>0.871832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147" calcext:value-type="float">
            <text:p>0.87147</text:p>
          </table:table-cell>
          <table:table-cell office:value-type="float" office:value="0.974729" calcext:value-type="float">
            <text:p>0.974729</text:p>
          </table:table-cell>
        </table:table-row>
        <table:table-row table:style-name="ro1">
          <table:table-cell office:value-type="float" office:value="0.87147" calcext:value-type="float">
            <text:p>0.87147</text:p>
          </table:table-cell>
          <table:table-cell office:value-type="float" office:value="0.971119" calcext:value-type="float">
            <text:p>0.971119</text:p>
          </table:table-cell>
        </table:table-row>
        <table:table-row table:style-name="ro1">
          <table:table-cell office:value-type="float" office:value="0.871108" calcext:value-type="float">
            <text:p>0.871108</text:p>
          </table:table-cell>
          <table:table-cell office:value-type="float" office:value="0.971119" calcext:value-type="float">
            <text:p>0.971119</text:p>
          </table:table-cell>
        </table:table-row>
        <table:table-row table:style-name="ro1">
          <table:table-cell office:value-type="float" office:value="0.870746" calcext:value-type="float">
            <text:p>0.870746</text:p>
          </table:table-cell>
          <table:table-cell office:value-type="float" office:value="0.971119" calcext:value-type="float">
            <text:p>0.971119</text:p>
          </table:table-cell>
        </table:table-row>
        <table:table-row table:style-name="ro1">
          <table:table-cell office:value-type="float" office:value="0.870384" calcext:value-type="float">
            <text:p>0.870384</text:p>
          </table:table-cell>
          <table:table-cell office:value-type="float" office:value="0.971119" calcext:value-type="float">
            <text:p>0.971119</text:p>
          </table:table-cell>
        </table:table-row>
        <table:table-row table:style-name="ro1">
          <table:table-cell office:value-type="float" office:value="0.870384" calcext:value-type="float">
            <text:p>0.870384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70022" calcext:value-type="float">
            <text:p>0.870022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966" calcext:value-type="float">
            <text:p>0.86966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9298" calcext:value-type="float">
            <text:p>0.869298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8936" calcext:value-type="float">
            <text:p>0.868936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8573" calcext:value-type="float">
            <text:p>0.868573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8211" calcext:value-type="float">
            <text:p>0.868211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7849" calcext:value-type="float">
            <text:p>0.867849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7487" calcext:value-type="float">
            <text:p>0.867487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7125" calcext:value-type="float">
            <text:p>0.867125</text:p>
          </table:table-cell>
          <table:table-cell office:value-type="float" office:value="0.967509" calcext:value-type="float">
            <text:p>0.967509</text:p>
          </table:table-cell>
        </table:table-row>
        <table:table-row table:style-name="ro1">
          <table:table-cell office:value-type="float" office:value="0.867125" calcext:value-type="float">
            <text:p>0.867125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6763" calcext:value-type="float">
            <text:p>0.866763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6401" calcext:value-type="float">
            <text:p>0.866401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6039" calcext:value-type="float">
            <text:p>0.866039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5677" calcext:value-type="float">
            <text:p>0.865677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5315" calcext:value-type="float">
            <text:p>0.865315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4953" calcext:value-type="float">
            <text:p>0.864953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4591" calcext:value-type="float">
            <text:p>0.864591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4229" calcext:value-type="float">
            <text:p>0.864229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3867" calcext:value-type="float">
            <text:p>0.863867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3505" calcext:value-type="float">
            <text:p>0.863505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3143" calcext:value-type="float">
            <text:p>0.863143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2781" calcext:value-type="float">
            <text:p>0.862781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2419" calcext:value-type="float">
            <text:p>0.862419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2056" calcext:value-type="float">
            <text:p>0.862056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1694" calcext:value-type="float">
            <text:p>0.861694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1332" calcext:value-type="float">
            <text:p>0.861332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097" calcext:value-type="float">
            <text:p>0.86097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0608" calcext:value-type="float">
            <text:p>0.860608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60246" calcext:value-type="float">
            <text:p>0.860246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9884" calcext:value-type="float">
            <text:p>0.859884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9522" calcext:value-type="float">
            <text:p>0.859522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916" calcext:value-type="float">
            <text:p>0.85916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8798" calcext:value-type="float">
            <text:p>0.858798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8436" calcext:value-type="float">
            <text:p>0.858436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8074" calcext:value-type="float">
            <text:p>0.858074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7712" calcext:value-type="float">
            <text:p>0.857712</text:p>
          </table:table-cell>
          <table:table-cell office:value-type="float" office:value="0.963899" calcext:value-type="float">
            <text:p>0.963899</text:p>
          </table:table-cell>
        </table:table-row>
        <table:table-row table:style-name="ro1">
          <table:table-cell office:value-type="float" office:value="0.857712" calcext:value-type="float">
            <text:p>0.85771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735" calcext:value-type="float">
            <text:p>0.8573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6988" calcext:value-type="float">
            <text:p>0.85698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6626" calcext:value-type="float">
            <text:p>0.85662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6264" calcext:value-type="float">
            <text:p>0.85626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5902" calcext:value-type="float">
            <text:p>0.85590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5539" calcext:value-type="float">
            <text:p>0.85553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5177" calcext:value-type="float">
            <text:p>0.85517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4815" calcext:value-type="float">
            <text:p>0.85481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4453" calcext:value-type="float">
            <text:p>0.85445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4091" calcext:value-type="float">
            <text:p>0.85409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3729" calcext:value-type="float">
            <text:p>0.85372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3367" calcext:value-type="float">
            <text:p>0.85336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3005" calcext:value-type="float">
            <text:p>0.85300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2643" calcext:value-type="float">
            <text:p>0.85264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2281" calcext:value-type="float">
            <text:p>0.85228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1919" calcext:value-type="float">
            <text:p>0.85191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1557" calcext:value-type="float">
            <text:p>0.85155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1195" calcext:value-type="float">
            <text:p>0.85119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0833" calcext:value-type="float">
            <text:p>0.85083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0471" calcext:value-type="float">
            <text:p>0.85047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50109" calcext:value-type="float">
            <text:p>0.85010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9747" calcext:value-type="float">
            <text:p>0.84974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9385" calcext:value-type="float">
            <text:p>0.84938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9022" calcext:value-type="float">
            <text:p>0.84902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866" calcext:value-type="float">
            <text:p>0.8486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8298" calcext:value-type="float">
            <text:p>0.84829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7936" calcext:value-type="float">
            <text:p>0.84793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7574" calcext:value-type="float">
            <text:p>0.84757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7212" calcext:value-type="float">
            <text:p>0.84721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685" calcext:value-type="float">
            <text:p>0.8468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6488" calcext:value-type="float">
            <text:p>0.84648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6126" calcext:value-type="float">
            <text:p>0.84612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5764" calcext:value-type="float">
            <text:p>0.84576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5402" calcext:value-type="float">
            <text:p>0.84540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504" calcext:value-type="float">
            <text:p>0.8450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4678" calcext:value-type="float">
            <text:p>0.84467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4316" calcext:value-type="float">
            <text:p>0.84431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3954" calcext:value-type="float">
            <text:p>0.84395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3592" calcext:value-type="float">
            <text:p>0.84359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323" calcext:value-type="float">
            <text:p>0.8432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2867" calcext:value-type="float">
            <text:p>0.84286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2505" calcext:value-type="float">
            <text:p>0.84250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2143" calcext:value-type="float">
            <text:p>0.84214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1781" calcext:value-type="float">
            <text:p>0.84178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1419" calcext:value-type="float">
            <text:p>0.84141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1057" calcext:value-type="float">
            <text:p>0.84105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0695" calcext:value-type="float">
            <text:p>0.84069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40333" calcext:value-type="float">
            <text:p>0.84033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9971" calcext:value-type="float">
            <text:p>0.83997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9609" calcext:value-type="float">
            <text:p>0.83960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9247" calcext:value-type="float">
            <text:p>0.83924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8885" calcext:value-type="float">
            <text:p>0.83888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8523" calcext:value-type="float">
            <text:p>0.83852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8161" calcext:value-type="float">
            <text:p>0.83816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7799" calcext:value-type="float">
            <text:p>0.83779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7437" calcext:value-type="float">
            <text:p>0.83743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7075" calcext:value-type="float">
            <text:p>0.83707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6713" calcext:value-type="float">
            <text:p>0.83671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635" calcext:value-type="float">
            <text:p>0.8363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5988" calcext:value-type="float">
            <text:p>0.83598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5626" calcext:value-type="float">
            <text:p>0.83562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5264" calcext:value-type="float">
            <text:p>0.83526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4902" calcext:value-type="float">
            <text:p>0.83490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454" calcext:value-type="float">
            <text:p>0.8345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4178" calcext:value-type="float">
            <text:p>0.83417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3816" calcext:value-type="float">
            <text:p>0.83381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3454" calcext:value-type="float">
            <text:p>0.83345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3092" calcext:value-type="float">
            <text:p>0.83309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273" calcext:value-type="float">
            <text:p>0.8327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2368" calcext:value-type="float">
            <text:p>0.83236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2006" calcext:value-type="float">
            <text:p>0.83200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1644" calcext:value-type="float">
            <text:p>0.831644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1282" calcext:value-type="float">
            <text:p>0.83128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092" calcext:value-type="float">
            <text:p>0.83092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0558" calcext:value-type="float">
            <text:p>0.830558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30196" calcext:value-type="float">
            <text:p>0.83019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9833" calcext:value-type="float">
            <text:p>0.82983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9471" calcext:value-type="float">
            <text:p>0.82947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9109" calcext:value-type="float">
            <text:p>0.829109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8747" calcext:value-type="float">
            <text:p>0.828747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8385" calcext:value-type="float">
            <text:p>0.828385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8023" calcext:value-type="float">
            <text:p>0.828023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7661" calcext:value-type="float">
            <text:p>0.827661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0.827661" calcext:value-type="float">
            <text:p>0.827661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7299" calcext:value-type="float">
            <text:p>0.827299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6937" calcext:value-type="float">
            <text:p>0.826937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6575" calcext:value-type="float">
            <text:p>0.826575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6213" calcext:value-type="float">
            <text:p>0.826213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5851" calcext:value-type="float">
            <text:p>0.825851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5489" calcext:value-type="float">
            <text:p>0.825489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5127" calcext:value-type="float">
            <text:p>0.825127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4765" calcext:value-type="float">
            <text:p>0.824765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4403" calcext:value-type="float">
            <text:p>0.824403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4041" calcext:value-type="float">
            <text:p>0.824041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3678" calcext:value-type="float">
            <text:p>0.823678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3316" calcext:value-type="float">
            <text:p>0.823316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2954" calcext:value-type="float">
            <text:p>0.822954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2592" calcext:value-type="float">
            <text:p>0.822592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223" calcext:value-type="float">
            <text:p>0.82223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1868" calcext:value-type="float">
            <text:p>0.821868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1506" calcext:value-type="float">
            <text:p>0.821506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1144" calcext:value-type="float">
            <text:p>0.821144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0782" calcext:value-type="float">
            <text:p>0.820782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042" calcext:value-type="float">
            <text:p>0.82042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20058" calcext:value-type="float">
            <text:p>0.820058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9696" calcext:value-type="float">
            <text:p>0.819696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9334" calcext:value-type="float">
            <text:p>0.819334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8972" calcext:value-type="float">
            <text:p>0.818972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861" calcext:value-type="float">
            <text:p>0.81861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8248" calcext:value-type="float">
            <text:p>0.818248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7886" calcext:value-type="float">
            <text:p>0.817886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7524" calcext:value-type="float">
            <text:p>0.817524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7161" calcext:value-type="float">
            <text:p>0.817161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6799" calcext:value-type="float">
            <text:p>0.816799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6437" calcext:value-type="float">
            <text:p>0.816437</text:p>
          </table:table-cell>
          <table:table-cell office:value-type="float" office:value="0.956679" calcext:value-type="float">
            <text:p>0.956679</text:p>
          </table:table-cell>
        </table:table-row>
        <table:table-row table:style-name="ro1">
          <table:table-cell office:value-type="float" office:value="0.816437" calcext:value-type="float">
            <text:p>0.816437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6075" calcext:value-type="float">
            <text:p>0.816075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5713" calcext:value-type="float">
            <text:p>0.815713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5351" calcext:value-type="float">
            <text:p>0.815351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4989" calcext:value-type="float">
            <text:p>0.814989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4627" calcext:value-type="float">
            <text:p>0.814627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4265" calcext:value-type="float">
            <text:p>0.814265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3903" calcext:value-type="float">
            <text:p>0.813903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3541" calcext:value-type="float">
            <text:p>0.813541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3179" calcext:value-type="float">
            <text:p>0.813179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2817" calcext:value-type="float">
            <text:p>0.812817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2455" calcext:value-type="float">
            <text:p>0.812455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2093" calcext:value-type="float">
            <text:p>0.812093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1731" calcext:value-type="float">
            <text:p>0.811731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1369" calcext:value-type="float">
            <text:p>0.811369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1007" calcext:value-type="float">
            <text:p>0.811007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0644" calcext:value-type="float">
            <text:p>0.810644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10282" calcext:value-type="float">
            <text:p>0.810282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992" calcext:value-type="float">
            <text:p>0.80992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9558" calcext:value-type="float">
            <text:p>0.809558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9196" calcext:value-type="float">
            <text:p>0.809196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8834" calcext:value-type="float">
            <text:p>0.808834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8472" calcext:value-type="float">
            <text:p>0.808472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811" calcext:value-type="float">
            <text:p>0.80811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7748" calcext:value-type="float">
            <text:p>0.807748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7386" calcext:value-type="float">
            <text:p>0.807386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7024" calcext:value-type="float">
            <text:p>0.807024</text:p>
          </table:table-cell>
          <table:table-cell office:value-type="float" office:value="0.953069" calcext:value-type="float">
            <text:p>0.953069</text:p>
          </table:table-cell>
        </table:table-row>
        <table:table-row table:style-name="ro1">
          <table:table-cell office:value-type="float" office:value="0.807024" calcext:value-type="float">
            <text:p>0.807024</text:p>
          </table:table-cell>
          <table:table-cell office:value-type="float" office:value="0.949458" calcext:value-type="float">
            <text:p>0.949458</text:p>
          </table:table-cell>
        </table:table-row>
        <table:table-row table:style-name="ro1">
          <table:table-cell office:value-type="float" office:value="0.806662" calcext:value-type="float">
            <text:p>0.806662</text:p>
          </table:table-cell>
          <table:table-cell office:value-type="float" office:value="0.949458" calcext:value-type="float">
            <text:p>0.949458</text:p>
          </table:table-cell>
        </table:table-row>
        <table:table-row table:style-name="ro1">
          <table:table-cell office:value-type="float" office:value="0.806662" calcext:value-type="float">
            <text:p>0.806662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63" calcext:value-type="float">
            <text:p>0.8063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5938" calcext:value-type="float">
            <text:p>0.805938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5576" calcext:value-type="float">
            <text:p>0.805576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5214" calcext:value-type="float">
            <text:p>0.805214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4852" calcext:value-type="float">
            <text:p>0.804852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449" calcext:value-type="float">
            <text:p>0.80449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4127" calcext:value-type="float">
            <text:p>0.804127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3765" calcext:value-type="float">
            <text:p>0.803765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3403" calcext:value-type="float">
            <text:p>0.803403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3041" calcext:value-type="float">
            <text:p>0.803041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2679" calcext:value-type="float">
            <text:p>0.802679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2317" calcext:value-type="float">
            <text:p>0.802317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1955" calcext:value-type="float">
            <text:p>0.801955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1593" calcext:value-type="float">
            <text:p>0.801593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1231" calcext:value-type="float">
            <text:p>0.801231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0869" calcext:value-type="float">
            <text:p>0.800869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0507" calcext:value-type="float">
            <text:p>0.800507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800145" calcext:value-type="float">
            <text:p>0.800145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9783" calcext:value-type="float">
            <text:p>0.799783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9421" calcext:value-type="float">
            <text:p>0.799421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9059" calcext:value-type="float">
            <text:p>0.799059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8697" calcext:value-type="float">
            <text:p>0.798697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8335" calcext:value-type="float">
            <text:p>0.798335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7972" calcext:value-type="float">
            <text:p>0.797972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761" calcext:value-type="float">
            <text:p>0.79761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7248" calcext:value-type="float">
            <text:p>0.797248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6886" calcext:value-type="float">
            <text:p>0.796886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6524" calcext:value-type="float">
            <text:p>0.796524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6162" calcext:value-type="float">
            <text:p>0.796162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58" calcext:value-type="float">
            <text:p>0.7958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5438" calcext:value-type="float">
            <text:p>0.795438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5076" calcext:value-type="float">
            <text:p>0.795076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4714" calcext:value-type="float">
            <text:p>0.794714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4352" calcext:value-type="float">
            <text:p>0.794352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399" calcext:value-type="float">
            <text:p>0.79399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3628" calcext:value-type="float">
            <text:p>0.793628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3266" calcext:value-type="float">
            <text:p>0.793266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2904" calcext:value-type="float">
            <text:p>0.792904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2542" calcext:value-type="float">
            <text:p>0.792542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218" calcext:value-type="float">
            <text:p>0.79218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1818" calcext:value-type="float">
            <text:p>0.791818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1455" calcext:value-type="float">
            <text:p>0.791455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1093" calcext:value-type="float">
            <text:p>0.791093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0731" calcext:value-type="float">
            <text:p>0.790731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0369" calcext:value-type="float">
            <text:p>0.790369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90007" calcext:value-type="float">
            <text:p>0.790007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9645" calcext:value-type="float">
            <text:p>0.789645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9283" calcext:value-type="float">
            <text:p>0.789283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8921" calcext:value-type="float">
            <text:p>0.788921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8559" calcext:value-type="float">
            <text:p>0.788559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8197" calcext:value-type="float">
            <text:p>0.788197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7835" calcext:value-type="float">
            <text:p>0.787835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7473" calcext:value-type="float">
            <text:p>0.787473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7111" calcext:value-type="float">
            <text:p>0.787111</text:p>
          </table:table-cell>
          <table:table-cell office:value-type="float" office:value="0.945848" calcext:value-type="float">
            <text:p>0.945848</text:p>
          </table:table-cell>
        </table:table-row>
        <table:table-row table:style-name="ro1">
          <table:table-cell office:value-type="float" office:value="0.787111" calcext:value-type="float">
            <text:p>0.787111</text:p>
          </table:table-cell>
          <table:table-cell office:value-type="float" office:value="0.942238" calcext:value-type="float">
            <text:p>0.942238</text:p>
          </table:table-cell>
        </table:table-row>
        <table:table-row table:style-name="ro1">
          <table:table-cell office:value-type="float" office:value="0.786749" calcext:value-type="float">
            <text:p>0.786749</text:p>
          </table:table-cell>
          <table:table-cell office:value-type="float" office:value="0.942238" calcext:value-type="float">
            <text:p>0.942238</text:p>
          </table:table-cell>
        </table:table-row>
        <table:table-row table:style-name="ro1">
          <table:table-cell office:value-type="float" office:value="0.786387" calcext:value-type="float">
            <text:p>0.786387</text:p>
          </table:table-cell>
          <table:table-cell office:value-type="float" office:value="0.942238" calcext:value-type="float">
            <text:p>0.942238</text:p>
          </table:table-cell>
        </table:table-row>
        <table:table-row table:style-name="ro1">
          <table:table-cell office:value-type="float" office:value="0.786025" calcext:value-type="float">
            <text:p>0.786025</text:p>
          </table:table-cell>
          <table:table-cell office:value-type="float" office:value="0.942238" calcext:value-type="float">
            <text:p>0.942238</text:p>
          </table:table-cell>
        </table:table-row>
        <table:table-row table:style-name="ro1">
          <table:table-cell office:value-type="float" office:value="0.785663" calcext:value-type="float">
            <text:p>0.785663</text:p>
          </table:table-cell>
          <table:table-cell office:value-type="float" office:value="0.942238" calcext:value-type="float">
            <text:p>0.942238</text:p>
          </table:table-cell>
        </table:table-row>
        <table:table-row table:style-name="ro1">
          <table:table-cell office:value-type="float" office:value="0.785301" calcext:value-type="float">
            <text:p>0.785301</text:p>
          </table:table-cell>
          <table:table-cell office:value-type="float" office:value="0.942238" calcext:value-type="float">
            <text:p>0.942238</text:p>
          </table:table-cell>
        </table:table-row>
        <table:table-row table:style-name="ro1">
          <table:table-cell office:value-type="float" office:value="0.784938" calcext:value-type="float">
            <text:p>0.784938</text:p>
          </table:table-cell>
          <table:table-cell office:value-type="float" office:value="0.942238" calcext:value-type="float">
            <text:p>0.942238</text:p>
          </table:table-cell>
        </table:table-row>
        <table:table-row table:style-name="ro1">
          <table:table-cell office:value-type="float" office:value="0.784938" calcext:value-type="float">
            <text:p>0.78493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4576" calcext:value-type="float">
            <text:p>0.784576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4214" calcext:value-type="float">
            <text:p>0.784214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3852" calcext:value-type="float">
            <text:p>0.783852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349" calcext:value-type="float">
            <text:p>0.78349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3128" calcext:value-type="float">
            <text:p>0.78312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2766" calcext:value-type="float">
            <text:p>0.782766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2404" calcext:value-type="float">
            <text:p>0.782404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2042" calcext:value-type="float">
            <text:p>0.782042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168" calcext:value-type="float">
            <text:p>0.7816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1318" calcext:value-type="float">
            <text:p>0.78131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0956" calcext:value-type="float">
            <text:p>0.780956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0594" calcext:value-type="float">
            <text:p>0.780594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80232" calcext:value-type="float">
            <text:p>0.780232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987" calcext:value-type="float">
            <text:p>0.77987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9508" calcext:value-type="float">
            <text:p>0.77950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9146" calcext:value-type="float">
            <text:p>0.779146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8783" calcext:value-type="float">
            <text:p>0.778783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8421" calcext:value-type="float">
            <text:p>0.778421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8059" calcext:value-type="float">
            <text:p>0.778059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7697" calcext:value-type="float">
            <text:p>0.777697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7335" calcext:value-type="float">
            <text:p>0.777335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6973" calcext:value-type="float">
            <text:p>0.776973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6611" calcext:value-type="float">
            <text:p>0.776611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6249" calcext:value-type="float">
            <text:p>0.776249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5887" calcext:value-type="float">
            <text:p>0.775887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5525" calcext:value-type="float">
            <text:p>0.775525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5163" calcext:value-type="float">
            <text:p>0.775163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4801" calcext:value-type="float">
            <text:p>0.774801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4439" calcext:value-type="float">
            <text:p>0.774439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4077" calcext:value-type="float">
            <text:p>0.774077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3715" calcext:value-type="float">
            <text:p>0.773715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3353" calcext:value-type="float">
            <text:p>0.773353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2991" calcext:value-type="float">
            <text:p>0.772991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2629" calcext:value-type="float">
            <text:p>0.772629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2266" calcext:value-type="float">
            <text:p>0.772266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1904" calcext:value-type="float">
            <text:p>0.771904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1542" calcext:value-type="float">
            <text:p>0.771542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118" calcext:value-type="float">
            <text:p>0.7711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0818" calcext:value-type="float">
            <text:p>0.77081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0456" calcext:value-type="float">
            <text:p>0.770456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70094" calcext:value-type="float">
            <text:p>0.770094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69732" calcext:value-type="float">
            <text:p>0.769732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6937" calcext:value-type="float">
            <text:p>0.76937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69008" calcext:value-type="float">
            <text:p>0.769008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68646" calcext:value-type="float">
            <text:p>0.768646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68284" calcext:value-type="float">
            <text:p>0.768284</text:p>
          </table:table-cell>
          <table:table-cell office:value-type="float" office:value="0.938628" calcext:value-type="float">
            <text:p>0.938628</text:p>
          </table:table-cell>
        </table:table-row>
        <table:table-row table:style-name="ro1">
          <table:table-cell office:value-type="float" office:value="0.768284" calcext:value-type="float">
            <text:p>0.768284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7922" calcext:value-type="float">
            <text:p>0.767922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756" calcext:value-type="float">
            <text:p>0.76756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7198" calcext:value-type="float">
            <text:p>0.767198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6836" calcext:value-type="float">
            <text:p>0.766836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6474" calcext:value-type="float">
            <text:p>0.766474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6112" calcext:value-type="float">
            <text:p>0.766112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5749" calcext:value-type="float">
            <text:p>0.765749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5387" calcext:value-type="float">
            <text:p>0.765387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5025" calcext:value-type="float">
            <text:p>0.765025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4663" calcext:value-type="float">
            <text:p>0.764663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4301" calcext:value-type="float">
            <text:p>0.764301</text:p>
          </table:table-cell>
          <table:table-cell office:value-type="float" office:value="0.935018" calcext:value-type="float">
            <text:p>0.935018</text:p>
          </table:table-cell>
        </table:table-row>
        <table:table-row table:style-name="ro1">
          <table:table-cell office:value-type="float" office:value="0.764301" calcext:value-type="float">
            <text:p>0.764301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3939" calcext:value-type="float">
            <text:p>0.763939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3577" calcext:value-type="float">
            <text:p>0.76357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3215" calcext:value-type="float">
            <text:p>0.76321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2853" calcext:value-type="float">
            <text:p>0.762853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2491" calcext:value-type="float">
            <text:p>0.762491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2129" calcext:value-type="float">
            <text:p>0.762129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1767" calcext:value-type="float">
            <text:p>0.76176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1405" calcext:value-type="float">
            <text:p>0.76140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1043" calcext:value-type="float">
            <text:p>0.761043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0681" calcext:value-type="float">
            <text:p>0.760681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60319" calcext:value-type="float">
            <text:p>0.760319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9957" calcext:value-type="float">
            <text:p>0.75995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9594" calcext:value-type="float">
            <text:p>0.75959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9232" calcext:value-type="float">
            <text:p>0.759232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887" calcext:value-type="float">
            <text:p>0.7588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8508" calcext:value-type="float">
            <text:p>0.758508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8146" calcext:value-type="float">
            <text:p>0.758146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7784" calcext:value-type="float">
            <text:p>0.75778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7422" calcext:value-type="float">
            <text:p>0.757422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706" calcext:value-type="float">
            <text:p>0.75706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6698" calcext:value-type="float">
            <text:p>0.756698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6336" calcext:value-type="float">
            <text:p>0.756336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5974" calcext:value-type="float">
            <text:p>0.75597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5612" calcext:value-type="float">
            <text:p>0.755612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525" calcext:value-type="float">
            <text:p>0.7552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4888" calcext:value-type="float">
            <text:p>0.754888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4526" calcext:value-type="float">
            <text:p>0.754526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4164" calcext:value-type="float">
            <text:p>0.75416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3802" calcext:value-type="float">
            <text:p>0.753802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344" calcext:value-type="float">
            <text:p>0.7534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3077" calcext:value-type="float">
            <text:p>0.75307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2715" calcext:value-type="float">
            <text:p>0.75271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2353" calcext:value-type="float">
            <text:p>0.752353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1991" calcext:value-type="float">
            <text:p>0.751991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1629" calcext:value-type="float">
            <text:p>0.751629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1267" calcext:value-type="float">
            <text:p>0.75126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0905" calcext:value-type="float">
            <text:p>0.75090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0543" calcext:value-type="float">
            <text:p>0.750543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50181" calcext:value-type="float">
            <text:p>0.750181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9819" calcext:value-type="float">
            <text:p>0.749819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9457" calcext:value-type="float">
            <text:p>0.74945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9095" calcext:value-type="float">
            <text:p>0.74909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8733" calcext:value-type="float">
            <text:p>0.748733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8371" calcext:value-type="float">
            <text:p>0.748371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8009" calcext:value-type="float">
            <text:p>0.748009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7647" calcext:value-type="float">
            <text:p>0.747647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7285" calcext:value-type="float">
            <text:p>0.74728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6923" calcext:value-type="float">
            <text:p>0.746923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656" calcext:value-type="float">
            <text:p>0.74656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6198" calcext:value-type="float">
            <text:p>0.746198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5836" calcext:value-type="float">
            <text:p>0.745836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5474" calcext:value-type="float">
            <text:p>0.74547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5112" calcext:value-type="float">
            <text:p>0.745112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475" calcext:value-type="float">
            <text:p>0.74475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4388" calcext:value-type="float">
            <text:p>0.744388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4026" calcext:value-type="float">
            <text:p>0.744026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3664" calcext:value-type="float">
            <text:p>0.74366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3302" calcext:value-type="float">
            <text:p>0.743302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294" calcext:value-type="float">
            <text:p>0.74294</text:p>
          </table:table-cell>
          <table:table-cell office:value-type="float" office:value="0.931408" calcext:value-type="float">
            <text:p>0.931408</text:p>
          </table:table-cell>
        </table:table-row>
        <table:table-row table:style-name="ro1">
          <table:table-cell office:value-type="float" office:value="0.74294" calcext:value-type="float">
            <text:p>0.74294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2578" calcext:value-type="float">
            <text:p>0.742578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2216" calcext:value-type="float">
            <text:p>0.742216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1854" calcext:value-type="float">
            <text:p>0.741854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1492" calcext:value-type="float">
            <text:p>0.741492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113" calcext:value-type="float">
            <text:p>0.74113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0768" calcext:value-type="float">
            <text:p>0.740768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0406" calcext:value-type="float">
            <text:p>0.740406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40043" calcext:value-type="float">
            <text:p>0.740043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9681" calcext:value-type="float">
            <text:p>0.739681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9319" calcext:value-type="float">
            <text:p>0.739319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8957" calcext:value-type="float">
            <text:p>0.738957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8595" calcext:value-type="float">
            <text:p>0.738595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8233" calcext:value-type="float">
            <text:p>0.738233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7871" calcext:value-type="float">
            <text:p>0.737871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7509" calcext:value-type="float">
            <text:p>0.737509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7147" calcext:value-type="float">
            <text:p>0.737147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6785" calcext:value-type="float">
            <text:p>0.736785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6423" calcext:value-type="float">
            <text:p>0.736423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6061" calcext:value-type="float">
            <text:p>0.736061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5699" calcext:value-type="float">
            <text:p>0.735699</text:p>
          </table:table-cell>
          <table:table-cell office:value-type="float" office:value="0.927798" calcext:value-type="float">
            <text:p>0.927798</text:p>
          </table:table-cell>
        </table:table-row>
        <table:table-row table:style-name="ro1">
          <table:table-cell office:value-type="float" office:value="0.735699" calcext:value-type="float">
            <text:p>0.735699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5337" calcext:value-type="float">
            <text:p>0.735337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4975" calcext:value-type="float">
            <text:p>0.734975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4251" calcext:value-type="float">
            <text:p>0.734251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3888" calcext:value-type="float">
            <text:p>0.733888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3526" calcext:value-type="float">
            <text:p>0.733526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3164" calcext:value-type="float">
            <text:p>0.733164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2802" calcext:value-type="float">
            <text:p>0.732802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244" calcext:value-type="float">
            <text:p>0.73244</text:p>
          </table:table-cell>
          <table:table-cell office:value-type="float" office:value="0.924188" calcext:value-type="float">
            <text:p>0.924188</text:p>
          </table:table-cell>
        </table:table-row>
        <table:table-row table:style-name="ro1">
          <table:table-cell office:value-type="float" office:value="0.73244" calcext:value-type="float">
            <text:p>0.73244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32078" calcext:value-type="float">
            <text:p>0.732078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31716" calcext:value-type="float">
            <text:p>0.731716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31354" calcext:value-type="float">
            <text:p>0.731354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30992" calcext:value-type="float">
            <text:p>0.730992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3063" calcext:value-type="float">
            <text:p>0.73063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30268" calcext:value-type="float">
            <text:p>0.730268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9906" calcext:value-type="float">
            <text:p>0.729906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9544" calcext:value-type="float">
            <text:p>0.729544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9182" calcext:value-type="float">
            <text:p>0.729182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882" calcext:value-type="float">
            <text:p>0.72882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8458" calcext:value-type="float">
            <text:p>0.728458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8096" calcext:value-type="float">
            <text:p>0.728096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7734" calcext:value-type="float">
            <text:p>0.727734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7371" calcext:value-type="float">
            <text:p>0.727371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7009" calcext:value-type="float">
            <text:p>0.727009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6647" calcext:value-type="float">
            <text:p>0.726647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6285" calcext:value-type="float">
            <text:p>0.726285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5923" calcext:value-type="float">
            <text:p>0.725923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5561" calcext:value-type="float">
            <text:p>0.725561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5199" calcext:value-type="float">
            <text:p>0.725199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4837" calcext:value-type="float">
            <text:p>0.724837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4475" calcext:value-type="float">
            <text:p>0.724475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4113" calcext:value-type="float">
            <text:p>0.724113</text:p>
          </table:table-cell>
          <table:table-cell office:value-type="float" office:value="0.920578" calcext:value-type="float">
            <text:p>0.920578</text:p>
          </table:table-cell>
        </table:table-row>
        <table:table-row table:style-name="ro1">
          <table:table-cell office:value-type="float" office:value="0.724113" calcext:value-type="float">
            <text:p>0.724113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3751" calcext:value-type="float">
            <text:p>0.723751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3389" calcext:value-type="float">
            <text:p>0.723389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3027" calcext:value-type="float">
            <text:p>0.723027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2665" calcext:value-type="float">
            <text:p>0.722665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2303" calcext:value-type="float">
            <text:p>0.722303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1941" calcext:value-type="float">
            <text:p>0.721941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1579" calcext:value-type="float">
            <text:p>0.721579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1217" calcext:value-type="float">
            <text:p>0.721217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0854" calcext:value-type="float">
            <text:p>0.720854</text:p>
          </table:table-cell>
          <table:table-cell office:value-type="float" office:value="0.916968" calcext:value-type="float">
            <text:p>0.916968</text:p>
          </table:table-cell>
        </table:table-row>
        <table:table-row table:style-name="ro1">
          <table:table-cell office:value-type="float" office:value="0.720854" calcext:value-type="float">
            <text:p>0.720854</text:p>
          </table:table-cell>
          <table:table-cell office:value-type="float" office:value="0.913357" calcext:value-type="float">
            <text:p>0.913357</text:p>
          </table:table-cell>
        </table:table-row>
        <table:table-row table:style-name="ro1">
          <table:table-cell office:value-type="float" office:value="0.720492" calcext:value-type="float">
            <text:p>0.720492</text:p>
          </table:table-cell>
          <table:table-cell office:value-type="float" office:value="0.913357" calcext:value-type="float">
            <text:p>0.913357</text:p>
          </table:table-cell>
        </table:table-row>
        <table:table-row table:style-name="ro1">
          <table:table-cell office:value-type="float" office:value="0.72013" calcext:value-type="float">
            <text:p>0.72013</text:p>
          </table:table-cell>
          <table:table-cell office:value-type="float" office:value="0.913357" calcext:value-type="float">
            <text:p>0.913357</text:p>
          </table:table-cell>
        </table:table-row>
        <table:table-row table:style-name="ro1">
          <table:table-cell office:value-type="float" office:value="0.719768" calcext:value-type="float">
            <text:p>0.719768</text:p>
          </table:table-cell>
          <table:table-cell office:value-type="float" office:value="0.913357" calcext:value-type="float">
            <text:p>0.913357</text:p>
          </table:table-cell>
        </table:table-row>
        <table:table-row table:style-name="ro1">
          <table:table-cell office:value-type="float" office:value="0.719406" calcext:value-type="float">
            <text:p>0.719406</text:p>
          </table:table-cell>
          <table:table-cell office:value-type="float" office:value="0.913357" calcext:value-type="float">
            <text:p>0.913357</text:p>
          </table:table-cell>
        </table:table-row>
        <table:table-row table:style-name="ro1">
          <table:table-cell office:value-type="float" office:value="0.719044" calcext:value-type="float">
            <text:p>0.719044</text:p>
          </table:table-cell>
          <table:table-cell office:value-type="float" office:value="0.913357" calcext:value-type="float">
            <text:p>0.913357</text:p>
          </table:table-cell>
        </table:table-row>
        <table:table-row table:style-name="ro1">
          <table:table-cell office:value-type="float" office:value="0.719044" calcext:value-type="float">
            <text:p>0.719044</text:p>
          </table:table-cell>
          <table:table-cell office:value-type="float" office:value="0.909747" calcext:value-type="float">
            <text:p>0.909747</text:p>
          </table:table-cell>
        </table:table-row>
        <table:table-row table:style-name="ro1">
          <table:table-cell office:value-type="float" office:value="0.718682" calcext:value-type="float">
            <text:p>0.718682</text:p>
          </table:table-cell>
          <table:table-cell office:value-type="float" office:value="0.909747" calcext:value-type="float">
            <text:p>0.909747</text:p>
          </table:table-cell>
        </table:table-row>
        <table:table-row table:style-name="ro1">
          <table:table-cell office:value-type="float" office:value="0.71832" calcext:value-type="float">
            <text:p>0.71832</text:p>
          </table:table-cell>
          <table:table-cell office:value-type="float" office:value="0.909747" calcext:value-type="float">
            <text:p>0.909747</text:p>
          </table:table-cell>
        </table:table-row>
        <table:table-row table:style-name="ro1">
          <table:table-cell office:value-type="float" office:value="0.717958" calcext:value-type="float">
            <text:p>0.717958</text:p>
          </table:table-cell>
          <table:table-cell office:value-type="float" office:value="0.909747" calcext:value-type="float">
            <text:p>0.909747</text:p>
          </table:table-cell>
        </table:table-row>
        <table:table-row table:style-name="ro1">
          <table:table-cell office:value-type="float" office:value="0.717596" calcext:value-type="float">
            <text:p>0.717596</text:p>
          </table:table-cell>
          <table:table-cell office:value-type="float" office:value="0.909747" calcext:value-type="float">
            <text:p>0.909747</text:p>
          </table:table-cell>
        </table:table-row>
        <table:table-row table:style-name="ro1">
          <table:table-cell office:value-type="float" office:value="0.717234" calcext:value-type="float">
            <text:p>0.717234</text:p>
          </table:table-cell>
          <table:table-cell office:value-type="float" office:value="0.909747" calcext:value-type="float">
            <text:p>0.909747</text:p>
          </table:table-cell>
        </table:table-row>
        <table:table-row table:style-name="ro1">
          <table:table-cell office:value-type="float" office:value="0.716872" calcext:value-type="float">
            <text:p>0.716872</text:p>
          </table:table-cell>
          <table:table-cell office:value-type="float" office:value="0.909747" calcext:value-type="float">
            <text:p>0.909747</text:p>
          </table:table-cell>
        </table:table-row>
        <table:table-row table:style-name="ro1">
          <table:table-cell office:value-type="float" office:value="0.716872" calcext:value-type="float">
            <text:p>0.716872</text:p>
          </table:table-cell>
          <table:table-cell office:value-type="float" office:value="0.906137" calcext:value-type="float">
            <text:p>0.906137</text:p>
          </table:table-cell>
        </table:table-row>
        <table:table-row table:style-name="ro1">
          <table:table-cell office:value-type="float" office:value="0.71651" calcext:value-type="float">
            <text:p>0.71651</text:p>
          </table:table-cell>
          <table:table-cell office:value-type="float" office:value="0.906137" calcext:value-type="float">
            <text:p>0.906137</text:p>
          </table:table-cell>
        </table:table-row>
        <table:table-row table:style-name="ro1">
          <table:table-cell office:value-type="float" office:value="0.71651" calcext:value-type="float">
            <text:p>0.71651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6148" calcext:value-type="float">
            <text:p>0.716148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5786" calcext:value-type="float">
            <text:p>0.715786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5424" calcext:value-type="float">
            <text:p>0.715424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5062" calcext:value-type="float">
            <text:p>0.715062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4699" calcext:value-type="float">
            <text:p>0.714699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4337" calcext:value-type="float">
            <text:p>0.714337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3975" calcext:value-type="float">
            <text:p>0.713975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3613" calcext:value-type="float">
            <text:p>0.713613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3251" calcext:value-type="float">
            <text:p>0.713251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2889" calcext:value-type="float">
            <text:p>0.712889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2527" calcext:value-type="float">
            <text:p>0.712527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2165" calcext:value-type="float">
            <text:p>0.712165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1803" calcext:value-type="float">
            <text:p>0.711803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1441" calcext:value-type="float">
            <text:p>0.711441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1079" calcext:value-type="float">
            <text:p>0.711079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0717" calcext:value-type="float">
            <text:p>0.710717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0355" calcext:value-type="float">
            <text:p>0.710355</text:p>
          </table:table-cell>
          <table:table-cell office:value-type="float" office:value="0.902527" calcext:value-type="float">
            <text:p>0.902527</text:p>
          </table:table-cell>
        </table:table-row>
        <table:table-row table:style-name="ro1">
          <table:table-cell office:value-type="float" office:value="0.710355" calcext:value-type="float">
            <text:p>0.710355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9993" calcext:value-type="float">
            <text:p>0.709993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9631" calcext:value-type="float">
            <text:p>0.709631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9269" calcext:value-type="float">
            <text:p>0.709269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8907" calcext:value-type="float">
            <text:p>0.708907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8545" calcext:value-type="float">
            <text:p>0.708545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8182" calcext:value-type="float">
            <text:p>0.708182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782" calcext:value-type="float">
            <text:p>0.70782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7458" calcext:value-type="float">
            <text:p>0.707458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7096" calcext:value-type="float">
            <text:p>0.707096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6734" calcext:value-type="float">
            <text:p>0.706734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6372" calcext:value-type="float">
            <text:p>0.706372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601" calcext:value-type="float">
            <text:p>0.70601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5648" calcext:value-type="float">
            <text:p>0.705648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5286" calcext:value-type="float">
            <text:p>0.705286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4924" calcext:value-type="float">
            <text:p>0.704924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4562" calcext:value-type="float">
            <text:p>0.704562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42" calcext:value-type="float">
            <text:p>0.7042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3838" calcext:value-type="float">
            <text:p>0.703838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3476" calcext:value-type="float">
            <text:p>0.703476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3114" calcext:value-type="float">
            <text:p>0.703114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2752" calcext:value-type="float">
            <text:p>0.702752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239" calcext:value-type="float">
            <text:p>0.70239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2028" calcext:value-type="float">
            <text:p>0.702028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1665" calcext:value-type="float">
            <text:p>0.701665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1303" calcext:value-type="float">
            <text:p>0.701303</text:p>
          </table:table-cell>
          <table:table-cell office:value-type="float" office:value="0.898917" calcext:value-type="float">
            <text:p>0.898917</text:p>
          </table:table-cell>
        </table:table-row>
        <table:table-row table:style-name="ro1">
          <table:table-cell office:value-type="float" office:value="0.701303" calcext:value-type="float">
            <text:p>0.701303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700941" calcext:value-type="float">
            <text:p>0.700941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700579" calcext:value-type="float">
            <text:p>0.700579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700217" calcext:value-type="float">
            <text:p>0.700217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9855" calcext:value-type="float">
            <text:p>0.699855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9493" calcext:value-type="float">
            <text:p>0.699493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9131" calcext:value-type="float">
            <text:p>0.699131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8769" calcext:value-type="float">
            <text:p>0.698769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8407" calcext:value-type="float">
            <text:p>0.698407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8045" calcext:value-type="float">
            <text:p>0.698045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7683" calcext:value-type="float">
            <text:p>0.697683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7321" calcext:value-type="float">
            <text:p>0.697321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6959" calcext:value-type="float">
            <text:p>0.696959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6597" calcext:value-type="float">
            <text:p>0.696597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6235" calcext:value-type="float">
            <text:p>0.696235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5873" calcext:value-type="float">
            <text:p>0.695873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551" calcext:value-type="float">
            <text:p>0.69551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5148" calcext:value-type="float">
            <text:p>0.695148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4786" calcext:value-type="float">
            <text:p>0.694786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4424" calcext:value-type="float">
            <text:p>0.694424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4062" calcext:value-type="float">
            <text:p>0.694062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37" calcext:value-type="float">
            <text:p>0.6937</text:p>
          </table:table-cell>
          <table:table-cell office:value-type="float" office:value="0.895307" calcext:value-type="float">
            <text:p>0.895307</text:p>
          </table:table-cell>
        </table:table-row>
        <table:table-row table:style-name="ro1">
          <table:table-cell office:value-type="float" office:value="0.6937" calcext:value-type="float">
            <text:p>0.6937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3338" calcext:value-type="float">
            <text:p>0.693338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2976" calcext:value-type="float">
            <text:p>0.692976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2614" calcext:value-type="float">
            <text:p>0.692614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2252" calcext:value-type="float">
            <text:p>0.692252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189" calcext:value-type="float">
            <text:p>0.69189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1528" calcext:value-type="float">
            <text:p>0.691528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1166" calcext:value-type="float">
            <text:p>0.691166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0804" calcext:value-type="float">
            <text:p>0.690804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0442" calcext:value-type="float">
            <text:p>0.690442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9008" calcext:value-type="float">
            <text:p>0.69008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9718" calcext:value-type="float">
            <text:p>0.689718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9356" calcext:value-type="float">
            <text:p>0.689356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8993" calcext:value-type="float">
            <text:p>0.688993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8631" calcext:value-type="float">
            <text:p>0.688631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8269" calcext:value-type="float">
            <text:p>0.688269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7907" calcext:value-type="float">
            <text:p>0.687907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7545" calcext:value-type="float">
            <text:p>0.687545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7183" calcext:value-type="float">
            <text:p>0.687183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6821" calcext:value-type="float">
            <text:p>0.686821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6459" calcext:value-type="float">
            <text:p>0.686459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6097" calcext:value-type="float">
            <text:p>0.686097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5735" calcext:value-type="float">
            <text:p>0.685735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5373" calcext:value-type="float">
            <text:p>0.685373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5011" calcext:value-type="float">
            <text:p>0.685011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4649" calcext:value-type="float">
            <text:p>0.684649</text:p>
          </table:table-cell>
          <table:table-cell office:value-type="float" office:value="0.891697" calcext:value-type="float">
            <text:p>0.891697</text:p>
          </table:table-cell>
        </table:table-row>
        <table:table-row table:style-name="ro1">
          <table:table-cell office:value-type="float" office:value="0.684649" calcext:value-type="float">
            <text:p>0.684649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4287" calcext:value-type="float">
            <text:p>0.684287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3925" calcext:value-type="float">
            <text:p>0.683925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3563" calcext:value-type="float">
            <text:p>0.683563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3201" calcext:value-type="float">
            <text:p>0.683201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2839" calcext:value-type="float">
            <text:p>0.682839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2476" calcext:value-type="float">
            <text:p>0.682476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2114" calcext:value-type="float">
            <text:p>0.682114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1752" calcext:value-type="float">
            <text:p>0.681752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139" calcext:value-type="float">
            <text:p>0.68139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1028" calcext:value-type="float">
            <text:p>0.681028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0666" calcext:value-type="float">
            <text:p>0.680666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80304" calcext:value-type="float">
            <text:p>0.680304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9942" calcext:value-type="float">
            <text:p>0.679942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958" calcext:value-type="float">
            <text:p>0.67958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9218" calcext:value-type="float">
            <text:p>0.679218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8856" calcext:value-type="float">
            <text:p>0.678856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8494" calcext:value-type="float">
            <text:p>0.678494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8132" calcext:value-type="float">
            <text:p>0.678132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777" calcext:value-type="float">
            <text:p>0.67777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7408" calcext:value-type="float">
            <text:p>0.677408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7046" calcext:value-type="float">
            <text:p>0.677046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6684" calcext:value-type="float">
            <text:p>0.676684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6322" calcext:value-type="float">
            <text:p>0.676322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5959" calcext:value-type="float">
            <text:p>0.675959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5597" calcext:value-type="float">
            <text:p>0.675597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5235" calcext:value-type="float">
            <text:p>0.675235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4873" calcext:value-type="float">
            <text:p>0.674873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4511" calcext:value-type="float">
            <text:p>0.674511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4149" calcext:value-type="float">
            <text:p>0.674149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3787" calcext:value-type="float">
            <text:p>0.673787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3425" calcext:value-type="float">
            <text:p>0.673425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3063" calcext:value-type="float">
            <text:p>0.673063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2701" calcext:value-type="float">
            <text:p>0.672701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2339" calcext:value-type="float">
            <text:p>0.672339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1977" calcext:value-type="float">
            <text:p>0.671977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1615" calcext:value-type="float">
            <text:p>0.671615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1253" calcext:value-type="float">
            <text:p>0.671253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0891" calcext:value-type="float">
            <text:p>0.670891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0529" calcext:value-type="float">
            <text:p>0.670529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70167" calcext:value-type="float">
            <text:p>0.670167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9804" calcext:value-type="float">
            <text:p>0.669804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9442" calcext:value-type="float">
            <text:p>0.669442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908" calcext:value-type="float">
            <text:p>0.66908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8718" calcext:value-type="float">
            <text:p>0.668718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8356" calcext:value-type="float">
            <text:p>0.668356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7994" calcext:value-type="float">
            <text:p>0.667994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7632" calcext:value-type="float">
            <text:p>0.667632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727" calcext:value-type="float">
            <text:p>0.66727</text:p>
          </table:table-cell>
          <table:table-cell office:value-type="float" office:value="0.888087" calcext:value-type="float">
            <text:p>0.888087</text:p>
          </table:table-cell>
        </table:table-row>
        <table:table-row table:style-name="ro1">
          <table:table-cell office:value-type="float" office:value="0.66727" calcext:value-type="float">
            <text:p>0.66727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6908" calcext:value-type="float">
            <text:p>0.666908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6546" calcext:value-type="float">
            <text:p>0.666546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6184" calcext:value-type="float">
            <text:p>0.666184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5822" calcext:value-type="float">
            <text:p>0.665822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546" calcext:value-type="float">
            <text:p>0.66546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5098" calcext:value-type="float">
            <text:p>0.665098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4736" calcext:value-type="float">
            <text:p>0.664736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4374" calcext:value-type="float">
            <text:p>0.664374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4012" calcext:value-type="float">
            <text:p>0.664012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365" calcext:value-type="float">
            <text:p>0.66365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3287" calcext:value-type="float">
            <text:p>0.663287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2925" calcext:value-type="float">
            <text:p>0.662925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2563" calcext:value-type="float">
            <text:p>0.662563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2201" calcext:value-type="float">
            <text:p>0.662201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1839" calcext:value-type="float">
            <text:p>0.661839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1477" calcext:value-type="float">
            <text:p>0.661477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1115" calcext:value-type="float">
            <text:p>0.661115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0753" calcext:value-type="float">
            <text:p>0.660753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0391" calcext:value-type="float">
            <text:p>0.660391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60029" calcext:value-type="float">
            <text:p>0.660029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59667" calcext:value-type="float">
            <text:p>0.659667</text:p>
          </table:table-cell>
          <table:table-cell office:value-type="float" office:value="0.884477" calcext:value-type="float">
            <text:p>0.884477</text:p>
          </table:table-cell>
        </table:table-row>
        <table:table-row table:style-name="ro1">
          <table:table-cell office:value-type="float" office:value="0.659667" calcext:value-type="float">
            <text:p>0.659667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9305" calcext:value-type="float">
            <text:p>0.659305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8943" calcext:value-type="float">
            <text:p>0.658943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8581" calcext:value-type="float">
            <text:p>0.658581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8219" calcext:value-type="float">
            <text:p>0.658219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7857" calcext:value-type="float">
            <text:p>0.657857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7495" calcext:value-type="float">
            <text:p>0.657495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7133" calcext:value-type="float">
            <text:p>0.657133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677" calcext:value-type="float">
            <text:p>0.65677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6408" calcext:value-type="float">
            <text:p>0.656408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6046" calcext:value-type="float">
            <text:p>0.656046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5684" calcext:value-type="float">
            <text:p>0.655684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5322" calcext:value-type="float">
            <text:p>0.655322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496" calcext:value-type="float">
            <text:p>0.65496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4598" calcext:value-type="float">
            <text:p>0.654598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4236" calcext:value-type="float">
            <text:p>0.654236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3874" calcext:value-type="float">
            <text:p>0.653874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3512" calcext:value-type="float">
            <text:p>0.653512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315" calcext:value-type="float">
            <text:p>0.65315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2788" calcext:value-type="float">
            <text:p>0.652788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2426" calcext:value-type="float">
            <text:p>0.652426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2064" calcext:value-type="float">
            <text:p>0.652064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1702" calcext:value-type="float">
            <text:p>0.651702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134" calcext:value-type="float">
            <text:p>0.65134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0978" calcext:value-type="float">
            <text:p>0.650978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0615" calcext:value-type="float">
            <text:p>0.650615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50253" calcext:value-type="float">
            <text:p>0.650253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9891" calcext:value-type="float">
            <text:p>0.649891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9529" calcext:value-type="float">
            <text:p>0.649529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9167" calcext:value-type="float">
            <text:p>0.649167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8805" calcext:value-type="float">
            <text:p>0.648805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8443" calcext:value-type="float">
            <text:p>0.648443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8081" calcext:value-type="float">
            <text:p>0.648081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7719" calcext:value-type="float">
            <text:p>0.647719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7357" calcext:value-type="float">
            <text:p>0.647357</text:p>
          </table:table-cell>
          <table:table-cell office:value-type="float" office:value="0.880866" calcext:value-type="float">
            <text:p>0.880866</text:p>
          </table:table-cell>
        </table:table-row>
        <table:table-row table:style-name="ro1">
          <table:table-cell office:value-type="float" office:value="0.647357" calcext:value-type="float">
            <text:p>0.647357</text:p>
          </table:table-cell>
          <table:table-cell office:value-type="float" office:value="0.877256" calcext:value-type="float">
            <text:p>0.877256</text:p>
          </table:table-cell>
        </table:table-row>
        <table:table-row table:style-name="ro1">
          <table:table-cell office:value-type="float" office:value="0.646995" calcext:value-type="float">
            <text:p>0.646995</text:p>
          </table:table-cell>
          <table:table-cell office:value-type="float" office:value="0.877256" calcext:value-type="float">
            <text:p>0.877256</text:p>
          </table:table-cell>
        </table:table-row>
        <table:table-row table:style-name="ro1">
          <table:table-cell office:value-type="float" office:value="0.646633" calcext:value-type="float">
            <text:p>0.646633</text:p>
          </table:table-cell>
          <table:table-cell office:value-type="float" office:value="0.877256" calcext:value-type="float">
            <text:p>0.877256</text:p>
          </table:table-cell>
        </table:table-row>
        <table:table-row table:style-name="ro1">
          <table:table-cell office:value-type="float" office:value="0.646271" calcext:value-type="float">
            <text:p>0.646271</text:p>
          </table:table-cell>
          <table:table-cell office:value-type="float" office:value="0.877256" calcext:value-type="float">
            <text:p>0.877256</text:p>
          </table:table-cell>
        </table:table-row>
        <table:table-row table:style-name="ro1">
          <table:table-cell office:value-type="float" office:value="0.646271" calcext:value-type="float">
            <text:p>0.646271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5909" calcext:value-type="float">
            <text:p>0.645909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5547" calcext:value-type="float">
            <text:p>0.645547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5185" calcext:value-type="float">
            <text:p>0.645185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4823" calcext:value-type="float">
            <text:p>0.644823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4461" calcext:value-type="float">
            <text:p>0.644461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4098" calcext:value-type="float">
            <text:p>0.644098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3736" calcext:value-type="float">
            <text:p>0.643736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3374" calcext:value-type="float">
            <text:p>0.643374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3012" calcext:value-type="float">
            <text:p>0.643012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265" calcext:value-type="float">
            <text:p>0.64265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2288" calcext:value-type="float">
            <text:p>0.642288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1926" calcext:value-type="float">
            <text:p>0.641926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1564" calcext:value-type="float">
            <text:p>0.641564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1202" calcext:value-type="float">
            <text:p>0.641202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084" calcext:value-type="float">
            <text:p>0.64084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0478" calcext:value-type="float">
            <text:p>0.640478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40116" calcext:value-type="float">
            <text:p>0.640116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9754" calcext:value-type="float">
            <text:p>0.639754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9392" calcext:value-type="float">
            <text:p>0.639392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903" calcext:value-type="float">
            <text:p>0.63903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8668" calcext:value-type="float">
            <text:p>0.638668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8306" calcext:value-type="float">
            <text:p>0.638306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7944" calcext:value-type="float">
            <text:p>0.637944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7581" calcext:value-type="float">
            <text:p>0.637581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7219" calcext:value-type="float">
            <text:p>0.637219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6857" calcext:value-type="float">
            <text:p>0.636857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6495" calcext:value-type="float">
            <text:p>0.636495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6133" calcext:value-type="float">
            <text:p>0.636133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5771" calcext:value-type="float">
            <text:p>0.635771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5409" calcext:value-type="float">
            <text:p>0.635409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5047" calcext:value-type="float">
            <text:p>0.635047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4685" calcext:value-type="float">
            <text:p>0.634685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4323" calcext:value-type="float">
            <text:p>0.634323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3961" calcext:value-type="float">
            <text:p>0.633961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3599" calcext:value-type="float">
            <text:p>0.633599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3237" calcext:value-type="float">
            <text:p>0.633237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2875" calcext:value-type="float">
            <text:p>0.632875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2513" calcext:value-type="float">
            <text:p>0.632513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2151" calcext:value-type="float">
            <text:p>0.632151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1789" calcext:value-type="float">
            <text:p>0.631789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1427" calcext:value-type="float">
            <text:p>0.631427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1064" calcext:value-type="float">
            <text:p>0.631064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0702" calcext:value-type="float">
            <text:p>0.630702</text:p>
          </table:table-cell>
          <table:table-cell office:value-type="float" office:value="0.873646" calcext:value-type="float">
            <text:p>0.873646</text:p>
          </table:table-cell>
        </table:table-row>
        <table:table-row table:style-name="ro1">
          <table:table-cell office:value-type="float" office:value="0.630702" calcext:value-type="float">
            <text:p>0.630702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3034" calcext:value-type="float">
            <text:p>0.63034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9978" calcext:value-type="float">
            <text:p>0.629978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9616" calcext:value-type="float">
            <text:p>0.629616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9254" calcext:value-type="float">
            <text:p>0.629254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8892" calcext:value-type="float">
            <text:p>0.628892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853" calcext:value-type="float">
            <text:p>0.62853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8168" calcext:value-type="float">
            <text:p>0.628168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7806" calcext:value-type="float">
            <text:p>0.627806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7444" calcext:value-type="float">
            <text:p>0.627444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7082" calcext:value-type="float">
            <text:p>0.627082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672" calcext:value-type="float">
            <text:p>0.62672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6358" calcext:value-type="float">
            <text:p>0.626358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5996" calcext:value-type="float">
            <text:p>0.625996</text:p>
          </table:table-cell>
          <table:table-cell office:value-type="float" office:value="0.870036" calcext:value-type="float">
            <text:p>0.870036</text:p>
          </table:table-cell>
        </table:table-row>
        <table:table-row table:style-name="ro1">
          <table:table-cell office:value-type="float" office:value="0.625996" calcext:value-type="float">
            <text:p>0.625996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5634" calcext:value-type="float">
            <text:p>0.625634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5272" calcext:value-type="float">
            <text:p>0.625272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4909" calcext:value-type="float">
            <text:p>0.624909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4547" calcext:value-type="float">
            <text:p>0.624547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4185" calcext:value-type="float">
            <text:p>0.624185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3823" calcext:value-type="float">
            <text:p>0.623823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3461" calcext:value-type="float">
            <text:p>0.623461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3099" calcext:value-type="float">
            <text:p>0.623099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2737" calcext:value-type="float">
            <text:p>0.622737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2375" calcext:value-type="float">
            <text:p>0.622375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2013" calcext:value-type="float">
            <text:p>0.622013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1651" calcext:value-type="float">
            <text:p>0.621651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1289" calcext:value-type="float">
            <text:p>0.621289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0927" calcext:value-type="float">
            <text:p>0.620927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0565" calcext:value-type="float">
            <text:p>0.620565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20203" calcext:value-type="float">
            <text:p>0.620203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9841" calcext:value-type="float">
            <text:p>0.619841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9479" calcext:value-type="float">
            <text:p>0.619479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9117" calcext:value-type="float">
            <text:p>0.619117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8755" calcext:value-type="float">
            <text:p>0.618755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8392" calcext:value-type="float">
            <text:p>0.618392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803" calcext:value-type="float">
            <text:p>0.61803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7668" calcext:value-type="float">
            <text:p>0.617668</text:p>
          </table:table-cell>
          <table:table-cell office:value-type="float" office:value="0.866426" calcext:value-type="float">
            <text:p>0.866426</text:p>
          </table:table-cell>
        </table:table-row>
        <table:table-row table:style-name="ro1">
          <table:table-cell office:value-type="float" office:value="0.617668" calcext:value-type="float">
            <text:p>0.61766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7306" calcext:value-type="float">
            <text:p>0.61730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6944" calcext:value-type="float">
            <text:p>0.61694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6582" calcext:value-type="float">
            <text:p>0.61658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622" calcext:value-type="float">
            <text:p>0.6162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5858" calcext:value-type="float">
            <text:p>0.61585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5496" calcext:value-type="float">
            <text:p>0.61549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5134" calcext:value-type="float">
            <text:p>0.61513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4772" calcext:value-type="float">
            <text:p>0.61477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441" calcext:value-type="float">
            <text:p>0.6144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4048" calcext:value-type="float">
            <text:p>0.61404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3686" calcext:value-type="float">
            <text:p>0.61368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3324" calcext:value-type="float">
            <text:p>0.61332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2962" calcext:value-type="float">
            <text:p>0.61296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26" calcext:value-type="float">
            <text:p>0.612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2238" calcext:value-type="float">
            <text:p>0.61223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1875" calcext:value-type="float">
            <text:p>0.611875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1513" calcext:value-type="float">
            <text:p>0.61151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1151" calcext:value-type="float">
            <text:p>0.61115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0789" calcext:value-type="float">
            <text:p>0.61078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0427" calcext:value-type="float">
            <text:p>0.610427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10065" calcext:value-type="float">
            <text:p>0.610065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9703" calcext:value-type="float">
            <text:p>0.60970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9341" calcext:value-type="float">
            <text:p>0.60934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8979" calcext:value-type="float">
            <text:p>0.60897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8617" calcext:value-type="float">
            <text:p>0.608617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8255" calcext:value-type="float">
            <text:p>0.608255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7893" calcext:value-type="float">
            <text:p>0.60789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7531" calcext:value-type="float">
            <text:p>0.60753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7169" calcext:value-type="float">
            <text:p>0.60716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6807" calcext:value-type="float">
            <text:p>0.606807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6445" calcext:value-type="float">
            <text:p>0.606445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6083" calcext:value-type="float">
            <text:p>0.60608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572" calcext:value-type="float">
            <text:p>0.6057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5358" calcext:value-type="float">
            <text:p>0.60535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4996" calcext:value-type="float">
            <text:p>0.60499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4634" calcext:value-type="float">
            <text:p>0.60463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4272" calcext:value-type="float">
            <text:p>0.60427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391" calcext:value-type="float">
            <text:p>0.6039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3548" calcext:value-type="float">
            <text:p>0.60354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3186" calcext:value-type="float">
            <text:p>0.60318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2824" calcext:value-type="float">
            <text:p>0.60282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2462" calcext:value-type="float">
            <text:p>0.60246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21" calcext:value-type="float">
            <text:p>0.602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1738" calcext:value-type="float">
            <text:p>0.60173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1376" calcext:value-type="float">
            <text:p>0.60137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1014" calcext:value-type="float">
            <text:p>0.60101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0652" calcext:value-type="float">
            <text:p>0.60065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9928" calcext:value-type="float">
            <text:p>0.59992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9566" calcext:value-type="float">
            <text:p>0.59956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9203" calcext:value-type="float">
            <text:p>0.59920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8841" calcext:value-type="float">
            <text:p>0.59884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8479" calcext:value-type="float">
            <text:p>0.59847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8117" calcext:value-type="float">
            <text:p>0.598117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7755" calcext:value-type="float">
            <text:p>0.597755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7393" calcext:value-type="float">
            <text:p>0.59739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7031" calcext:value-type="float">
            <text:p>0.59703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6669" calcext:value-type="float">
            <text:p>0.59666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6307" calcext:value-type="float">
            <text:p>0.596307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5945" calcext:value-type="float">
            <text:p>0.595945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5583" calcext:value-type="float">
            <text:p>0.59558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5221" calcext:value-type="float">
            <text:p>0.59522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4859" calcext:value-type="float">
            <text:p>0.59485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4497" calcext:value-type="float">
            <text:p>0.594497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4135" calcext:value-type="float">
            <text:p>0.594135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3773" calcext:value-type="float">
            <text:p>0.593773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3411" calcext:value-type="float">
            <text:p>0.593411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3049" calcext:value-type="float">
            <text:p>0.59304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2686" calcext:value-type="float">
            <text:p>0.59268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2324" calcext:value-type="float">
            <text:p>0.59232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1962" calcext:value-type="float">
            <text:p>0.59196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16" calcext:value-type="float">
            <text:p>0.591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1238" calcext:value-type="float">
            <text:p>0.59123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0876" calcext:value-type="float">
            <text:p>0.59087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0514" calcext:value-type="float">
            <text:p>0.59051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90152" calcext:value-type="float">
            <text:p>0.590152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8979" calcext:value-type="float">
            <text:p>0.58979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89428" calcext:value-type="float">
            <text:p>0.589428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89066" calcext:value-type="float">
            <text:p>0.589066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88704" calcext:value-type="float">
            <text:p>0.588704</text:p>
          </table:table-cell>
          <table:table-cell office:value-type="float" office:value="0.862816" calcext:value-type="float">
            <text:p>0.862816</text:p>
          </table:table-cell>
        </table:table-row>
        <table:table-row table:style-name="ro1">
          <table:table-cell office:value-type="float" office:value="0.588704" calcext:value-type="float">
            <text:p>0.58870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8342" calcext:value-type="float">
            <text:p>0.58834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798" calcext:value-type="float">
            <text:p>0.5879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7618" calcext:value-type="float">
            <text:p>0.58761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7256" calcext:value-type="float">
            <text:p>0.58725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6894" calcext:value-type="float">
            <text:p>0.58689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6531" calcext:value-type="float">
            <text:p>0.58653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6169" calcext:value-type="float">
            <text:p>0.58616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5807" calcext:value-type="float">
            <text:p>0.58580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5445" calcext:value-type="float">
            <text:p>0.58544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5083" calcext:value-type="float">
            <text:p>0.58508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4721" calcext:value-type="float">
            <text:p>0.58472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4359" calcext:value-type="float">
            <text:p>0.58435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3997" calcext:value-type="float">
            <text:p>0.58399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3635" calcext:value-type="float">
            <text:p>0.58363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3273" calcext:value-type="float">
            <text:p>0.58327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2911" calcext:value-type="float">
            <text:p>0.58291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2549" calcext:value-type="float">
            <text:p>0.58254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2187" calcext:value-type="float">
            <text:p>0.58218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1825" calcext:value-type="float">
            <text:p>0.58182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1463" calcext:value-type="float">
            <text:p>0.58146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1101" calcext:value-type="float">
            <text:p>0.58110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0739" calcext:value-type="float">
            <text:p>0.58073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0377" calcext:value-type="float">
            <text:p>0.58037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80014" calcext:value-type="float">
            <text:p>0.58001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9652" calcext:value-type="float">
            <text:p>0.57965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929" calcext:value-type="float">
            <text:p>0.5792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8928" calcext:value-type="float">
            <text:p>0.57892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8566" calcext:value-type="float">
            <text:p>0.57856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8204" calcext:value-type="float">
            <text:p>0.57820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7842" calcext:value-type="float">
            <text:p>0.57784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748" calcext:value-type="float">
            <text:p>0.5774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7118" calcext:value-type="float">
            <text:p>0.57711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6756" calcext:value-type="float">
            <text:p>0.57675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6394" calcext:value-type="float">
            <text:p>0.57639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6032" calcext:value-type="float">
            <text:p>0.57603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567" calcext:value-type="float">
            <text:p>0.5756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5308" calcext:value-type="float">
            <text:p>0.57530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4946" calcext:value-type="float">
            <text:p>0.57494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4584" calcext:value-type="float">
            <text:p>0.57458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4222" calcext:value-type="float">
            <text:p>0.57422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386" calcext:value-type="float">
            <text:p>0.5738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3497" calcext:value-type="float">
            <text:p>0.57349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3135" calcext:value-type="float">
            <text:p>0.57313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2773" calcext:value-type="float">
            <text:p>0.57277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2411" calcext:value-type="float">
            <text:p>0.57241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2049" calcext:value-type="float">
            <text:p>0.57204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1687" calcext:value-type="float">
            <text:p>0.57168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1325" calcext:value-type="float">
            <text:p>0.57132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0963" calcext:value-type="float">
            <text:p>0.57096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0601" calcext:value-type="float">
            <text:p>0.57060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70239" calcext:value-type="float">
            <text:p>0.57023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9877" calcext:value-type="float">
            <text:p>0.56987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9515" calcext:value-type="float">
            <text:p>0.56951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9153" calcext:value-type="float">
            <text:p>0.56915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8791" calcext:value-type="float">
            <text:p>0.56879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8429" calcext:value-type="float">
            <text:p>0.56842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8067" calcext:value-type="float">
            <text:p>0.56806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7705" calcext:value-type="float">
            <text:p>0.56770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7343" calcext:value-type="float">
            <text:p>0.56734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698" calcext:value-type="float">
            <text:p>0.5669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6618" calcext:value-type="float">
            <text:p>0.56661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6256" calcext:value-type="float">
            <text:p>0.56625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5894" calcext:value-type="float">
            <text:p>0.56589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5532" calcext:value-type="float">
            <text:p>0.56553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517" calcext:value-type="float">
            <text:p>0.5651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4808" calcext:value-type="float">
            <text:p>0.56480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4446" calcext:value-type="float">
            <text:p>0.56444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4084" calcext:value-type="float">
            <text:p>0.56408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3722" calcext:value-type="float">
            <text:p>0.56372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336" calcext:value-type="float">
            <text:p>0.5633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2998" calcext:value-type="float">
            <text:p>0.56299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2636" calcext:value-type="float">
            <text:p>0.562636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2274" calcext:value-type="float">
            <text:p>0.562274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1912" calcext:value-type="float">
            <text:p>0.561912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155" calcext:value-type="float">
            <text:p>0.5615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1188" calcext:value-type="float">
            <text:p>0.561188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0825" calcext:value-type="float">
            <text:p>0.56082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0463" calcext:value-type="float">
            <text:p>0.56046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60101" calcext:value-type="float">
            <text:p>0.56010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9739" calcext:value-type="float">
            <text:p>0.55973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9377" calcext:value-type="float">
            <text:p>0.55937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9015" calcext:value-type="float">
            <text:p>0.55901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8653" calcext:value-type="float">
            <text:p>0.55865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8291" calcext:value-type="float">
            <text:p>0.55829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7929" calcext:value-type="float">
            <text:p>0.55792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7567" calcext:value-type="float">
            <text:p>0.55756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7205" calcext:value-type="float">
            <text:p>0.557205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6843" calcext:value-type="float">
            <text:p>0.556843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6481" calcext:value-type="float">
            <text:p>0.556481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6119" calcext:value-type="float">
            <text:p>0.556119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5757" calcext:value-type="float">
            <text:p>0.555757</text:p>
          </table:table-cell>
          <table:table-cell office:value-type="float" office:value="0.859206" calcext:value-type="float">
            <text:p>0.859206</text:p>
          </table:table-cell>
        </table:table-row>
        <table:table-row table:style-name="ro1">
          <table:table-cell office:value-type="float" office:value="0.555757" calcext:value-type="float">
            <text:p>0.555757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5395" calcext:value-type="float">
            <text:p>0.55539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5033" calcext:value-type="float">
            <text:p>0.555033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4671" calcext:value-type="float">
            <text:p>0.554671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4308" calcext:value-type="float">
            <text:p>0.554308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3946" calcext:value-type="float">
            <text:p>0.55394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3584" calcext:value-type="float">
            <text:p>0.55358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3222" calcext:value-type="float">
            <text:p>0.553222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286" calcext:value-type="float">
            <text:p>0.5528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2498" calcext:value-type="float">
            <text:p>0.552498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2136" calcext:value-type="float">
            <text:p>0.55213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1774" calcext:value-type="float">
            <text:p>0.55177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1412" calcext:value-type="float">
            <text:p>0.551412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105" calcext:value-type="float">
            <text:p>0.5510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0688" calcext:value-type="float">
            <text:p>0.550688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50326" calcext:value-type="float">
            <text:p>0.55032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9964" calcext:value-type="float">
            <text:p>0.54996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9602" calcext:value-type="float">
            <text:p>0.549602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924" calcext:value-type="float">
            <text:p>0.5492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8878" calcext:value-type="float">
            <text:p>0.548878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8516" calcext:value-type="float">
            <text:p>0.54851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8154" calcext:value-type="float">
            <text:p>0.54815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7791" calcext:value-type="float">
            <text:p>0.547791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7429" calcext:value-type="float">
            <text:p>0.547429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7067" calcext:value-type="float">
            <text:p>0.547067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6705" calcext:value-type="float">
            <text:p>0.54670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6343" calcext:value-type="float">
            <text:p>0.546343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5981" calcext:value-type="float">
            <text:p>0.545981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5619" calcext:value-type="float">
            <text:p>0.545619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5257" calcext:value-type="float">
            <text:p>0.545257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4895" calcext:value-type="float">
            <text:p>0.54489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4533" calcext:value-type="float">
            <text:p>0.544533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4171" calcext:value-type="float">
            <text:p>0.544171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3809" calcext:value-type="float">
            <text:p>0.543809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3447" calcext:value-type="float">
            <text:p>0.543447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3085" calcext:value-type="float">
            <text:p>0.54308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2723" calcext:value-type="float">
            <text:p>0.542723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2361" calcext:value-type="float">
            <text:p>0.542361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1999" calcext:value-type="float">
            <text:p>0.541999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1636" calcext:value-type="float">
            <text:p>0.54163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1274" calcext:value-type="float">
            <text:p>0.54127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0912" calcext:value-type="float">
            <text:p>0.540912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055" calcext:value-type="float">
            <text:p>0.5405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40188" calcext:value-type="float">
            <text:p>0.540188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9826" calcext:value-type="float">
            <text:p>0.53982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9464" calcext:value-type="float">
            <text:p>0.53946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9102" calcext:value-type="float">
            <text:p>0.539102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874" calcext:value-type="float">
            <text:p>0.5387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8378" calcext:value-type="float">
            <text:p>0.538378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8016" calcext:value-type="float">
            <text:p>0.53801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7654" calcext:value-type="float">
            <text:p>0.53765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7292" calcext:value-type="float">
            <text:p>0.537292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693" calcext:value-type="float">
            <text:p>0.53693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6568" calcext:value-type="float">
            <text:p>0.536568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6206" calcext:value-type="float">
            <text:p>0.536206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5844" calcext:value-type="float">
            <text:p>0.535844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5482" calcext:value-type="float">
            <text:p>0.535482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5119" calcext:value-type="float">
            <text:p>0.535119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4757" calcext:value-type="float">
            <text:p>0.534757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4395" calcext:value-type="float">
            <text:p>0.53439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4033" calcext:value-type="float">
            <text:p>0.534033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3671" calcext:value-type="float">
            <text:p>0.533671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3309" calcext:value-type="float">
            <text:p>0.533309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2947" calcext:value-type="float">
            <text:p>0.532947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2585" calcext:value-type="float">
            <text:p>0.532585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2223" calcext:value-type="float">
            <text:p>0.532223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1861" calcext:value-type="float">
            <text:p>0.531861</text:p>
          </table:table-cell>
          <table:table-cell office:value-type="float" office:value="0.855596" calcext:value-type="float">
            <text:p>0.855596</text:p>
          </table:table-cell>
        </table:table-row>
        <table:table-row table:style-name="ro1">
          <table:table-cell office:value-type="float" office:value="0.531861" calcext:value-type="float">
            <text:p>0.531861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31499" calcext:value-type="float">
            <text:p>0.531499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31137" calcext:value-type="float">
            <text:p>0.531137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30775" calcext:value-type="float">
            <text:p>0.530775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30413" calcext:value-type="float">
            <text:p>0.530413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30051" calcext:value-type="float">
            <text:p>0.530051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29689" calcext:value-type="float">
            <text:p>0.529689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29327" calcext:value-type="float">
            <text:p>0.529327</text:p>
          </table:table-cell>
          <table:table-cell office:value-type="float" office:value="0.851986" calcext:value-type="float">
            <text:p>0.851986</text:p>
          </table:table-cell>
        </table:table-row>
        <table:table-row table:style-name="ro1">
          <table:table-cell office:value-type="float" office:value="0.529327" calcext:value-type="float">
            <text:p>0.529327</text:p>
          </table:table-cell>
          <table:table-cell office:value-type="float" office:value="0.848375" calcext:value-type="float">
            <text:p>0.848375</text:p>
          </table:table-cell>
        </table:table-row>
        <table:table-row table:style-name="ro1">
          <table:table-cell office:value-type="float" office:value="0.528965" calcext:value-type="float">
            <text:p>0.528965</text:p>
          </table:table-cell>
          <table:table-cell office:value-type="float" office:value="0.848375" calcext:value-type="float">
            <text:p>0.848375</text:p>
          </table:table-cell>
        </table:table-row>
        <table:table-row table:style-name="ro1">
          <table:table-cell office:value-type="float" office:value="0.528602" calcext:value-type="float">
            <text:p>0.528602</text:p>
          </table:table-cell>
          <table:table-cell office:value-type="float" office:value="0.848375" calcext:value-type="float">
            <text:p>0.848375</text:p>
          </table:table-cell>
        </table:table-row>
        <table:table-row table:style-name="ro1">
          <table:table-cell office:value-type="float" office:value="0.52824" calcext:value-type="float">
            <text:p>0.52824</text:p>
          </table:table-cell>
          <table:table-cell office:value-type="float" office:value="0.848375" calcext:value-type="float">
            <text:p>0.848375</text:p>
          </table:table-cell>
        </table:table-row>
        <table:table-row table:style-name="ro1">
          <table:table-cell office:value-type="float" office:value="0.527878" calcext:value-type="float">
            <text:p>0.527878</text:p>
          </table:table-cell>
          <table:table-cell office:value-type="float" office:value="0.848375" calcext:value-type="float">
            <text:p>0.848375</text:p>
          </table:table-cell>
        </table:table-row>
        <table:table-row table:style-name="ro1">
          <table:table-cell office:value-type="float" office:value="0.527878" calcext:value-type="float">
            <text:p>0.52787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7516" calcext:value-type="float">
            <text:p>0.527516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7154" calcext:value-type="float">
            <text:p>0.527154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6792" calcext:value-type="float">
            <text:p>0.52679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643" calcext:value-type="float">
            <text:p>0.5264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6068" calcext:value-type="float">
            <text:p>0.52606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5706" calcext:value-type="float">
            <text:p>0.525706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5344" calcext:value-type="float">
            <text:p>0.525344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4982" calcext:value-type="float">
            <text:p>0.52498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462" calcext:value-type="float">
            <text:p>0.5246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4258" calcext:value-type="float">
            <text:p>0.52425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3896" calcext:value-type="float">
            <text:p>0.523896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3534" calcext:value-type="float">
            <text:p>0.523534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3172" calcext:value-type="float">
            <text:p>0.52317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281" calcext:value-type="float">
            <text:p>0.52281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2448" calcext:value-type="float">
            <text:p>0.52244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2085" calcext:value-type="float">
            <text:p>0.522085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1723" calcext:value-type="float">
            <text:p>0.52172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1361" calcext:value-type="float">
            <text:p>0.521361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0999" calcext:value-type="float">
            <text:p>0.520999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0637" calcext:value-type="float">
            <text:p>0.520637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20275" calcext:value-type="float">
            <text:p>0.520275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9913" calcext:value-type="float">
            <text:p>0.51991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9551" calcext:value-type="float">
            <text:p>0.519551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9189" calcext:value-type="float">
            <text:p>0.519189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8827" calcext:value-type="float">
            <text:p>0.518827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8465" calcext:value-type="float">
            <text:p>0.518465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8103" calcext:value-type="float">
            <text:p>0.51810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7741" calcext:value-type="float">
            <text:p>0.517741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7379" calcext:value-type="float">
            <text:p>0.517379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7017" calcext:value-type="float">
            <text:p>0.517017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6655" calcext:value-type="float">
            <text:p>0.516655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6293" calcext:value-type="float">
            <text:p>0.51629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593" calcext:value-type="float">
            <text:p>0.5159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5568" calcext:value-type="float">
            <text:p>0.51556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5206" calcext:value-type="float">
            <text:p>0.515206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4844" calcext:value-type="float">
            <text:p>0.514844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4482" calcext:value-type="float">
            <text:p>0.51448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412" calcext:value-type="float">
            <text:p>0.5141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3758" calcext:value-type="float">
            <text:p>0.51375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3396" calcext:value-type="float">
            <text:p>0.513396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3034" calcext:value-type="float">
            <text:p>0.513034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2672" calcext:value-type="float">
            <text:p>0.51267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231" calcext:value-type="float">
            <text:p>0.51231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1948" calcext:value-type="float">
            <text:p>0.51194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1586" calcext:value-type="float">
            <text:p>0.511586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1224" calcext:value-type="float">
            <text:p>0.511224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0862" calcext:value-type="float">
            <text:p>0.510862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05" calcext:value-type="float">
            <text:p>0.5105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10138" calcext:value-type="float">
            <text:p>0.510138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9776" calcext:value-type="float">
            <text:p>0.509776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9413" calcext:value-type="float">
            <text:p>0.50941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9051" calcext:value-type="float">
            <text:p>0.509051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8689" calcext:value-type="float">
            <text:p>0.508689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8327" calcext:value-type="float">
            <text:p>0.508327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7965" calcext:value-type="float">
            <text:p>0.507965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7603" calcext:value-type="float">
            <text:p>0.507603</text:p>
          </table:table-cell>
          <table:table-cell office:value-type="float" office:value="0.844765" calcext:value-type="float">
            <text:p>0.844765</text:p>
          </table:table-cell>
        </table:table-row>
        <table:table-row table:style-name="ro1">
          <table:table-cell office:value-type="float" office:value="0.507603" calcext:value-type="float">
            <text:p>0.507603</text:p>
          </table:table-cell>
          <table:table-cell office:value-type="float" office:value="0.841155" calcext:value-type="float">
            <text:p>0.841155</text:p>
          </table:table-cell>
        </table:table-row>
        <table:table-row table:style-name="ro1">
          <table:table-cell office:value-type="float" office:value="0.507241" calcext:value-type="float">
            <text:p>0.507241</text:p>
          </table:table-cell>
          <table:table-cell office:value-type="float" office:value="0.841155" calcext:value-type="float">
            <text:p>0.841155</text:p>
          </table:table-cell>
        </table:table-row>
        <table:table-row table:style-name="ro1">
          <table:table-cell office:value-type="float" office:value="0.506879" calcext:value-type="float">
            <text:p>0.506879</text:p>
          </table:table-cell>
          <table:table-cell office:value-type="float" office:value="0.841155" calcext:value-type="float">
            <text:p>0.841155</text:p>
          </table:table-cell>
        </table:table-row>
        <table:table-row table:style-name="ro1">
          <table:table-cell office:value-type="float" office:value="0.506517" calcext:value-type="float">
            <text:p>0.506517</text:p>
          </table:table-cell>
          <table:table-cell office:value-type="float" office:value="0.841155" calcext:value-type="float">
            <text:p>0.841155</text:p>
          </table:table-cell>
        </table:table-row>
        <table:table-row table:style-name="ro1">
          <table:table-cell office:value-type="float" office:value="0.506155" calcext:value-type="float">
            <text:p>0.506155</text:p>
          </table:table-cell>
          <table:table-cell office:value-type="float" office:value="0.841155" calcext:value-type="float">
            <text:p>0.841155</text:p>
          </table:table-cell>
        </table:table-row>
        <table:table-row table:style-name="ro1">
          <table:table-cell office:value-type="float" office:value="0.506155" calcext:value-type="float">
            <text:p>0.506155</text:p>
          </table:table-cell>
          <table:table-cell office:value-type="float" office:value="0.837545" calcext:value-type="float">
            <text:p>0.837545</text:p>
          </table:table-cell>
        </table:table-row>
        <table:table-row table:style-name="ro1">
          <table:table-cell office:value-type="float" office:value="0.506155" calcext:value-type="float">
            <text:p>0.506155</text:p>
          </table:table-cell>
          <table:table-cell office:value-type="float" office:value="0.833935" calcext:value-type="float">
            <text:p>0.833935</text:p>
          </table:table-cell>
        </table:table-row>
        <table:table-row table:style-name="ro1">
          <table:table-cell office:value-type="float" office:value="0.505793" calcext:value-type="float">
            <text:p>0.505793</text:p>
          </table:table-cell>
          <table:table-cell office:value-type="float" office:value="0.833935" calcext:value-type="float">
            <text:p>0.833935</text:p>
          </table:table-cell>
        </table:table-row>
        <table:table-row table:style-name="ro1">
          <table:table-cell office:value-type="float" office:value="0.505431" calcext:value-type="float">
            <text:p>0.505431</text:p>
          </table:table-cell>
          <table:table-cell office:value-type="float" office:value="0.833935" calcext:value-type="float">
            <text:p>0.833935</text:p>
          </table:table-cell>
        </table:table-row>
        <table:table-row table:style-name="ro1">
          <table:table-cell office:value-type="float" office:value="0.505069" calcext:value-type="float">
            <text:p>0.505069</text:p>
          </table:table-cell>
          <table:table-cell office:value-type="float" office:value="0.833935" calcext:value-type="float">
            <text:p>0.833935</text:p>
          </table:table-cell>
        </table:table-row>
        <table:table-row table:style-name="ro1">
          <table:table-cell office:value-type="float" office:value="0.505069" calcext:value-type="float">
            <text:p>0.505069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4707" calcext:value-type="float">
            <text:p>0.504707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4345" calcext:value-type="float">
            <text:p>0.504345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3983" calcext:value-type="float">
            <text:p>0.503983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3621" calcext:value-type="float">
            <text:p>0.503621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3259" calcext:value-type="float">
            <text:p>0.503259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2896" calcext:value-type="float">
            <text:p>0.502896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2534" calcext:value-type="float">
            <text:p>0.502534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2172" calcext:value-type="float">
            <text:p>0.502172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181" calcext:value-type="float">
            <text:p>0.50181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1448" calcext:value-type="float">
            <text:p>0.501448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1086" calcext:value-type="float">
            <text:p>0.501086</text:p>
          </table:table-cell>
          <table:table-cell office:value-type="float" office:value="0.830325" calcext:value-type="float">
            <text:p>0.830325</text:p>
          </table:table-cell>
        </table:table-row>
        <table:table-row table:style-name="ro1">
          <table:table-cell office:value-type="float" office:value="0.501086" calcext:value-type="float">
            <text:p>0.501086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500724" calcext:value-type="float">
            <text:p>0.500724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500362" calcext:value-type="float">
            <text:p>0.500362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9638" calcext:value-type="float">
            <text:p>0.499638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9276" calcext:value-type="float">
            <text:p>0.499276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8914" calcext:value-type="float">
            <text:p>0.498914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8552" calcext:value-type="float">
            <text:p>0.498552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819" calcext:value-type="float">
            <text:p>0.49819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7828" calcext:value-type="float">
            <text:p>0.497828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7466" calcext:value-type="float">
            <text:p>0.497466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7104" calcext:value-type="float">
            <text:p>0.497104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6741" calcext:value-type="float">
            <text:p>0.496741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6379" calcext:value-type="float">
            <text:p>0.496379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6017" calcext:value-type="float">
            <text:p>0.496017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5655" calcext:value-type="float">
            <text:p>0.495655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5293" calcext:value-type="float">
            <text:p>0.495293</text:p>
          </table:table-cell>
          <table:table-cell office:value-type="float" office:value="0.826715" calcext:value-type="float">
            <text:p>0.826715</text:p>
          </table:table-cell>
        </table:table-row>
        <table:table-row table:style-name="ro1">
          <table:table-cell office:value-type="float" office:value="0.495293" calcext:value-type="float">
            <text:p>0.495293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4931" calcext:value-type="float">
            <text:p>0.494931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4569" calcext:value-type="float">
            <text:p>0.494569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4207" calcext:value-type="float">
            <text:p>0.494207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3845" calcext:value-type="float">
            <text:p>0.493845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3483" calcext:value-type="float">
            <text:p>0.493483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3121" calcext:value-type="float">
            <text:p>0.493121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2759" calcext:value-type="float">
            <text:p>0.492759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2397" calcext:value-type="float">
            <text:p>0.492397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2035" calcext:value-type="float">
            <text:p>0.492035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1673" calcext:value-type="float">
            <text:p>0.491673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1311" calcext:value-type="float">
            <text:p>0.491311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0949" calcext:value-type="float">
            <text:p>0.490949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0587" calcext:value-type="float">
            <text:p>0.490587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90224" calcext:value-type="float">
            <text:p>0.490224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9862" calcext:value-type="float">
            <text:p>0.489862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95" calcext:value-type="float">
            <text:p>0.4895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9138" calcext:value-type="float">
            <text:p>0.489138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8776" calcext:value-type="float">
            <text:p>0.488776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8414" calcext:value-type="float">
            <text:p>0.488414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8052" calcext:value-type="float">
            <text:p>0.488052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769" calcext:value-type="float">
            <text:p>0.48769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7328" calcext:value-type="float">
            <text:p>0.487328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6966" calcext:value-type="float">
            <text:p>0.486966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6604" calcext:value-type="float">
            <text:p>0.486604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6242" calcext:value-type="float">
            <text:p>0.486242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588" calcext:value-type="float">
            <text:p>0.48588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5518" calcext:value-type="float">
            <text:p>0.485518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5156" calcext:value-type="float">
            <text:p>0.485156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4794" calcext:value-type="float">
            <text:p>0.484794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4432" calcext:value-type="float">
            <text:p>0.484432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407" calcext:value-type="float">
            <text:p>0.48407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3707" calcext:value-type="float">
            <text:p>0.483707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3345" calcext:value-type="float">
            <text:p>0.483345</text:p>
          </table:table-cell>
          <table:table-cell office:value-type="float" office:value="0.823105" calcext:value-type="float">
            <text:p>0.823105</text:p>
          </table:table-cell>
        </table:table-row>
        <table:table-row table:style-name="ro1">
          <table:table-cell office:value-type="float" office:value="0.483345" calcext:value-type="float">
            <text:p>0.483345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2983" calcext:value-type="float">
            <text:p>0.482983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2621" calcext:value-type="float">
            <text:p>0.482621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2259" calcext:value-type="float">
            <text:p>0.482259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1897" calcext:value-type="float">
            <text:p>0.481897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1535" calcext:value-type="float">
            <text:p>0.481535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1173" calcext:value-type="float">
            <text:p>0.481173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0811" calcext:value-type="float">
            <text:p>0.480811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0449" calcext:value-type="float">
            <text:p>0.480449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80087" calcext:value-type="float">
            <text:p>0.480087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9725" calcext:value-type="float">
            <text:p>0.479725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9363" calcext:value-type="float">
            <text:p>0.479363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9001" calcext:value-type="float">
            <text:p>0.479001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8639" calcext:value-type="float">
            <text:p>0.478639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8277" calcext:value-type="float">
            <text:p>0.478277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7915" calcext:value-type="float">
            <text:p>0.477915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7552" calcext:value-type="float">
            <text:p>0.477552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719" calcext:value-type="float">
            <text:p>0.47719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6828" calcext:value-type="float">
            <text:p>0.476828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6466" calcext:value-type="float">
            <text:p>0.476466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6104" calcext:value-type="float">
            <text:p>0.476104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5742" calcext:value-type="float">
            <text:p>0.475742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538" calcext:value-type="float">
            <text:p>0.47538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5018" calcext:value-type="float">
            <text:p>0.475018</text:p>
          </table:table-cell>
          <table:table-cell office:value-type="float" office:value="0.819495" calcext:value-type="float">
            <text:p>0.819495</text:p>
          </table:table-cell>
        </table:table-row>
        <table:table-row table:style-name="ro1">
          <table:table-cell office:value-type="float" office:value="0.475018" calcext:value-type="float">
            <text:p>0.475018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4656" calcext:value-type="float">
            <text:p>0.474656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4294" calcext:value-type="float">
            <text:p>0.474294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3932" calcext:value-type="float">
            <text:p>0.473932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357" calcext:value-type="float">
            <text:p>0.47357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3208" calcext:value-type="float">
            <text:p>0.473208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2846" calcext:value-type="float">
            <text:p>0.472846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2484" calcext:value-type="float">
            <text:p>0.472484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2122" calcext:value-type="float">
            <text:p>0.472122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176" calcext:value-type="float">
            <text:p>0.47176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1398" calcext:value-type="float">
            <text:p>0.471398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1035" calcext:value-type="float">
            <text:p>0.471035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0673" calcext:value-type="float">
            <text:p>0.470673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70311" calcext:value-type="float">
            <text:p>0.470311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9949" calcext:value-type="float">
            <text:p>0.469949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9587" calcext:value-type="float">
            <text:p>0.469587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9225" calcext:value-type="float">
            <text:p>0.469225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8863" calcext:value-type="float">
            <text:p>0.468863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8501" calcext:value-type="float">
            <text:p>0.468501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8139" calcext:value-type="float">
            <text:p>0.468139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7777" calcext:value-type="float">
            <text:p>0.467777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7415" calcext:value-type="float">
            <text:p>0.467415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7053" calcext:value-type="float">
            <text:p>0.467053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6691" calcext:value-type="float">
            <text:p>0.466691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6329" calcext:value-type="float">
            <text:p>0.466329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5967" calcext:value-type="float">
            <text:p>0.465967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5605" calcext:value-type="float">
            <text:p>0.465605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5243" calcext:value-type="float">
            <text:p>0.465243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4881" calcext:value-type="float">
            <text:p>0.464881</text:p>
          </table:table-cell>
          <table:table-cell office:value-type="float" office:value="0.815884" calcext:value-type="float">
            <text:p>0.815884</text:p>
          </table:table-cell>
        </table:table-row>
        <table:table-row table:style-name="ro1">
          <table:table-cell office:value-type="float" office:value="0.464881" calcext:value-type="float">
            <text:p>0.464881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4518" calcext:value-type="float">
            <text:p>0.464518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4156" calcext:value-type="float">
            <text:p>0.46415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3794" calcext:value-type="float">
            <text:p>0.46379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3432" calcext:value-type="float">
            <text:p>0.463432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307" calcext:value-type="float">
            <text:p>0.46307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2708" calcext:value-type="float">
            <text:p>0.462708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2346" calcext:value-type="float">
            <text:p>0.46234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1984" calcext:value-type="float">
            <text:p>0.46198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1622" calcext:value-type="float">
            <text:p>0.461622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126" calcext:value-type="float">
            <text:p>0.4612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0898" calcext:value-type="float">
            <text:p>0.460898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0536" calcext:value-type="float">
            <text:p>0.46053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60174" calcext:value-type="float">
            <text:p>0.46017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9812" calcext:value-type="float">
            <text:p>0.459812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945" calcext:value-type="float">
            <text:p>0.45945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9088" calcext:value-type="float">
            <text:p>0.459088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8726" calcext:value-type="float">
            <text:p>0.45872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8364" calcext:value-type="float">
            <text:p>0.45836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8001" calcext:value-type="float">
            <text:p>0.458001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7639" calcext:value-type="float">
            <text:p>0.457639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7277" calcext:value-type="float">
            <text:p>0.457277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6915" calcext:value-type="float">
            <text:p>0.456915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6553" calcext:value-type="float">
            <text:p>0.456553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6191" calcext:value-type="float">
            <text:p>0.456191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5829" calcext:value-type="float">
            <text:p>0.455829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5467" calcext:value-type="float">
            <text:p>0.455467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5105" calcext:value-type="float">
            <text:p>0.455105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4743" calcext:value-type="float">
            <text:p>0.454743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4381" calcext:value-type="float">
            <text:p>0.454381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4019" calcext:value-type="float">
            <text:p>0.454019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3657" calcext:value-type="float">
            <text:p>0.453657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3295" calcext:value-type="float">
            <text:p>0.453295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2933" calcext:value-type="float">
            <text:p>0.452933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2571" calcext:value-type="float">
            <text:p>0.452571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2209" calcext:value-type="float">
            <text:p>0.452209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1846" calcext:value-type="float">
            <text:p>0.45184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1484" calcext:value-type="float">
            <text:p>0.45148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1122" calcext:value-type="float">
            <text:p>0.451122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076" calcext:value-type="float">
            <text:p>0.4507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0398" calcext:value-type="float">
            <text:p>0.450398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50036" calcext:value-type="float">
            <text:p>0.45003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9674" calcext:value-type="float">
            <text:p>0.44967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9312" calcext:value-type="float">
            <text:p>0.449312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895" calcext:value-type="float">
            <text:p>0.44895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8588" calcext:value-type="float">
            <text:p>0.448588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8226" calcext:value-type="float">
            <text:p>0.44822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7864" calcext:value-type="float">
            <text:p>0.44786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7502" calcext:value-type="float">
            <text:p>0.447502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714" calcext:value-type="float">
            <text:p>0.4471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6778" calcext:value-type="float">
            <text:p>0.446778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6416" calcext:value-type="float">
            <text:p>0.446416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6054" calcext:value-type="float">
            <text:p>0.446054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5692" calcext:value-type="float">
            <text:p>0.445692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5329" calcext:value-type="float">
            <text:p>0.445329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4967" calcext:value-type="float">
            <text:p>0.444967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4605" calcext:value-type="float">
            <text:p>0.444605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4243" calcext:value-type="float">
            <text:p>0.444243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3881" calcext:value-type="float">
            <text:p>0.443881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3519" calcext:value-type="float">
            <text:p>0.443519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3157" calcext:value-type="float">
            <text:p>0.443157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2795" calcext:value-type="float">
            <text:p>0.442795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2433" calcext:value-type="float">
            <text:p>0.442433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2071" calcext:value-type="float">
            <text:p>0.442071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1709" calcext:value-type="float">
            <text:p>0.441709</text:p>
          </table:table-cell>
          <table:table-cell office:value-type="float" office:value="0.812274" calcext:value-type="float">
            <text:p>0.812274</text:p>
          </table:table-cell>
        </table:table-row>
        <table:table-row table:style-name="ro1">
          <table:table-cell office:value-type="float" office:value="0.441709" calcext:value-type="float">
            <text:p>0.441709</text:p>
          </table:table-cell>
          <table:table-cell office:value-type="float" office:value="0.808664" calcext:value-type="float">
            <text:p>0.808664</text:p>
          </table:table-cell>
        </table:table-row>
        <table:table-row table:style-name="ro1">
          <table:table-cell office:value-type="float" office:value="0.441347" calcext:value-type="float">
            <text:p>0.441347</text:p>
          </table:table-cell>
          <table:table-cell office:value-type="float" office:value="0.808664" calcext:value-type="float">
            <text:p>0.808664</text:p>
          </table:table-cell>
        </table:table-row>
        <table:table-row table:style-name="ro1">
          <table:table-cell office:value-type="float" office:value="0.441347" calcext:value-type="float">
            <text:p>0.441347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40985" calcext:value-type="float">
            <text:p>0.440985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40623" calcext:value-type="float">
            <text:p>0.440623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40261" calcext:value-type="float">
            <text:p>0.440261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39899" calcext:value-type="float">
            <text:p>0.439899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39537" calcext:value-type="float">
            <text:p>0.439537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39175" calcext:value-type="float">
            <text:p>0.439175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38812" calcext:value-type="float">
            <text:p>0.438812</text:p>
          </table:table-cell>
          <table:table-cell office:value-type="float" office:value="0.805054" calcext:value-type="float">
            <text:p>0.805054</text:p>
          </table:table-cell>
        </table:table-row>
        <table:table-row table:style-name="ro1">
          <table:table-cell office:value-type="float" office:value="0.438812" calcext:value-type="float">
            <text:p>0.438812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845" calcext:value-type="float">
            <text:p>0.43845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8088" calcext:value-type="float">
            <text:p>0.438088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7726" calcext:value-type="float">
            <text:p>0.437726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7364" calcext:value-type="float">
            <text:p>0.437364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7002" calcext:value-type="float">
            <text:p>0.437002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664" calcext:value-type="float">
            <text:p>0.43664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6278" calcext:value-type="float">
            <text:p>0.436278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5916" calcext:value-type="float">
            <text:p>0.435916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5554" calcext:value-type="float">
            <text:p>0.435554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5192" calcext:value-type="float">
            <text:p>0.435192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483" calcext:value-type="float">
            <text:p>0.43483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4468" calcext:value-type="float">
            <text:p>0.434468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4106" calcext:value-type="float">
            <text:p>0.434106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3744" calcext:value-type="float">
            <text:p>0.433744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3382" calcext:value-type="float">
            <text:p>0.433382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302" calcext:value-type="float">
            <text:p>0.43302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2657" calcext:value-type="float">
            <text:p>0.432657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2295" calcext:value-type="float">
            <text:p>0.432295</text:p>
          </table:table-cell>
          <table:table-cell office:value-type="float" office:value="0.801444" calcext:value-type="float">
            <text:p>0.801444</text:p>
          </table:table-cell>
        </table:table-row>
        <table:table-row table:style-name="ro1">
          <table:table-cell office:value-type="float" office:value="0.432295" calcext:value-type="float">
            <text:p>0.432295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31933" calcext:value-type="float">
            <text:p>0.431933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31571" calcext:value-type="float">
            <text:p>0.431571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31209" calcext:value-type="float">
            <text:p>0.431209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30847" calcext:value-type="float">
            <text:p>0.430847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30485" calcext:value-type="float">
            <text:p>0.430485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30123" calcext:value-type="float">
            <text:p>0.430123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9761" calcext:value-type="float">
            <text:p>0.429761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9399" calcext:value-type="float">
            <text:p>0.429399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9037" calcext:value-type="float">
            <text:p>0.429037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8675" calcext:value-type="float">
            <text:p>0.428675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8313" calcext:value-type="float">
            <text:p>0.428313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7951" calcext:value-type="float">
            <text:p>0.427951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7589" calcext:value-type="float">
            <text:p>0.427589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7227" calcext:value-type="float">
            <text:p>0.427227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6865" calcext:value-type="float">
            <text:p>0.426865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6503" calcext:value-type="float">
            <text:p>0.426503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614" calcext:value-type="float">
            <text:p>0.42614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5778" calcext:value-type="float">
            <text:p>0.425778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5416" calcext:value-type="float">
            <text:p>0.425416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5054" calcext:value-type="float">
            <text:p>0.425054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4692" calcext:value-type="float">
            <text:p>0.424692</text:p>
          </table:table-cell>
          <table:table-cell office:value-type="float" office:value="0.797834" calcext:value-type="float">
            <text:p>0.797834</text:p>
          </table:table-cell>
        </table:table-row>
        <table:table-row table:style-name="ro1">
          <table:table-cell office:value-type="float" office:value="0.424692" calcext:value-type="float">
            <text:p>0.424692</text:p>
          </table:table-cell>
          <table:table-cell office:value-type="float" office:value="0.794224" calcext:value-type="float">
            <text:p>0.794224</text:p>
          </table:table-cell>
        </table:table-row>
        <table:table-row table:style-name="ro1">
          <table:table-cell office:value-type="float" office:value="0.42433" calcext:value-type="float">
            <text:p>0.42433</text:p>
          </table:table-cell>
          <table:table-cell office:value-type="float" office:value="0.794224" calcext:value-type="float">
            <text:p>0.794224</text:p>
          </table:table-cell>
        </table:table-row>
        <table:table-row table:style-name="ro1">
          <table:table-cell office:value-type="float" office:value="0.423968" calcext:value-type="float">
            <text:p>0.423968</text:p>
          </table:table-cell>
          <table:table-cell office:value-type="float" office:value="0.794224" calcext:value-type="float">
            <text:p>0.794224</text:p>
          </table:table-cell>
        </table:table-row>
        <table:table-row table:style-name="ro1">
          <table:table-cell office:value-type="float" office:value="0.423606" calcext:value-type="float">
            <text:p>0.423606</text:p>
          </table:table-cell>
          <table:table-cell office:value-type="float" office:value="0.794224" calcext:value-type="float">
            <text:p>0.794224</text:p>
          </table:table-cell>
        </table:table-row>
        <table:table-row table:style-name="ro1">
          <table:table-cell office:value-type="float" office:value="0.423606" calcext:value-type="float">
            <text:p>0.423606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3244" calcext:value-type="float">
            <text:p>0.423244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2882" calcext:value-type="float">
            <text:p>0.422882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252" calcext:value-type="float">
            <text:p>0.42252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2158" calcext:value-type="float">
            <text:p>0.422158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1796" calcext:value-type="float">
            <text:p>0.421796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1434" calcext:value-type="float">
            <text:p>0.421434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1072" calcext:value-type="float">
            <text:p>0.421072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071" calcext:value-type="float">
            <text:p>0.42071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20348" calcext:value-type="float">
            <text:p>0.420348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9986" calcext:value-type="float">
            <text:p>0.419986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9623" calcext:value-type="float">
            <text:p>0.419623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9261" calcext:value-type="float">
            <text:p>0.419261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8899" calcext:value-type="float">
            <text:p>0.418899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8537" calcext:value-type="float">
            <text:p>0.418537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8175" calcext:value-type="float">
            <text:p>0.418175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7813" calcext:value-type="float">
            <text:p>0.417813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7451" calcext:value-type="float">
            <text:p>0.417451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7089" calcext:value-type="float">
            <text:p>0.417089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6727" calcext:value-type="float">
            <text:p>0.416727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6365" calcext:value-type="float">
            <text:p>0.416365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6003" calcext:value-type="float">
            <text:p>0.416003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5641" calcext:value-type="float">
            <text:p>0.415641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5279" calcext:value-type="float">
            <text:p>0.415279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4917" calcext:value-type="float">
            <text:p>0.414917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4555" calcext:value-type="float">
            <text:p>0.414555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4193" calcext:value-type="float">
            <text:p>0.414193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3831" calcext:value-type="float">
            <text:p>0.413831</text:p>
          </table:table-cell>
          <table:table-cell office:value-type="float" office:value="0.790614" calcext:value-type="float">
            <text:p>0.790614</text:p>
          </table:table-cell>
        </table:table-row>
        <table:table-row table:style-name="ro1">
          <table:table-cell office:value-type="float" office:value="0.413831" calcext:value-type="float">
            <text:p>0.413831</text:p>
          </table:table-cell>
          <table:table-cell office:value-type="float" office:value="0.787004" calcext:value-type="float">
            <text:p>0.787004</text:p>
          </table:table-cell>
        </table:table-row>
        <table:table-row table:style-name="ro1">
          <table:table-cell office:value-type="float" office:value="0.413469" calcext:value-type="float">
            <text:p>0.413469</text:p>
          </table:table-cell>
          <table:table-cell office:value-type="float" office:value="0.787004" calcext:value-type="float">
            <text:p>0.787004</text:p>
          </table:table-cell>
        </table:table-row>
        <table:table-row table:style-name="ro1">
          <table:table-cell office:value-type="float" office:value="0.413106" calcext:value-type="float">
            <text:p>0.413106</text:p>
          </table:table-cell>
          <table:table-cell office:value-type="float" office:value="0.787004" calcext:value-type="float">
            <text:p>0.787004</text:p>
          </table:table-cell>
        </table:table-row>
        <table:table-row table:style-name="ro1">
          <table:table-cell office:value-type="float" office:value="0.412744" calcext:value-type="float">
            <text:p>0.412744</text:p>
          </table:table-cell>
          <table:table-cell office:value-type="float" office:value="0.787004" calcext:value-type="float">
            <text:p>0.787004</text:p>
          </table:table-cell>
        </table:table-row>
        <table:table-row table:style-name="ro1">
          <table:table-cell office:value-type="float" office:value="0.412382" calcext:value-type="float">
            <text:p>0.412382</text:p>
          </table:table-cell>
          <table:table-cell office:value-type="float" office:value="0.787004" calcext:value-type="float">
            <text:p>0.787004</text:p>
          </table:table-cell>
        </table:table-row>
        <table:table-row table:style-name="ro1">
          <table:table-cell office:value-type="float" office:value="0.41202" calcext:value-type="float">
            <text:p>0.41202</text:p>
          </table:table-cell>
          <table:table-cell office:value-type="float" office:value="0.787004" calcext:value-type="float">
            <text:p>0.787004</text:p>
          </table:table-cell>
        </table:table-row>
        <table:table-row table:style-name="ro1">
          <table:table-cell office:value-type="float" office:value="0.41202" calcext:value-type="float">
            <text:p>0.41202</text:p>
          </table:table-cell>
          <table:table-cell office:value-type="float" office:value="0.783394" calcext:value-type="float">
            <text:p>0.783394</text:p>
          </table:table-cell>
        </table:table-row>
        <table:table-row table:style-name="ro1">
          <table:table-cell office:value-type="float" office:value="0.41202" calcext:value-type="float">
            <text:p>0.41202</text:p>
          </table:table-cell>
          <table:table-cell office:value-type="float" office:value="0.779783" calcext:value-type="float">
            <text:p>0.779783</text:p>
          </table:table-cell>
        </table:table-row>
        <table:table-row table:style-name="ro1">
          <table:table-cell office:value-type="float" office:value="0.41202" calcext:value-type="float">
            <text:p>0.41202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11658" calcext:value-type="float">
            <text:p>0.411658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11296" calcext:value-type="float">
            <text:p>0.411296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10934" calcext:value-type="float">
            <text:p>0.410934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10572" calcext:value-type="float">
            <text:p>0.410572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1021" calcext:value-type="float">
            <text:p>0.41021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9848" calcext:value-type="float">
            <text:p>0.409848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9486" calcext:value-type="float">
            <text:p>0.409486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9124" calcext:value-type="float">
            <text:p>0.409124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8762" calcext:value-type="float">
            <text:p>0.408762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84" calcext:value-type="float">
            <text:p>0.4084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8038" calcext:value-type="float">
            <text:p>0.408038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7676" calcext:value-type="float">
            <text:p>0.407676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7314" calcext:value-type="float">
            <text:p>0.407314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6951" calcext:value-type="float">
            <text:p>0.406951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6589" calcext:value-type="float">
            <text:p>0.406589</text:p>
          </table:table-cell>
          <table:table-cell office:value-type="float" office:value="0.776173" calcext:value-type="float">
            <text:p>0.776173</text:p>
          </table:table-cell>
        </table:table-row>
        <table:table-row table:style-name="ro1">
          <table:table-cell office:value-type="float" office:value="0.406589" calcext:value-type="float">
            <text:p>0.406589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6227" calcext:value-type="float">
            <text:p>0.406227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5865" calcext:value-type="float">
            <text:p>0.405865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5503" calcext:value-type="float">
            <text:p>0.405503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5141" calcext:value-type="float">
            <text:p>0.405141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4779" calcext:value-type="float">
            <text:p>0.404779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4417" calcext:value-type="float">
            <text:p>0.404417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4055" calcext:value-type="float">
            <text:p>0.404055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3693" calcext:value-type="float">
            <text:p>0.403693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3331" calcext:value-type="float">
            <text:p>0.403331</text:p>
          </table:table-cell>
          <table:table-cell office:value-type="float" office:value="0.772563" calcext:value-type="float">
            <text:p>0.772563</text:p>
          </table:table-cell>
        </table:table-row>
        <table:table-row table:style-name="ro1">
          <table:table-cell office:value-type="float" office:value="0.403331" calcext:value-type="float">
            <text:p>0.403331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2969" calcext:value-type="float">
            <text:p>0.402969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2607" calcext:value-type="float">
            <text:p>0.402607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2245" calcext:value-type="float">
            <text:p>0.402245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1883" calcext:value-type="float">
            <text:p>0.401883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1521" calcext:value-type="float">
            <text:p>0.401521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1159" calcext:value-type="float">
            <text:p>0.401159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0797" calcext:value-type="float">
            <text:p>0.400797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0434" calcext:value-type="float">
            <text:p>0.400434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400072" calcext:value-type="float">
            <text:p>0.400072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971" calcext:value-type="float">
            <text:p>0.39971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9348" calcext:value-type="float">
            <text:p>0.399348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8986" calcext:value-type="float">
            <text:p>0.398986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8624" calcext:value-type="float">
            <text:p>0.398624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8262" calcext:value-type="float">
            <text:p>0.398262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79" calcext:value-type="float">
            <text:p>0.3979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7538" calcext:value-type="float">
            <text:p>0.397538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7176" calcext:value-type="float">
            <text:p>0.397176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6814" calcext:value-type="float">
            <text:p>0.396814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6452" calcext:value-type="float">
            <text:p>0.396452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609" calcext:value-type="float">
            <text:p>0.39609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5728" calcext:value-type="float">
            <text:p>0.395728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5366" calcext:value-type="float">
            <text:p>0.395366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5004" calcext:value-type="float">
            <text:p>0.395004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4642" calcext:value-type="float">
            <text:p>0.394642</text:p>
          </table:table-cell>
          <table:table-cell office:value-type="float" office:value="0.768953" calcext:value-type="float">
            <text:p>0.768953</text:p>
          </table:table-cell>
        </table:table-row>
        <table:table-row table:style-name="ro1">
          <table:table-cell office:value-type="float" office:value="0.394642" calcext:value-type="float">
            <text:p>0.394642</text:p>
          </table:table-cell>
          <table:table-cell office:value-type="float" office:value="0.765343" calcext:value-type="float">
            <text:p>0.765343</text:p>
          </table:table-cell>
        </table:table-row>
        <table:table-row table:style-name="ro1">
          <table:table-cell office:value-type="float" office:value="0.39428" calcext:value-type="float">
            <text:p>0.39428</text:p>
          </table:table-cell>
          <table:table-cell office:value-type="float" office:value="0.765343" calcext:value-type="float">
            <text:p>0.765343</text:p>
          </table:table-cell>
        </table:table-row>
        <table:table-row table:style-name="ro1">
          <table:table-cell office:value-type="float" office:value="0.393917" calcext:value-type="float">
            <text:p>0.393917</text:p>
          </table:table-cell>
          <table:table-cell office:value-type="float" office:value="0.765343" calcext:value-type="float">
            <text:p>0.765343</text:p>
          </table:table-cell>
        </table:table-row>
        <table:table-row table:style-name="ro1">
          <table:table-cell office:value-type="float" office:value="0.393555" calcext:value-type="float">
            <text:p>0.393555</text:p>
          </table:table-cell>
          <table:table-cell office:value-type="float" office:value="0.765343" calcext:value-type="float">
            <text:p>0.765343</text:p>
          </table:table-cell>
        </table:table-row>
        <table:table-row table:style-name="ro1">
          <table:table-cell office:value-type="float" office:value="0.393555" calcext:value-type="float">
            <text:p>0.393555</text:p>
          </table:table-cell>
          <table:table-cell office:value-type="float" office:value="0.761733" calcext:value-type="float">
            <text:p>0.761733</text:p>
          </table:table-cell>
        </table:table-row>
        <table:table-row table:style-name="ro1">
          <table:table-cell office:value-type="float" office:value="0.393193" calcext:value-type="float">
            <text:p>0.393193</text:p>
          </table:table-cell>
          <table:table-cell office:value-type="float" office:value="0.761733" calcext:value-type="float">
            <text:p>0.761733</text:p>
          </table:table-cell>
        </table:table-row>
        <table:table-row table:style-name="ro1">
          <table:table-cell office:value-type="float" office:value="0.392831" calcext:value-type="float">
            <text:p>0.392831</text:p>
          </table:table-cell>
          <table:table-cell office:value-type="float" office:value="0.761733" calcext:value-type="float">
            <text:p>0.761733</text:p>
          </table:table-cell>
        </table:table-row>
        <table:table-row table:style-name="ro1">
          <table:table-cell office:value-type="float" office:value="0.392469" calcext:value-type="float">
            <text:p>0.392469</text:p>
          </table:table-cell>
          <table:table-cell office:value-type="float" office:value="0.761733" calcext:value-type="float">
            <text:p>0.761733</text:p>
          </table:table-cell>
        </table:table-row>
        <table:table-row table:style-name="ro1">
          <table:table-cell office:value-type="float" office:value="0.392107" calcext:value-type="float">
            <text:p>0.392107</text:p>
          </table:table-cell>
          <table:table-cell office:value-type="float" office:value="0.761733" calcext:value-type="float">
            <text:p>0.761733</text:p>
          </table:table-cell>
        </table:table-row>
        <table:table-row table:style-name="ro1">
          <table:table-cell office:value-type="float" office:value="0.392107" calcext:value-type="float">
            <text:p>0.392107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91745" calcext:value-type="float">
            <text:p>0.391745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91383" calcext:value-type="float">
            <text:p>0.391383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91021" calcext:value-type="float">
            <text:p>0.391021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90659" calcext:value-type="float">
            <text:p>0.390659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90297" calcext:value-type="float">
            <text:p>0.390297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9935" calcext:value-type="float">
            <text:p>0.389935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9573" calcext:value-type="float">
            <text:p>0.389573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9211" calcext:value-type="float">
            <text:p>0.389211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8849" calcext:value-type="float">
            <text:p>0.388849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8487" calcext:value-type="float">
            <text:p>0.388487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8125" calcext:value-type="float">
            <text:p>0.388125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7762" calcext:value-type="float">
            <text:p>0.387762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74" calcext:value-type="float">
            <text:p>0.3874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7038" calcext:value-type="float">
            <text:p>0.38703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6676" calcext:value-type="float">
            <text:p>0.386676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6314" calcext:value-type="float">
            <text:p>0.386314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5952" calcext:value-type="float">
            <text:p>0.385952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559" calcext:value-type="float">
            <text:p>0.38559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5228" calcext:value-type="float">
            <text:p>0.38522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4866" calcext:value-type="float">
            <text:p>0.384866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4504" calcext:value-type="float">
            <text:p>0.384504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4142" calcext:value-type="float">
            <text:p>0.384142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378" calcext:value-type="float">
            <text:p>0.3837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3418" calcext:value-type="float">
            <text:p>0.38341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3056" calcext:value-type="float">
            <text:p>0.383056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2694" calcext:value-type="float">
            <text:p>0.382694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2332" calcext:value-type="float">
            <text:p>0.382332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197" calcext:value-type="float">
            <text:p>0.38197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1608" calcext:value-type="float">
            <text:p>0.38160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1245" calcext:value-type="float">
            <text:p>0.381245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0883" calcext:value-type="float">
            <text:p>0.380883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0521" calcext:value-type="float">
            <text:p>0.380521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80159" calcext:value-type="float">
            <text:p>0.380159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9797" calcext:value-type="float">
            <text:p>0.379797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9435" calcext:value-type="float">
            <text:p>0.379435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9073" calcext:value-type="float">
            <text:p>0.379073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8711" calcext:value-type="float">
            <text:p>0.378711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8349" calcext:value-type="float">
            <text:p>0.378349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7987" calcext:value-type="float">
            <text:p>0.377987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7625" calcext:value-type="float">
            <text:p>0.377625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7263" calcext:value-type="float">
            <text:p>0.377263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6901" calcext:value-type="float">
            <text:p>0.376901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6539" calcext:value-type="float">
            <text:p>0.376539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6177" calcext:value-type="float">
            <text:p>0.376177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5815" calcext:value-type="float">
            <text:p>0.375815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5453" calcext:value-type="float">
            <text:p>0.375453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5091" calcext:value-type="float">
            <text:p>0.375091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4728" calcext:value-type="float">
            <text:p>0.37472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4366" calcext:value-type="float">
            <text:p>0.374366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4004" calcext:value-type="float">
            <text:p>0.374004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3642" calcext:value-type="float">
            <text:p>0.373642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328" calcext:value-type="float">
            <text:p>0.3732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2918" calcext:value-type="float">
            <text:p>0.372918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2556" calcext:value-type="float">
            <text:p>0.372556</text:p>
          </table:table-cell>
          <table:table-cell office:value-type="float" office:value="0.758123" calcext:value-type="float">
            <text:p>0.758123</text:p>
          </table:table-cell>
        </table:table-row>
        <table:table-row table:style-name="ro1">
          <table:table-cell office:value-type="float" office:value="0.372556" calcext:value-type="float">
            <text:p>0.37255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72194" calcext:value-type="float">
            <text:p>0.372194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71832" calcext:value-type="float">
            <text:p>0.371832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7147" calcext:value-type="float">
            <text:p>0.3714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71108" calcext:value-type="float">
            <text:p>0.371108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70746" calcext:value-type="float">
            <text:p>0.37074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70384" calcext:value-type="float">
            <text:p>0.370384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70022" calcext:value-type="float">
            <text:p>0.370022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966" calcext:value-type="float">
            <text:p>0.3696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9298" calcext:value-type="float">
            <text:p>0.369298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8936" calcext:value-type="float">
            <text:p>0.36893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8573" calcext:value-type="float">
            <text:p>0.368573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8211" calcext:value-type="float">
            <text:p>0.368211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7849" calcext:value-type="float">
            <text:p>0.36784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7487" calcext:value-type="float">
            <text:p>0.36748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7125" calcext:value-type="float">
            <text:p>0.36712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6763" calcext:value-type="float">
            <text:p>0.366763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6401" calcext:value-type="float">
            <text:p>0.366401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6039" calcext:value-type="float">
            <text:p>0.36603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5677" calcext:value-type="float">
            <text:p>0.36567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5315" calcext:value-type="float">
            <text:p>0.36531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4953" calcext:value-type="float">
            <text:p>0.364953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4591" calcext:value-type="float">
            <text:p>0.364591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4229" calcext:value-type="float">
            <text:p>0.36422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3867" calcext:value-type="float">
            <text:p>0.36386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3505" calcext:value-type="float">
            <text:p>0.36350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3143" calcext:value-type="float">
            <text:p>0.363143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2781" calcext:value-type="float">
            <text:p>0.362781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2419" calcext:value-type="float">
            <text:p>0.36241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2056" calcext:value-type="float">
            <text:p>0.36205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1694" calcext:value-type="float">
            <text:p>0.361694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1332" calcext:value-type="float">
            <text:p>0.361332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097" calcext:value-type="float">
            <text:p>0.3609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0608" calcext:value-type="float">
            <text:p>0.360608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60246" calcext:value-type="float">
            <text:p>0.36024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9884" calcext:value-type="float">
            <text:p>0.359884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9522" calcext:value-type="float">
            <text:p>0.359522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916" calcext:value-type="float">
            <text:p>0.3591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8798" calcext:value-type="float">
            <text:p>0.358798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8436" calcext:value-type="float">
            <text:p>0.35843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8074" calcext:value-type="float">
            <text:p>0.358074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7712" calcext:value-type="float">
            <text:p>0.357712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735" calcext:value-type="float">
            <text:p>0.3573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6988" calcext:value-type="float">
            <text:p>0.356988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6626" calcext:value-type="float">
            <text:p>0.356626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6264" calcext:value-type="float">
            <text:p>0.356264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5902" calcext:value-type="float">
            <text:p>0.355902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5539" calcext:value-type="float">
            <text:p>0.35553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5177" calcext:value-type="float">
            <text:p>0.35517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4815" calcext:value-type="float">
            <text:p>0.35481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4453" calcext:value-type="float">
            <text:p>0.354453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4091" calcext:value-type="float">
            <text:p>0.354091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3729" calcext:value-type="float">
            <text:p>0.35372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3367" calcext:value-type="float">
            <text:p>0.35336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3005" calcext:value-type="float">
            <text:p>0.35300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2643" calcext:value-type="float">
            <text:p>0.352643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2281" calcext:value-type="float">
            <text:p>0.352281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1919" calcext:value-type="float">
            <text:p>0.35191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1557" calcext:value-type="float">
            <text:p>0.35155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1195" calcext:value-type="float">
            <text:p>0.35119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0833" calcext:value-type="float">
            <text:p>0.350833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0471" calcext:value-type="float">
            <text:p>0.350471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50109" calcext:value-type="float">
            <text:p>0.350109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49747" calcext:value-type="float">
            <text:p>0.349747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49385" calcext:value-type="float">
            <text:p>0.349385</text:p>
          </table:table-cell>
          <table:table-cell office:value-type="float" office:value="0.754513" calcext:value-type="float">
            <text:p>0.754513</text:p>
          </table:table-cell>
        </table:table-row>
        <table:table-row table:style-name="ro1">
          <table:table-cell office:value-type="float" office:value="0.349385" calcext:value-type="float">
            <text:p>0.349385</text:p>
          </table:table-cell>
          <table:table-cell office:value-type="float" office:value="0.750903" calcext:value-type="float">
            <text:p>0.750903</text:p>
          </table:table-cell>
        </table:table-row>
        <table:table-row table:style-name="ro1">
          <table:table-cell office:value-type="float" office:value="0.349385" calcext:value-type="float">
            <text:p>0.349385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9022" calcext:value-type="float">
            <text:p>0.349022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866" calcext:value-type="float">
            <text:p>0.34866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8298" calcext:value-type="float">
            <text:p>0.348298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7936" calcext:value-type="float">
            <text:p>0.347936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7574" calcext:value-type="float">
            <text:p>0.347574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7212" calcext:value-type="float">
            <text:p>0.347212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685" calcext:value-type="float">
            <text:p>0.34685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6488" calcext:value-type="float">
            <text:p>0.346488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6126" calcext:value-type="float">
            <text:p>0.346126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5764" calcext:value-type="float">
            <text:p>0.345764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5402" calcext:value-type="float">
            <text:p>0.345402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504" calcext:value-type="float">
            <text:p>0.34504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4678" calcext:value-type="float">
            <text:p>0.344678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4316" calcext:value-type="float">
            <text:p>0.344316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3954" calcext:value-type="float">
            <text:p>0.343954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3592" calcext:value-type="float">
            <text:p>0.343592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323" calcext:value-type="float">
            <text:p>0.34323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2867" calcext:value-type="float">
            <text:p>0.342867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2505" calcext:value-type="float">
            <text:p>0.342505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2143" calcext:value-type="float">
            <text:p>0.342143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1781" calcext:value-type="float">
            <text:p>0.341781</text:p>
          </table:table-cell>
          <table:table-cell office:value-type="float" office:value="0.747292" calcext:value-type="float">
            <text:p>0.747292</text:p>
          </table:table-cell>
        </table:table-row>
        <table:table-row table:style-name="ro1">
          <table:table-cell office:value-type="float" office:value="0.341781" calcext:value-type="float">
            <text:p>0.341781</text:p>
          </table:table-cell>
          <table:table-cell office:value-type="float" office:value="0.743682" calcext:value-type="float">
            <text:p>0.743682</text:p>
          </table:table-cell>
        </table:table-row>
        <table:table-row table:style-name="ro1">
          <table:table-cell office:value-type="float" office:value="0.341419" calcext:value-type="float">
            <text:p>0.341419</text:p>
          </table:table-cell>
          <table:table-cell office:value-type="float" office:value="0.743682" calcext:value-type="float">
            <text:p>0.743682</text:p>
          </table:table-cell>
        </table:table-row>
        <table:table-row table:style-name="ro1">
          <table:table-cell office:value-type="float" office:value="0.341057" calcext:value-type="float">
            <text:p>0.341057</text:p>
          </table:table-cell>
          <table:table-cell office:value-type="float" office:value="0.743682" calcext:value-type="float">
            <text:p>0.743682</text:p>
          </table:table-cell>
        </table:table-row>
        <table:table-row table:style-name="ro1">
          <table:table-cell office:value-type="float" office:value="0.340695" calcext:value-type="float">
            <text:p>0.340695</text:p>
          </table:table-cell>
          <table:table-cell office:value-type="float" office:value="0.743682" calcext:value-type="float">
            <text:p>0.743682</text:p>
          </table:table-cell>
        </table:table-row>
        <table:table-row table:style-name="ro1">
          <table:table-cell office:value-type="float" office:value="0.340695" calcext:value-type="float">
            <text:p>0.340695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40333" calcext:value-type="float">
            <text:p>0.340333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9971" calcext:value-type="float">
            <text:p>0.339971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9609" calcext:value-type="float">
            <text:p>0.339609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9247" calcext:value-type="float">
            <text:p>0.339247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8885" calcext:value-type="float">
            <text:p>0.338885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8523" calcext:value-type="float">
            <text:p>0.338523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8161" calcext:value-type="float">
            <text:p>0.338161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7799" calcext:value-type="float">
            <text:p>0.337799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7437" calcext:value-type="float">
            <text:p>0.337437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7075" calcext:value-type="float">
            <text:p>0.337075</text:p>
          </table:table-cell>
          <table:table-cell office:value-type="float" office:value="0.740072" calcext:value-type="float">
            <text:p>0.740072</text:p>
          </table:table-cell>
        </table:table-row>
        <table:table-row table:style-name="ro1">
          <table:table-cell office:value-type="float" office:value="0.337075" calcext:value-type="float">
            <text:p>0.337075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6713" calcext:value-type="float">
            <text:p>0.336713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635" calcext:value-type="float">
            <text:p>0.33635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5988" calcext:value-type="float">
            <text:p>0.335988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5626" calcext:value-type="float">
            <text:p>0.335626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5264" calcext:value-type="float">
            <text:p>0.335264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4902" calcext:value-type="float">
            <text:p>0.334902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454" calcext:value-type="float">
            <text:p>0.33454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4178" calcext:value-type="float">
            <text:p>0.334178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3816" calcext:value-type="float">
            <text:p>0.333816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3454" calcext:value-type="float">
            <text:p>0.333454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3092" calcext:value-type="float">
            <text:p>0.333092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273" calcext:value-type="float">
            <text:p>0.33273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2368" calcext:value-type="float">
            <text:p>0.332368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2006" calcext:value-type="float">
            <text:p>0.332006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1644" calcext:value-type="float">
            <text:p>0.331644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1282" calcext:value-type="float">
            <text:p>0.331282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092" calcext:value-type="float">
            <text:p>0.33092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0558" calcext:value-type="float">
            <text:p>0.330558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30196" calcext:value-type="float">
            <text:p>0.330196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9833" calcext:value-type="float">
            <text:p>0.329833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9471" calcext:value-type="float">
            <text:p>0.329471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9109" calcext:value-type="float">
            <text:p>0.329109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8747" calcext:value-type="float">
            <text:p>0.328747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8385" calcext:value-type="float">
            <text:p>0.328385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8023" calcext:value-type="float">
            <text:p>0.328023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7661" calcext:value-type="float">
            <text:p>0.327661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7299" calcext:value-type="float">
            <text:p>0.327299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6937" calcext:value-type="float">
            <text:p>0.326937</text:p>
          </table:table-cell>
          <table:table-cell office:value-type="float" office:value="0.736462" calcext:value-type="float">
            <text:p>0.736462</text:p>
          </table:table-cell>
        </table:table-row>
        <table:table-row table:style-name="ro1">
          <table:table-cell office:value-type="float" office:value="0.326937" calcext:value-type="float">
            <text:p>0.326937</text:p>
          </table:table-cell>
          <table:table-cell office:value-type="float" office:value="0.732852" calcext:value-type="float">
            <text:p>0.732852</text:p>
          </table:table-cell>
        </table:table-row>
        <table:table-row table:style-name="ro1">
          <table:table-cell office:value-type="float" office:value="0.326575" calcext:value-type="float">
            <text:p>0.326575</text:p>
          </table:table-cell>
          <table:table-cell office:value-type="float" office:value="0.732852" calcext:value-type="float">
            <text:p>0.732852</text:p>
          </table:table-cell>
        </table:table-row>
        <table:table-row table:style-name="ro1">
          <table:table-cell office:value-type="float" office:value="0.326213" calcext:value-type="float">
            <text:p>0.326213</text:p>
          </table:table-cell>
          <table:table-cell office:value-type="float" office:value="0.732852" calcext:value-type="float">
            <text:p>0.732852</text:p>
          </table:table-cell>
        </table:table-row>
        <table:table-row table:style-name="ro1">
          <table:table-cell office:value-type="float" office:value="0.325851" calcext:value-type="float">
            <text:p>0.325851</text:p>
          </table:table-cell>
          <table:table-cell office:value-type="float" office:value="0.732852" calcext:value-type="float">
            <text:p>0.732852</text:p>
          </table:table-cell>
        </table:table-row>
        <table:table-row table:style-name="ro1">
          <table:table-cell office:value-type="float" office:value="0.325489" calcext:value-type="float">
            <text:p>0.325489</text:p>
          </table:table-cell>
          <table:table-cell office:value-type="float" office:value="0.732852" calcext:value-type="float">
            <text:p>0.732852</text:p>
          </table:table-cell>
        </table:table-row>
        <table:table-row table:style-name="ro1">
          <table:table-cell office:value-type="float" office:value="0.325489" calcext:value-type="float">
            <text:p>0.325489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5127" calcext:value-type="float">
            <text:p>0.325127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4765" calcext:value-type="float">
            <text:p>0.324765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4403" calcext:value-type="float">
            <text:p>0.324403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4041" calcext:value-type="float">
            <text:p>0.324041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3678" calcext:value-type="float">
            <text:p>0.323678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3316" calcext:value-type="float">
            <text:p>0.323316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2954" calcext:value-type="float">
            <text:p>0.322954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2592" calcext:value-type="float">
            <text:p>0.322592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223" calcext:value-type="float">
            <text:p>0.32223</text:p>
          </table:table-cell>
          <table:table-cell office:value-type="float" office:value="0.729242" calcext:value-type="float">
            <text:p>0.729242</text:p>
          </table:table-cell>
        </table:table-row>
        <table:table-row table:style-name="ro1">
          <table:table-cell office:value-type="float" office:value="0.32223" calcext:value-type="float">
            <text:p>0.32223</text:p>
          </table:table-cell>
          <table:table-cell office:value-type="float" office:value="0.725632" calcext:value-type="float">
            <text:p>0.725632</text:p>
          </table:table-cell>
        </table:table-row>
        <table:table-row table:style-name="ro1">
          <table:table-cell office:value-type="float" office:value="0.321868" calcext:value-type="float">
            <text:p>0.321868</text:p>
          </table:table-cell>
          <table:table-cell office:value-type="float" office:value="0.725632" calcext:value-type="float">
            <text:p>0.725632</text:p>
          </table:table-cell>
        </table:table-row>
        <table:table-row table:style-name="ro1">
          <table:table-cell office:value-type="float" office:value="0.321506" calcext:value-type="float">
            <text:p>0.321506</text:p>
          </table:table-cell>
          <table:table-cell office:value-type="float" office:value="0.725632" calcext:value-type="float">
            <text:p>0.725632</text:p>
          </table:table-cell>
        </table:table-row>
        <table:table-row table:style-name="ro1">
          <table:table-cell office:value-type="float" office:value="0.321144" calcext:value-type="float">
            <text:p>0.321144</text:p>
          </table:table-cell>
          <table:table-cell office:value-type="float" office:value="0.725632" calcext:value-type="float">
            <text:p>0.725632</text:p>
          </table:table-cell>
        </table:table-row>
        <table:table-row table:style-name="ro1">
          <table:table-cell office:value-type="float" office:value="0.320782" calcext:value-type="float">
            <text:p>0.320782</text:p>
          </table:table-cell>
          <table:table-cell office:value-type="float" office:value="0.725632" calcext:value-type="float">
            <text:p>0.725632</text:p>
          </table:table-cell>
        </table:table-row>
        <table:table-row table:style-name="ro1">
          <table:table-cell office:value-type="float" office:value="0.320782" calcext:value-type="float">
            <text:p>0.320782</text:p>
          </table:table-cell>
          <table:table-cell office:value-type="float" office:value="0.722022" calcext:value-type="float">
            <text:p>0.722022</text:p>
          </table:table-cell>
        </table:table-row>
        <table:table-row table:style-name="ro1">
          <table:table-cell office:value-type="float" office:value="0.32042" calcext:value-type="float">
            <text:p>0.32042</text:p>
          </table:table-cell>
          <table:table-cell office:value-type="float" office:value="0.722022" calcext:value-type="float">
            <text:p>0.722022</text:p>
          </table:table-cell>
        </table:table-row>
        <table:table-row table:style-name="ro1">
          <table:table-cell office:value-type="float" office:value="0.320058" calcext:value-type="float">
            <text:p>0.320058</text:p>
          </table:table-cell>
          <table:table-cell office:value-type="float" office:value="0.722022" calcext:value-type="float">
            <text:p>0.722022</text:p>
          </table:table-cell>
        </table:table-row>
        <table:table-row table:style-name="ro1">
          <table:table-cell office:value-type="float" office:value="0.319696" calcext:value-type="float">
            <text:p>0.319696</text:p>
          </table:table-cell>
          <table:table-cell office:value-type="float" office:value="0.722022" calcext:value-type="float">
            <text:p>0.722022</text:p>
          </table:table-cell>
        </table:table-row>
        <table:table-row table:style-name="ro1">
          <table:table-cell office:value-type="float" office:value="0.319696" calcext:value-type="float">
            <text:p>0.319696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9334" calcext:value-type="float">
            <text:p>0.319334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8972" calcext:value-type="float">
            <text:p>0.318972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861" calcext:value-type="float">
            <text:p>0.31861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8248" calcext:value-type="float">
            <text:p>0.318248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7886" calcext:value-type="float">
            <text:p>0.317886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7524" calcext:value-type="float">
            <text:p>0.317524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7161" calcext:value-type="float">
            <text:p>0.317161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6799" calcext:value-type="float">
            <text:p>0.316799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6437" calcext:value-type="float">
            <text:p>0.316437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6075" calcext:value-type="float">
            <text:p>0.316075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5713" calcext:value-type="float">
            <text:p>0.315713</text:p>
          </table:table-cell>
          <table:table-cell office:value-type="float" office:value="0.718412" calcext:value-type="float">
            <text:p>0.718412</text:p>
          </table:table-cell>
        </table:table-row>
        <table:table-row table:style-name="ro1">
          <table:table-cell office:value-type="float" office:value="0.315713" calcext:value-type="float">
            <text:p>0.315713</text:p>
          </table:table-cell>
          <table:table-cell office:value-type="float" office:value="0.714801" calcext:value-type="float">
            <text:p>0.714801</text:p>
          </table:table-cell>
        </table:table-row>
        <table:table-row table:style-name="ro1">
          <table:table-cell office:value-type="float" office:value="0.315351" calcext:value-type="float">
            <text:p>0.315351</text:p>
          </table:table-cell>
          <table:table-cell office:value-type="float" office:value="0.714801" calcext:value-type="float">
            <text:p>0.714801</text:p>
          </table:table-cell>
        </table:table-row>
        <table:table-row table:style-name="ro1">
          <table:table-cell office:value-type="float" office:value="0.314989" calcext:value-type="float">
            <text:p>0.314989</text:p>
          </table:table-cell>
          <table:table-cell office:value-type="float" office:value="0.714801" calcext:value-type="float">
            <text:p>0.714801</text:p>
          </table:table-cell>
        </table:table-row>
        <table:table-row table:style-name="ro1">
          <table:table-cell office:value-type="float" office:value="0.314627" calcext:value-type="float">
            <text:p>0.314627</text:p>
          </table:table-cell>
          <table:table-cell office:value-type="float" office:value="0.714801" calcext:value-type="float">
            <text:p>0.714801</text:p>
          </table:table-cell>
        </table:table-row>
        <table:table-row table:style-name="ro1">
          <table:table-cell office:value-type="float" office:value="0.314265" calcext:value-type="float">
            <text:p>0.314265</text:p>
          </table:table-cell>
          <table:table-cell office:value-type="float" office:value="0.714801" calcext:value-type="float">
            <text:p>0.714801</text:p>
          </table:table-cell>
        </table:table-row>
        <table:table-row table:style-name="ro1">
          <table:table-cell office:value-type="float" office:value="0.313903" calcext:value-type="float">
            <text:p>0.313903</text:p>
          </table:table-cell>
          <table:table-cell office:value-type="float" office:value="0.714801" calcext:value-type="float">
            <text:p>0.714801</text:p>
          </table:table-cell>
        </table:table-row>
        <table:table-row table:style-name="ro1">
          <table:table-cell office:value-type="float" office:value="0.313541" calcext:value-type="float">
            <text:p>0.313541</text:p>
          </table:table-cell>
          <table:table-cell office:value-type="float" office:value="0.714801" calcext:value-type="float">
            <text:p>0.714801</text:p>
          </table:table-cell>
        </table:table-row>
        <table:table-row table:style-name="ro1">
          <table:table-cell office:value-type="float" office:value="0.313541" calcext:value-type="float">
            <text:p>0.313541</text:p>
          </table:table-cell>
          <table:table-cell office:value-type="float" office:value="0.711191" calcext:value-type="float">
            <text:p>0.711191</text:p>
          </table:table-cell>
        </table:table-row>
        <table:table-row table:style-name="ro1">
          <table:table-cell office:value-type="float" office:value="0.313179" calcext:value-type="float">
            <text:p>0.313179</text:p>
          </table:table-cell>
          <table:table-cell office:value-type="float" office:value="0.711191" calcext:value-type="float">
            <text:p>0.711191</text:p>
          </table:table-cell>
        </table:table-row>
        <table:table-row table:style-name="ro1">
          <table:table-cell office:value-type="float" office:value="0.312817" calcext:value-type="float">
            <text:p>0.312817</text:p>
          </table:table-cell>
          <table:table-cell office:value-type="float" office:value="0.711191" calcext:value-type="float">
            <text:p>0.711191</text:p>
          </table:table-cell>
        </table:table-row>
        <table:table-row table:style-name="ro1">
          <table:table-cell office:value-type="float" office:value="0.312455" calcext:value-type="float">
            <text:p>0.312455</text:p>
          </table:table-cell>
          <table:table-cell office:value-type="float" office:value="0.711191" calcext:value-type="float">
            <text:p>0.711191</text:p>
          </table:table-cell>
        </table:table-row>
        <table:table-row table:style-name="ro1">
          <table:table-cell office:value-type="float" office:value="0.312455" calcext:value-type="float">
            <text:p>0.312455</text:p>
          </table:table-cell>
          <table:table-cell office:value-type="float" office:value="0.707581" calcext:value-type="float">
            <text:p>0.707581</text:p>
          </table:table-cell>
        </table:table-row>
        <table:table-row table:style-name="ro1">
          <table:table-cell office:value-type="float" office:value="0.312093" calcext:value-type="float">
            <text:p>0.312093</text:p>
          </table:table-cell>
          <table:table-cell office:value-type="float" office:value="0.707581" calcext:value-type="float">
            <text:p>0.707581</text:p>
          </table:table-cell>
        </table:table-row>
        <table:table-row table:style-name="ro1">
          <table:table-cell office:value-type="float" office:value="0.312093" calcext:value-type="float">
            <text:p>0.312093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11731" calcext:value-type="float">
            <text:p>0.311731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11369" calcext:value-type="float">
            <text:p>0.311369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11007" calcext:value-type="float">
            <text:p>0.311007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10644" calcext:value-type="float">
            <text:p>0.310644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10282" calcext:value-type="float">
            <text:p>0.310282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0992" calcext:value-type="float">
            <text:p>0.30992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09558" calcext:value-type="float">
            <text:p>0.309558</text:p>
          </table:table-cell>
          <table:table-cell office:value-type="float" office:value="0.703971" calcext:value-type="float">
            <text:p>0.703971</text:p>
          </table:table-cell>
        </table:table-row>
        <table:table-row table:style-name="ro1">
          <table:table-cell office:value-type="float" office:value="0.309558" calcext:value-type="float">
            <text:p>0.309558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9196" calcext:value-type="float">
            <text:p>0.309196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8834" calcext:value-type="float">
            <text:p>0.308834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8472" calcext:value-type="float">
            <text:p>0.308472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811" calcext:value-type="float">
            <text:p>0.30811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7748" calcext:value-type="float">
            <text:p>0.307748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7386" calcext:value-type="float">
            <text:p>0.307386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7024" calcext:value-type="float">
            <text:p>0.307024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6662" calcext:value-type="float">
            <text:p>0.306662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63" calcext:value-type="float">
            <text:p>0.3063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5938" calcext:value-type="float">
            <text:p>0.305938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5576" calcext:value-type="float">
            <text:p>0.305576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5214" calcext:value-type="float">
            <text:p>0.305214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4852" calcext:value-type="float">
            <text:p>0.304852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449" calcext:value-type="float">
            <text:p>0.30449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4127" calcext:value-type="float">
            <text:p>0.304127</text:p>
          </table:table-cell>
          <table:table-cell office:value-type="float" office:value="0.700361" calcext:value-type="float">
            <text:p>0.700361</text:p>
          </table:table-cell>
        </table:table-row>
        <table:table-row table:style-name="ro1">
          <table:table-cell office:value-type="float" office:value="0.304127" calcext:value-type="float">
            <text:p>0.304127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3765" calcext:value-type="float">
            <text:p>0.30376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3403" calcext:value-type="float">
            <text:p>0.303403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3041" calcext:value-type="float">
            <text:p>0.30304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2679" calcext:value-type="float">
            <text:p>0.30267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2317" calcext:value-type="float">
            <text:p>0.302317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1955" calcext:value-type="float">
            <text:p>0.30195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1593" calcext:value-type="float">
            <text:p>0.301593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1231" calcext:value-type="float">
            <text:p>0.30123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0869" calcext:value-type="float">
            <text:p>0.30086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0507" calcext:value-type="float">
            <text:p>0.300507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300145" calcext:value-type="float">
            <text:p>0.30014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9783" calcext:value-type="float">
            <text:p>0.299783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9421" calcext:value-type="float">
            <text:p>0.29942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9059" calcext:value-type="float">
            <text:p>0.29905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8697" calcext:value-type="float">
            <text:p>0.298697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8335" calcext:value-type="float">
            <text:p>0.29833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7972" calcext:value-type="float">
            <text:p>0.297972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761" calcext:value-type="float">
            <text:p>0.2976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7248" calcext:value-type="float">
            <text:p>0.297248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6886" calcext:value-type="float">
            <text:p>0.296886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6524" calcext:value-type="float">
            <text:p>0.296524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6162" calcext:value-type="float">
            <text:p>0.296162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58" calcext:value-type="float">
            <text:p>0.2958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5438" calcext:value-type="float">
            <text:p>0.295438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5076" calcext:value-type="float">
            <text:p>0.295076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4714" calcext:value-type="float">
            <text:p>0.294714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4352" calcext:value-type="float">
            <text:p>0.294352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399" calcext:value-type="float">
            <text:p>0.2939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3628" calcext:value-type="float">
            <text:p>0.293628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3266" calcext:value-type="float">
            <text:p>0.293266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2904" calcext:value-type="float">
            <text:p>0.292904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2542" calcext:value-type="float">
            <text:p>0.292542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218" calcext:value-type="float">
            <text:p>0.29218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1818" calcext:value-type="float">
            <text:p>0.291818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1455" calcext:value-type="float">
            <text:p>0.29145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1093" calcext:value-type="float">
            <text:p>0.291093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0731" calcext:value-type="float">
            <text:p>0.29073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0369" calcext:value-type="float">
            <text:p>0.29036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90007" calcext:value-type="float">
            <text:p>0.290007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9645" calcext:value-type="float">
            <text:p>0.28964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9283" calcext:value-type="float">
            <text:p>0.289283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8921" calcext:value-type="float">
            <text:p>0.28892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8559" calcext:value-type="float">
            <text:p>0.28855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8197" calcext:value-type="float">
            <text:p>0.288197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7835" calcext:value-type="float">
            <text:p>0.28783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7473" calcext:value-type="float">
            <text:p>0.287473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7111" calcext:value-type="float">
            <text:p>0.28711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6749" calcext:value-type="float">
            <text:p>0.28674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6387" calcext:value-type="float">
            <text:p>0.286387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6025" calcext:value-type="float">
            <text:p>0.286025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5663" calcext:value-type="float">
            <text:p>0.285663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5301" calcext:value-type="float">
            <text:p>0.285301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4938" calcext:value-type="float">
            <text:p>0.284938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4576" calcext:value-type="float">
            <text:p>0.284576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4214" calcext:value-type="float">
            <text:p>0.284214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3852" calcext:value-type="float">
            <text:p>0.283852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349" calcext:value-type="float">
            <text:p>0.28349</text:p>
          </table:table-cell>
          <table:table-cell office:value-type="float" office:value="0.696751" calcext:value-type="float">
            <text:p>0.696751</text:p>
          </table:table-cell>
        </table:table-row>
        <table:table-row table:style-name="ro1">
          <table:table-cell office:value-type="float" office:value="0.28349" calcext:value-type="float">
            <text:p>0.28349</text:p>
          </table:table-cell>
          <table:table-cell office:value-type="float" office:value="0.693141" calcext:value-type="float">
            <text:p>0.693141</text:p>
          </table:table-cell>
        </table:table-row>
        <table:table-row table:style-name="ro1">
          <table:table-cell office:value-type="float" office:value="0.283128" calcext:value-type="float">
            <text:p>0.283128</text:p>
          </table:table-cell>
          <table:table-cell office:value-type="float" office:value="0.693141" calcext:value-type="float">
            <text:p>0.693141</text:p>
          </table:table-cell>
        </table:table-row>
        <table:table-row table:style-name="ro1">
          <table:table-cell office:value-type="float" office:value="0.283128" calcext:value-type="float">
            <text:p>0.283128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2766" calcext:value-type="float">
            <text:p>0.282766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2404" calcext:value-type="float">
            <text:p>0.282404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2042" calcext:value-type="float">
            <text:p>0.282042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168" calcext:value-type="float">
            <text:p>0.28168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1318" calcext:value-type="float">
            <text:p>0.281318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0956" calcext:value-type="float">
            <text:p>0.280956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0594" calcext:value-type="float">
            <text:p>0.280594</text:p>
          </table:table-cell>
          <table:table-cell office:value-type="float" office:value="0.689531" calcext:value-type="float">
            <text:p>0.689531</text:p>
          </table:table-cell>
        </table:table-row>
        <table:table-row table:style-name="ro1">
          <table:table-cell office:value-type="float" office:value="0.280594" calcext:value-type="float">
            <text:p>0.280594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80232" calcext:value-type="float">
            <text:p>0.280232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987" calcext:value-type="float">
            <text:p>0.27987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9508" calcext:value-type="float">
            <text:p>0.279508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9146" calcext:value-type="float">
            <text:p>0.279146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8783" calcext:value-type="float">
            <text:p>0.278783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8421" calcext:value-type="float">
            <text:p>0.278421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8059" calcext:value-type="float">
            <text:p>0.278059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7697" calcext:value-type="float">
            <text:p>0.277697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7335" calcext:value-type="float">
            <text:p>0.277335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6973" calcext:value-type="float">
            <text:p>0.276973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6611" calcext:value-type="float">
            <text:p>0.276611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6249" calcext:value-type="float">
            <text:p>0.276249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5887" calcext:value-type="float">
            <text:p>0.275887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5525" calcext:value-type="float">
            <text:p>0.275525</text:p>
          </table:table-cell>
          <table:table-cell office:value-type="float" office:value="0.685921" calcext:value-type="float">
            <text:p>0.685921</text:p>
          </table:table-cell>
        </table:table-row>
        <table:table-row table:style-name="ro1">
          <table:table-cell office:value-type="float" office:value="0.275525" calcext:value-type="float">
            <text:p>0.275525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5163" calcext:value-type="float">
            <text:p>0.275163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4801" calcext:value-type="float">
            <text:p>0.274801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4439" calcext:value-type="float">
            <text:p>0.274439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4077" calcext:value-type="float">
            <text:p>0.274077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3715" calcext:value-type="float">
            <text:p>0.273715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3353" calcext:value-type="float">
            <text:p>0.273353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2991" calcext:value-type="float">
            <text:p>0.272991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2629" calcext:value-type="float">
            <text:p>0.272629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2266" calcext:value-type="float">
            <text:p>0.272266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1904" calcext:value-type="float">
            <text:p>0.271904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1542" calcext:value-type="float">
            <text:p>0.271542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118" calcext:value-type="float">
            <text:p>0.27118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0818" calcext:value-type="float">
            <text:p>0.270818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0456" calcext:value-type="float">
            <text:p>0.270456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70094" calcext:value-type="float">
            <text:p>0.270094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69732" calcext:value-type="float">
            <text:p>0.269732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6937" calcext:value-type="float">
            <text:p>0.26937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69008" calcext:value-type="float">
            <text:p>0.269008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68646" calcext:value-type="float">
            <text:p>0.268646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68284" calcext:value-type="float">
            <text:p>0.268284</text:p>
          </table:table-cell>
          <table:table-cell office:value-type="float" office:value="0.68231" calcext:value-type="float">
            <text:p>0.68231</text:p>
          </table:table-cell>
        </table:table-row>
        <table:table-row table:style-name="ro1">
          <table:table-cell office:value-type="float" office:value="0.268284" calcext:value-type="float">
            <text:p>0.268284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7922" calcext:value-type="float">
            <text:p>0.267922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756" calcext:value-type="float">
            <text:p>0.26756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7198" calcext:value-type="float">
            <text:p>0.267198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6836" calcext:value-type="float">
            <text:p>0.266836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6474" calcext:value-type="float">
            <text:p>0.266474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6112" calcext:value-type="float">
            <text:p>0.266112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5749" calcext:value-type="float">
            <text:p>0.265749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5387" calcext:value-type="float">
            <text:p>0.265387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5025" calcext:value-type="float">
            <text:p>0.265025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4663" calcext:value-type="float">
            <text:p>0.264663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float" office:value="0.264663" calcext:value-type="float">
            <text:p>0.264663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4301" calcext:value-type="float">
            <text:p>0.264301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3939" calcext:value-type="float">
            <text:p>0.263939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3577" calcext:value-type="float">
            <text:p>0.263577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3215" calcext:value-type="float">
            <text:p>0.263215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2853" calcext:value-type="float">
            <text:p>0.262853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2491" calcext:value-type="float">
            <text:p>0.262491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2129" calcext:value-type="float">
            <text:p>0.262129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1767" calcext:value-type="float">
            <text:p>0.261767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1405" calcext:value-type="float">
            <text:p>0.261405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1043" calcext:value-type="float">
            <text:p>0.261043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0681" calcext:value-type="float">
            <text:p>0.260681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60319" calcext:value-type="float">
            <text:p>0.260319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9957" calcext:value-type="float">
            <text:p>0.259957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9594" calcext:value-type="float">
            <text:p>0.259594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9232" calcext:value-type="float">
            <text:p>0.259232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887" calcext:value-type="float">
            <text:p>0.25887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8508" calcext:value-type="float">
            <text:p>0.258508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8146" calcext:value-type="float">
            <text:p>0.258146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7784" calcext:value-type="float">
            <text:p>0.257784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7422" calcext:value-type="float">
            <text:p>0.257422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706" calcext:value-type="float">
            <text:p>0.25706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6698" calcext:value-type="float">
            <text:p>0.256698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6336" calcext:value-type="float">
            <text:p>0.256336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5974" calcext:value-type="float">
            <text:p>0.255974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5612" calcext:value-type="float">
            <text:p>0.255612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525" calcext:value-type="float">
            <text:p>0.25525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4888" calcext:value-type="float">
            <text:p>0.254888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4526" calcext:value-type="float">
            <text:p>0.254526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4164" calcext:value-type="float">
            <text:p>0.254164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3802" calcext:value-type="float">
            <text:p>0.253802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344" calcext:value-type="float">
            <text:p>0.25344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3077" calcext:value-type="float">
            <text:p>0.253077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2715" calcext:value-type="float">
            <text:p>0.252715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2353" calcext:value-type="float">
            <text:p>0.252353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1991" calcext:value-type="float">
            <text:p>0.251991</text:p>
          </table:table-cell>
          <table:table-cell office:value-type="float" office:value="0.67509" calcext:value-type="float">
            <text:p>0.67509</text:p>
          </table:table-cell>
        </table:table-row>
        <table:table-row table:style-name="ro1">
          <table:table-cell office:value-type="float" office:value="0.251991" calcext:value-type="float">
            <text:p>0.251991</text:p>
          </table:table-cell>
          <table:table-cell office:value-type="float" office:value="0.67148" calcext:value-type="float">
            <text:p>0.67148</text:p>
          </table:table-cell>
        </table:table-row>
        <table:table-row table:style-name="ro1">
          <table:table-cell office:value-type="float" office:value="0.251991" calcext:value-type="float">
            <text:p>0.251991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51629" calcext:value-type="float">
            <text:p>0.251629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51267" calcext:value-type="float">
            <text:p>0.251267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50905" calcext:value-type="float">
            <text:p>0.250905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50543" calcext:value-type="float">
            <text:p>0.25054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50181" calcext:value-type="float">
            <text:p>0.250181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9819" calcext:value-type="float">
            <text:p>0.249819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9457" calcext:value-type="float">
            <text:p>0.249457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9095" calcext:value-type="float">
            <text:p>0.249095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8733" calcext:value-type="float">
            <text:p>0.24873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8371" calcext:value-type="float">
            <text:p>0.248371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8009" calcext:value-type="float">
            <text:p>0.248009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7647" calcext:value-type="float">
            <text:p>0.247647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7285" calcext:value-type="float">
            <text:p>0.247285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6923" calcext:value-type="float">
            <text:p>0.24692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656" calcext:value-type="float">
            <text:p>0.24656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6198" calcext:value-type="float">
            <text:p>0.246198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5836" calcext:value-type="float">
            <text:p>0.245836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5474" calcext:value-type="float">
            <text:p>0.245474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5112" calcext:value-type="float">
            <text:p>0.245112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475" calcext:value-type="float">
            <text:p>0.24475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4388" calcext:value-type="float">
            <text:p>0.244388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4026" calcext:value-type="float">
            <text:p>0.244026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3664" calcext:value-type="float">
            <text:p>0.243664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3302" calcext:value-type="float">
            <text:p>0.243302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294" calcext:value-type="float">
            <text:p>0.24294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2578" calcext:value-type="float">
            <text:p>0.242578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2216" calcext:value-type="float">
            <text:p>0.242216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1854" calcext:value-type="float">
            <text:p>0.241854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1492" calcext:value-type="float">
            <text:p>0.241492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113" calcext:value-type="float">
            <text:p>0.2411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0768" calcext:value-type="float">
            <text:p>0.240768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0406" calcext:value-type="float">
            <text:p>0.240406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40043" calcext:value-type="float">
            <text:p>0.24004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9681" calcext:value-type="float">
            <text:p>0.239681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9319" calcext:value-type="float">
            <text:p>0.239319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8957" calcext:value-type="float">
            <text:p>0.238957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8595" calcext:value-type="float">
            <text:p>0.238595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8233" calcext:value-type="float">
            <text:p>0.23823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7871" calcext:value-type="float">
            <text:p>0.237871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7509" calcext:value-type="float">
            <text:p>0.237509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7147" calcext:value-type="float">
            <text:p>0.237147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6785" calcext:value-type="float">
            <text:p>0.236785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6423" calcext:value-type="float">
            <text:p>0.23642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6061" calcext:value-type="float">
            <text:p>0.236061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5699" calcext:value-type="float">
            <text:p>0.235699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5337" calcext:value-type="float">
            <text:p>0.235337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4975" calcext:value-type="float">
            <text:p>0.234975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4613" calcext:value-type="float">
            <text:p>0.234613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4251" calcext:value-type="float">
            <text:p>0.234251</text:p>
          </table:table-cell>
          <table:table-cell office:value-type="float" office:value="0.66787" calcext:value-type="float">
            <text:p>0.66787</text:p>
          </table:table-cell>
        </table:table-row>
        <table:table-row table:style-name="ro1">
          <table:table-cell office:value-type="float" office:value="0.234251" calcext:value-type="float">
            <text:p>0.234251</text:p>
          </table:table-cell>
          <table:table-cell office:value-type="float" office:value="0.66426" calcext:value-type="float">
            <text:p>0.66426</text:p>
          </table:table-cell>
        </table:table-row>
        <table:table-row table:style-name="ro1">
          <table:table-cell office:value-type="float" office:value="0.233888" calcext:value-type="float">
            <text:p>0.233888</text:p>
          </table:table-cell>
          <table:table-cell office:value-type="float" office:value="0.66426" calcext:value-type="float">
            <text:p>0.66426</text:p>
          </table:table-cell>
        </table:table-row>
        <table:table-row table:style-name="ro1">
          <table:table-cell office:value-type="float" office:value="0.233526" calcext:value-type="float">
            <text:p>0.233526</text:p>
          </table:table-cell>
          <table:table-cell office:value-type="float" office:value="0.66426" calcext:value-type="float">
            <text:p>0.66426</text:p>
          </table:table-cell>
        </table:table-row>
        <table:table-row table:style-name="ro1">
          <table:table-cell office:value-type="float" office:value="0.233164" calcext:value-type="float">
            <text:p>0.233164</text:p>
          </table:table-cell>
          <table:table-cell office:value-type="float" office:value="0.66426" calcext:value-type="float">
            <text:p>0.66426</text:p>
          </table:table-cell>
        </table:table-row>
        <table:table-row table:style-name="ro1">
          <table:table-cell office:value-type="float" office:value="0.233164" calcext:value-type="float">
            <text:p>0.233164</text:p>
          </table:table-cell>
          <table:table-cell office:value-type="float" office:value="0.66065" calcext:value-type="float">
            <text:p>0.66065</text:p>
          </table:table-cell>
        </table:table-row>
        <table:table-row table:style-name="ro1">
          <table:table-cell office:value-type="float" office:value="0.232802" calcext:value-type="float">
            <text:p>0.232802</text:p>
          </table:table-cell>
          <table:table-cell office:value-type="float" office:value="0.66065" calcext:value-type="float">
            <text:p>0.66065</text:p>
          </table:table-cell>
        </table:table-row>
        <table:table-row table:style-name="ro1">
          <table:table-cell office:value-type="float" office:value="0.23244" calcext:value-type="float">
            <text:p>0.23244</text:p>
          </table:table-cell>
          <table:table-cell office:value-type="float" office:value="0.66065" calcext:value-type="float">
            <text:p>0.66065</text:p>
          </table:table-cell>
        </table:table-row>
        <table:table-row table:style-name="ro1">
          <table:table-cell office:value-type="float" office:value="0.232078" calcext:value-type="float">
            <text:p>0.232078</text:p>
          </table:table-cell>
          <table:table-cell office:value-type="float" office:value="0.66065" calcext:value-type="float">
            <text:p>0.66065</text:p>
          </table:table-cell>
        </table:table-row>
        <table:table-row table:style-name="ro1">
          <table:table-cell office:value-type="float" office:value="0.231716" calcext:value-type="float">
            <text:p>0.231716</text:p>
          </table:table-cell>
          <table:table-cell office:value-type="float" office:value="0.66065" calcext:value-type="float">
            <text:p>0.66065</text:p>
          </table:table-cell>
        </table:table-row>
        <table:table-row table:style-name="ro1">
          <table:table-cell office:value-type="float" office:value="0.231716" calcext:value-type="float">
            <text:p>0.231716</text:p>
          </table:table-cell>
          <table:table-cell office:value-type="float" office:value="0.65704" calcext:value-type="float">
            <text:p>0.65704</text:p>
          </table:table-cell>
        </table:table-row>
        <table:table-row table:style-name="ro1">
          <table:table-cell office:value-type="float" office:value="0.231354" calcext:value-type="float">
            <text:p>0.231354</text:p>
          </table:table-cell>
          <table:table-cell office:value-type="float" office:value="0.65704" calcext:value-type="float">
            <text:p>0.65704</text:p>
          </table:table-cell>
        </table:table-row>
        <table:table-row table:style-name="ro1">
          <table:table-cell office:value-type="float" office:value="0.231354" calcext:value-type="float">
            <text:p>0.231354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30992" calcext:value-type="float">
            <text:p>0.230992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3063" calcext:value-type="float">
            <text:p>0.23063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30268" calcext:value-type="float">
            <text:p>0.230268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9906" calcext:value-type="float">
            <text:p>0.229906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9544" calcext:value-type="float">
            <text:p>0.229544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9182" calcext:value-type="float">
            <text:p>0.229182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882" calcext:value-type="float">
            <text:p>0.22882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8458" calcext:value-type="float">
            <text:p>0.228458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8096" calcext:value-type="float">
            <text:p>0.228096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7734" calcext:value-type="float">
            <text:p>0.227734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7371" calcext:value-type="float">
            <text:p>0.227371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7009" calcext:value-type="float">
            <text:p>0.227009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6647" calcext:value-type="float">
            <text:p>0.226647</text:p>
          </table:table-cell>
          <table:table-cell office:value-type="float" office:value="0.65343" calcext:value-type="float">
            <text:p>0.65343</text:p>
          </table:table-cell>
        </table:table-row>
        <table:table-row table:style-name="ro1">
          <table:table-cell office:value-type="float" office:value="0.226647" calcext:value-type="float">
            <text:p>0.226647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6285" calcext:value-type="float">
            <text:p>0.226285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5923" calcext:value-type="float">
            <text:p>0.225923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5561" calcext:value-type="float">
            <text:p>0.225561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5199" calcext:value-type="float">
            <text:p>0.225199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4837" calcext:value-type="float">
            <text:p>0.224837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4475" calcext:value-type="float">
            <text:p>0.224475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4113" calcext:value-type="float">
            <text:p>0.224113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3751" calcext:value-type="float">
            <text:p>0.223751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3389" calcext:value-type="float">
            <text:p>0.223389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3027" calcext:value-type="float">
            <text:p>0.223027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2665" calcext:value-type="float">
            <text:p>0.222665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2303" calcext:value-type="float">
            <text:p>0.222303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1941" calcext:value-type="float">
            <text:p>0.221941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1579" calcext:value-type="float">
            <text:p>0.221579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1217" calcext:value-type="float">
            <text:p>0.221217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0854" calcext:value-type="float">
            <text:p>0.220854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0492" calcext:value-type="float">
            <text:p>0.220492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2013" calcext:value-type="float">
            <text:p>0.22013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9768" calcext:value-type="float">
            <text:p>0.219768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9406" calcext:value-type="float">
            <text:p>0.219406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9044" calcext:value-type="float">
            <text:p>0.219044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8682" calcext:value-type="float">
            <text:p>0.218682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832" calcext:value-type="float">
            <text:p>0.21832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7958" calcext:value-type="float">
            <text:p>0.217958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7596" calcext:value-type="float">
            <text:p>0.217596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7234" calcext:value-type="float">
            <text:p>0.217234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6872" calcext:value-type="float">
            <text:p>0.216872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651" calcext:value-type="float">
            <text:p>0.21651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6148" calcext:value-type="float">
            <text:p>0.216148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5786" calcext:value-type="float">
            <text:p>0.215786</text:p>
          </table:table-cell>
          <table:table-cell office:value-type="float" office:value="0.649819" calcext:value-type="float">
            <text:p>0.649819</text:p>
          </table:table-cell>
        </table:table-row>
        <table:table-row table:style-name="ro1">
          <table:table-cell office:value-type="float" office:value="0.215786" calcext:value-type="float">
            <text:p>0.215786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5424" calcext:value-type="float">
            <text:p>0.215424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5062" calcext:value-type="float">
            <text:p>0.215062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4699" calcext:value-type="float">
            <text:p>0.214699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4337" calcext:value-type="float">
            <text:p>0.214337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3975" calcext:value-type="float">
            <text:p>0.213975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3613" calcext:value-type="float">
            <text:p>0.213613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3251" calcext:value-type="float">
            <text:p>0.213251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2889" calcext:value-type="float">
            <text:p>0.212889</text:p>
          </table:table-cell>
          <table:table-cell office:value-type="float" office:value="0.646209" calcext:value-type="float">
            <text:p>0.646209</text:p>
          </table:table-cell>
        </table:table-row>
        <table:table-row table:style-name="ro1">
          <table:table-cell office:value-type="float" office:value="0.212889" calcext:value-type="float">
            <text:p>0.212889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12527" calcext:value-type="float">
            <text:p>0.212527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12165" calcext:value-type="float">
            <text:p>0.212165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11803" calcext:value-type="float">
            <text:p>0.211803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11441" calcext:value-type="float">
            <text:p>0.211441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11079" calcext:value-type="float">
            <text:p>0.211079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10717" calcext:value-type="float">
            <text:p>0.210717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10355" calcext:value-type="float">
            <text:p>0.210355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9993" calcext:value-type="float">
            <text:p>0.209993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9631" calcext:value-type="float">
            <text:p>0.209631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9269" calcext:value-type="float">
            <text:p>0.209269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8907" calcext:value-type="float">
            <text:p>0.208907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8545" calcext:value-type="float">
            <text:p>0.208545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8182" calcext:value-type="float">
            <text:p>0.208182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782" calcext:value-type="float">
            <text:p>0.20782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7458" calcext:value-type="float">
            <text:p>0.207458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7096" calcext:value-type="float">
            <text:p>0.207096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6734" calcext:value-type="float">
            <text:p>0.206734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6372" calcext:value-type="float">
            <text:p>0.206372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601" calcext:value-type="float">
            <text:p>0.20601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5648" calcext:value-type="float">
            <text:p>0.205648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5286" calcext:value-type="float">
            <text:p>0.205286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4924" calcext:value-type="float">
            <text:p>0.204924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4562" calcext:value-type="float">
            <text:p>0.204562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42" calcext:value-type="float">
            <text:p>0.2042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3838" calcext:value-type="float">
            <text:p>0.203838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3476" calcext:value-type="float">
            <text:p>0.203476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3114" calcext:value-type="float">
            <text:p>0.203114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2752" calcext:value-type="float">
            <text:p>0.202752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239" calcext:value-type="float">
            <text:p>0.20239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2028" calcext:value-type="float">
            <text:p>0.202028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1665" calcext:value-type="float">
            <text:p>0.201665</text:p>
          </table:table-cell>
          <table:table-cell office:value-type="float" office:value="0.642599" calcext:value-type="float">
            <text:p>0.642599</text:p>
          </table:table-cell>
        </table:table-row>
        <table:table-row table:style-name="ro1">
          <table:table-cell office:value-type="float" office:value="0.201665" calcext:value-type="float">
            <text:p>0.201665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201303" calcext:value-type="float">
            <text:p>0.201303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200941" calcext:value-type="float">
            <text:p>0.200941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200579" calcext:value-type="float">
            <text:p>0.200579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200217" calcext:value-type="float">
            <text:p>0.200217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9855" calcext:value-type="float">
            <text:p>0.199855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9493" calcext:value-type="float">
            <text:p>0.199493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9131" calcext:value-type="float">
            <text:p>0.199131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8769" calcext:value-type="float">
            <text:p>0.198769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8407" calcext:value-type="float">
            <text:p>0.198407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8045" calcext:value-type="float">
            <text:p>0.198045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7683" calcext:value-type="float">
            <text:p>0.197683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7321" calcext:value-type="float">
            <text:p>0.197321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6959" calcext:value-type="float">
            <text:p>0.196959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6597" calcext:value-type="float">
            <text:p>0.196597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6235" calcext:value-type="float">
            <text:p>0.196235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5873" calcext:value-type="float">
            <text:p>0.195873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551" calcext:value-type="float">
            <text:p>0.19551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5148" calcext:value-type="float">
            <text:p>0.195148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4786" calcext:value-type="float">
            <text:p>0.194786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4424" calcext:value-type="float">
            <text:p>0.194424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4062" calcext:value-type="float">
            <text:p>0.194062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37" calcext:value-type="float">
            <text:p>0.1937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3338" calcext:value-type="float">
            <text:p>0.193338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2976" calcext:value-type="float">
            <text:p>0.192976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2614" calcext:value-type="float">
            <text:p>0.192614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2252" calcext:value-type="float">
            <text:p>0.192252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189" calcext:value-type="float">
            <text:p>0.19189</text:p>
          </table:table-cell>
          <table:table-cell office:value-type="float" office:value="0.638989" calcext:value-type="float">
            <text:p>0.638989</text:p>
          </table:table-cell>
        </table:table-row>
        <table:table-row table:style-name="ro1">
          <table:table-cell office:value-type="float" office:value="0.19189" calcext:value-type="float">
            <text:p>0.19189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91528" calcext:value-type="float">
            <text:p>0.191528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91166" calcext:value-type="float">
            <text:p>0.191166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90804" calcext:value-type="float">
            <text:p>0.190804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90442" calcext:value-type="float">
            <text:p>0.190442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9008" calcext:value-type="float">
            <text:p>0.19008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89718" calcext:value-type="float">
            <text:p>0.189718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89356" calcext:value-type="float">
            <text:p>0.189356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88993" calcext:value-type="float">
            <text:p>0.188993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88631" calcext:value-type="float">
            <text:p>0.188631</text:p>
          </table:table-cell>
          <table:table-cell office:value-type="float" office:value="0.635379" calcext:value-type="float">
            <text:p>0.635379</text:p>
          </table:table-cell>
        </table:table-row>
        <table:table-row table:style-name="ro1">
          <table:table-cell office:value-type="float" office:value="0.188631" calcext:value-type="float">
            <text:p>0.188631</text:p>
          </table:table-cell>
          <table:table-cell office:value-type="float" office:value="0.631769" calcext:value-type="float">
            <text:p>0.631769</text:p>
          </table:table-cell>
        </table:table-row>
        <table:table-row table:style-name="ro1">
          <table:table-cell office:value-type="float" office:value="0.188269" calcext:value-type="float">
            <text:p>0.188269</text:p>
          </table:table-cell>
          <table:table-cell office:value-type="float" office:value="0.631769" calcext:value-type="float">
            <text:p>0.631769</text:p>
          </table:table-cell>
        </table:table-row>
        <table:table-row table:style-name="ro1">
          <table:table-cell office:value-type="float" office:value="0.187907" calcext:value-type="float">
            <text:p>0.187907</text:p>
          </table:table-cell>
          <table:table-cell office:value-type="float" office:value="0.631769" calcext:value-type="float">
            <text:p>0.631769</text:p>
          </table:table-cell>
        </table:table-row>
        <table:table-row table:style-name="ro1">
          <table:table-cell office:value-type="float" office:value="0.187545" calcext:value-type="float">
            <text:p>0.187545</text:p>
          </table:table-cell>
          <table:table-cell office:value-type="float" office:value="0.631769" calcext:value-type="float">
            <text:p>0.631769</text:p>
          </table:table-cell>
        </table:table-row>
        <table:table-row table:style-name="ro1">
          <table:table-cell office:value-type="float" office:value="0.187183" calcext:value-type="float">
            <text:p>0.187183</text:p>
          </table:table-cell>
          <table:table-cell office:value-type="float" office:value="0.631769" calcext:value-type="float">
            <text:p>0.631769</text:p>
          </table:table-cell>
        </table:table-row>
        <table:table-row table:style-name="ro1">
          <table:table-cell office:value-type="float" office:value="0.186821" calcext:value-type="float">
            <text:p>0.186821</text:p>
          </table:table-cell>
          <table:table-cell office:value-type="float" office:value="0.631769" calcext:value-type="float">
            <text:p>0.631769</text:p>
          </table:table-cell>
        </table:table-row>
        <table:table-row table:style-name="ro1">
          <table:table-cell office:value-type="float" office:value="0.186821" calcext:value-type="float">
            <text:p>0.186821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6459" calcext:value-type="float">
            <text:p>0.186459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6097" calcext:value-type="float">
            <text:p>0.186097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5735" calcext:value-type="float">
            <text:p>0.185735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5373" calcext:value-type="float">
            <text:p>0.185373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5011" calcext:value-type="float">
            <text:p>0.185011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4649" calcext:value-type="float">
            <text:p>0.184649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4287" calcext:value-type="float">
            <text:p>0.184287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3925" calcext:value-type="float">
            <text:p>0.183925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3563" calcext:value-type="float">
            <text:p>0.183563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3201" calcext:value-type="float">
            <text:p>0.183201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2839" calcext:value-type="float">
            <text:p>0.182839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2476" calcext:value-type="float">
            <text:p>0.182476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2114" calcext:value-type="float">
            <text:p>0.182114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1752" calcext:value-type="float">
            <text:p>0.181752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139" calcext:value-type="float">
            <text:p>0.18139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1028" calcext:value-type="float">
            <text:p>0.181028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0666" calcext:value-type="float">
            <text:p>0.180666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80304" calcext:value-type="float">
            <text:p>0.180304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79942" calcext:value-type="float">
            <text:p>0.179942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7958" calcext:value-type="float">
            <text:p>0.17958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79218" calcext:value-type="float">
            <text:p>0.179218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78856" calcext:value-type="float">
            <text:p>0.178856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78494" calcext:value-type="float">
            <text:p>0.178494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78132" calcext:value-type="float">
            <text:p>0.178132</text:p>
          </table:table-cell>
          <table:table-cell office:value-type="float" office:value="0.628159" calcext:value-type="float">
            <text:p>0.628159</text:p>
          </table:table-cell>
        </table:table-row>
        <table:table-row table:style-name="ro1">
          <table:table-cell office:value-type="float" office:value="0.178132" calcext:value-type="float">
            <text:p>0.178132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777" calcext:value-type="float">
            <text:p>0.17777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7408" calcext:value-type="float">
            <text:p>0.177408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7046" calcext:value-type="float">
            <text:p>0.177046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6684" calcext:value-type="float">
            <text:p>0.176684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6322" calcext:value-type="float">
            <text:p>0.176322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5959" calcext:value-type="float">
            <text:p>0.175959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5597" calcext:value-type="float">
            <text:p>0.175597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5235" calcext:value-type="float">
            <text:p>0.175235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4873" calcext:value-type="float">
            <text:p>0.174873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4511" calcext:value-type="float">
            <text:p>0.174511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4149" calcext:value-type="float">
            <text:p>0.174149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3787" calcext:value-type="float">
            <text:p>0.173787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3425" calcext:value-type="float">
            <text:p>0.173425</text:p>
          </table:table-cell>
          <table:table-cell office:value-type="float" office:value="0.624549" calcext:value-type="float">
            <text:p>0.624549</text:p>
          </table:table-cell>
        </table:table-row>
        <table:table-row table:style-name="ro1">
          <table:table-cell office:value-type="float" office:value="0.173425" calcext:value-type="float">
            <text:p>0.173425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3063" calcext:value-type="float">
            <text:p>0.173063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2701" calcext:value-type="float">
            <text:p>0.172701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2339" calcext:value-type="float">
            <text:p>0.172339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1977" calcext:value-type="float">
            <text:p>0.171977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1615" calcext:value-type="float">
            <text:p>0.171615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1253" calcext:value-type="float">
            <text:p>0.171253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0891" calcext:value-type="float">
            <text:p>0.170891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0529" calcext:value-type="float">
            <text:p>0.170529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70167" calcext:value-type="float">
            <text:p>0.170167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9804" calcext:value-type="float">
            <text:p>0.169804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9442" calcext:value-type="float">
            <text:p>0.169442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908" calcext:value-type="float">
            <text:p>0.16908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8718" calcext:value-type="float">
            <text:p>0.168718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8356" calcext:value-type="float">
            <text:p>0.168356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7994" calcext:value-type="float">
            <text:p>0.167994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7632" calcext:value-type="float">
            <text:p>0.167632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727" calcext:value-type="float">
            <text:p>0.16727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6908" calcext:value-type="float">
            <text:p>0.166908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6546" calcext:value-type="float">
            <text:p>0.166546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6184" calcext:value-type="float">
            <text:p>0.166184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5822" calcext:value-type="float">
            <text:p>0.165822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546" calcext:value-type="float">
            <text:p>0.16546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5098" calcext:value-type="float">
            <text:p>0.165098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4736" calcext:value-type="float">
            <text:p>0.164736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4374" calcext:value-type="float">
            <text:p>0.164374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4012" calcext:value-type="float">
            <text:p>0.164012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365" calcext:value-type="float">
            <text:p>0.16365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3287" calcext:value-type="float">
            <text:p>0.163287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2925" calcext:value-type="float">
            <text:p>0.162925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2563" calcext:value-type="float">
            <text:p>0.162563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2201" calcext:value-type="float">
            <text:p>0.162201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1839" calcext:value-type="float">
            <text:p>0.161839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1477" calcext:value-type="float">
            <text:p>0.161477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1115" calcext:value-type="float">
            <text:p>0.161115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0753" calcext:value-type="float">
            <text:p>0.160753</text:p>
          </table:table-cell>
          <table:table-cell office:value-type="float" office:value="0.620939" calcext:value-type="float">
            <text:p>0.620939</text:p>
          </table:table-cell>
        </table:table-row>
        <table:table-row table:style-name="ro1">
          <table:table-cell office:value-type="float" office:value="0.160753" calcext:value-type="float">
            <text:p>0.160753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60391" calcext:value-type="float">
            <text:p>0.160391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60029" calcext:value-type="float">
            <text:p>0.160029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9667" calcext:value-type="float">
            <text:p>0.159667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9305" calcext:value-type="float">
            <text:p>0.159305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8943" calcext:value-type="float">
            <text:p>0.158943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8581" calcext:value-type="float">
            <text:p>0.158581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8219" calcext:value-type="float">
            <text:p>0.158219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7857" calcext:value-type="float">
            <text:p>0.157857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7495" calcext:value-type="float">
            <text:p>0.157495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7133" calcext:value-type="float">
            <text:p>0.157133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677" calcext:value-type="float">
            <text:p>0.15677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6408" calcext:value-type="float">
            <text:p>0.156408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6046" calcext:value-type="float">
            <text:p>0.156046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5684" calcext:value-type="float">
            <text:p>0.155684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5322" calcext:value-type="float">
            <text:p>0.155322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496" calcext:value-type="float">
            <text:p>0.15496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4598" calcext:value-type="float">
            <text:p>0.154598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4236" calcext:value-type="float">
            <text:p>0.154236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3874" calcext:value-type="float">
            <text:p>0.153874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3512" calcext:value-type="float">
            <text:p>0.153512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315" calcext:value-type="float">
            <text:p>0.15315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0.15315" calcext:value-type="float">
            <text:p>0.15315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2788" calcext:value-type="float">
            <text:p>0.152788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2426" calcext:value-type="float">
            <text:p>0.152426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2064" calcext:value-type="float">
            <text:p>0.152064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1702" calcext:value-type="float">
            <text:p>0.151702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134" calcext:value-type="float">
            <text:p>0.15134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0978" calcext:value-type="float">
            <text:p>0.150978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0615" calcext:value-type="float">
            <text:p>0.150615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0.150615" calcext:value-type="float">
            <text:p>0.150615</text:p>
          </table:table-cell>
          <table:table-cell office:value-type="float" office:value="0.610108" calcext:value-type="float">
            <text:p>0.610108</text:p>
          </table:table-cell>
        </table:table-row>
        <table:table-row table:style-name="ro1">
          <table:table-cell office:value-type="float" office:value="0.150615" calcext:value-type="float">
            <text:p>0.150615</text:p>
          </table:table-cell>
          <table:table-cell office:value-type="float" office:value="0.606498" calcext:value-type="float">
            <text:p>0.606498</text:p>
          </table:table-cell>
        </table:table-row>
        <table:table-row table:style-name="ro1">
          <table:table-cell office:value-type="float" office:value="0.150253" calcext:value-type="float">
            <text:p>0.150253</text:p>
          </table:table-cell>
          <table:table-cell office:value-type="float" office:value="0.606498" calcext:value-type="float">
            <text:p>0.606498</text:p>
          </table:table-cell>
        </table:table-row>
        <table:table-row table:style-name="ro1">
          <table:table-cell office:value-type="float" office:value="0.150253" calcext:value-type="float">
            <text:p>0.150253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9891" calcext:value-type="float">
            <text:p>0.149891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9529" calcext:value-type="float">
            <text:p>0.149529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9167" calcext:value-type="float">
            <text:p>0.149167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8805" calcext:value-type="float">
            <text:p>0.148805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8443" calcext:value-type="float">
            <text:p>0.148443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8081" calcext:value-type="float">
            <text:p>0.148081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7719" calcext:value-type="float">
            <text:p>0.147719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7357" calcext:value-type="float">
            <text:p>0.147357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6995" calcext:value-type="float">
            <text:p>0.146995</text:p>
          </table:table-cell>
          <table:table-cell office:value-type="float" office:value="0.602888" calcext:value-type="float">
            <text:p>0.602888</text:p>
          </table:table-cell>
        </table:table-row>
        <table:table-row table:style-name="ro1">
          <table:table-cell office:value-type="float" office:value="0.146995" calcext:value-type="float">
            <text:p>0.146995</text:p>
          </table:table-cell>
          <table:table-cell office:value-type="float" office:value="0.599278" calcext:value-type="float">
            <text:p>0.599278</text:p>
          </table:table-cell>
        </table:table-row>
        <table:table-row table:style-name="ro1">
          <table:table-cell office:value-type="float" office:value="0.146633" calcext:value-type="float">
            <text:p>0.146633</text:p>
          </table:table-cell>
          <table:table-cell office:value-type="float" office:value="0.599278" calcext:value-type="float">
            <text:p>0.599278</text:p>
          </table:table-cell>
        </table:table-row>
        <table:table-row table:style-name="ro1">
          <table:table-cell office:value-type="float" office:value="0.146271" calcext:value-type="float">
            <text:p>0.146271</text:p>
          </table:table-cell>
          <table:table-cell office:value-type="float" office:value="0.599278" calcext:value-type="float">
            <text:p>0.599278</text:p>
          </table:table-cell>
        </table:table-row>
        <table:table-row table:style-name="ro1">
          <table:table-cell office:value-type="float" office:value="0.145909" calcext:value-type="float">
            <text:p>0.145909</text:p>
          </table:table-cell>
          <table:table-cell office:value-type="float" office:value="0.599278" calcext:value-type="float">
            <text:p>0.599278</text:p>
          </table:table-cell>
        </table:table-row>
        <table:table-row table:style-name="ro1">
          <table:table-cell office:value-type="float" office:value="0.145909" calcext:value-type="float">
            <text:p>0.145909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5547" calcext:value-type="float">
            <text:p>0.145547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5185" calcext:value-type="float">
            <text:p>0.145185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4823" calcext:value-type="float">
            <text:p>0.144823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4461" calcext:value-type="float">
            <text:p>0.144461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4098" calcext:value-type="float">
            <text:p>0.144098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3736" calcext:value-type="float">
            <text:p>0.143736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3374" calcext:value-type="float">
            <text:p>0.143374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3012" calcext:value-type="float">
            <text:p>0.143012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265" calcext:value-type="float">
            <text:p>0.14265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2288" calcext:value-type="float">
            <text:p>0.142288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1926" calcext:value-type="float">
            <text:p>0.141926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1564" calcext:value-type="float">
            <text:p>0.141564</text:p>
          </table:table-cell>
          <table:table-cell office:value-type="float" office:value="0.595668" calcext:value-type="float">
            <text:p>0.595668</text:p>
          </table:table-cell>
        </table:table-row>
        <table:table-row table:style-name="ro1">
          <table:table-cell office:value-type="float" office:value="0.141564" calcext:value-type="float">
            <text:p>0.141564</text:p>
          </table:table-cell>
          <table:table-cell office:value-type="float" office:value="0.592058" calcext:value-type="float">
            <text:p>0.592058</text:p>
          </table:table-cell>
        </table:table-row>
        <table:table-row table:style-name="ro1">
          <table:table-cell office:value-type="float" office:value="0.141202" calcext:value-type="float">
            <text:p>0.141202</text:p>
          </table:table-cell>
          <table:table-cell office:value-type="float" office:value="0.592058" calcext:value-type="float">
            <text:p>0.592058</text:p>
          </table:table-cell>
        </table:table-row>
        <table:table-row table:style-name="ro1">
          <table:table-cell office:value-type="float" office:value="0.14084" calcext:value-type="float">
            <text:p>0.14084</text:p>
          </table:table-cell>
          <table:table-cell office:value-type="float" office:value="0.592058" calcext:value-type="float">
            <text:p>0.592058</text:p>
          </table:table-cell>
        </table:table-row>
        <table:table-row table:style-name="ro1">
          <table:table-cell office:value-type="float" office:value="0.140478" calcext:value-type="float">
            <text:p>0.140478</text:p>
          </table:table-cell>
          <table:table-cell office:value-type="float" office:value="0.592058" calcext:value-type="float">
            <text:p>0.592058</text:p>
          </table:table-cell>
        </table:table-row>
        <table:table-row table:style-name="ro1">
          <table:table-cell office:value-type="float" office:value="0.140116" calcext:value-type="float">
            <text:p>0.140116</text:p>
          </table:table-cell>
          <table:table-cell office:value-type="float" office:value="0.592058" calcext:value-type="float">
            <text:p>0.592058</text:p>
          </table:table-cell>
        </table:table-row>
        <table:table-row table:style-name="ro1">
          <table:table-cell office:value-type="float" office:value="0.140116" calcext:value-type="float">
            <text:p>0.140116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9754" calcext:value-type="float">
            <text:p>0.139754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9392" calcext:value-type="float">
            <text:p>0.139392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903" calcext:value-type="float">
            <text:p>0.13903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8668" calcext:value-type="float">
            <text:p>0.138668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8306" calcext:value-type="float">
            <text:p>0.138306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7944" calcext:value-type="float">
            <text:p>0.137944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7581" calcext:value-type="float">
            <text:p>0.137581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7219" calcext:value-type="float">
            <text:p>0.137219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6857" calcext:value-type="float">
            <text:p>0.136857</text:p>
          </table:table-cell>
          <table:table-cell office:value-type="float" office:value="0.588448" calcext:value-type="float">
            <text:p>0.588448</text:p>
          </table:table-cell>
        </table:table-row>
        <table:table-row table:style-name="ro1">
          <table:table-cell office:value-type="float" office:value="0.136857" calcext:value-type="float">
            <text:p>0.136857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6495" calcext:value-type="float">
            <text:p>0.136495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6133" calcext:value-type="float">
            <text:p>0.136133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5771" calcext:value-type="float">
            <text:p>0.135771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5409" calcext:value-type="float">
            <text:p>0.135409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5047" calcext:value-type="float">
            <text:p>0.135047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4685" calcext:value-type="float">
            <text:p>0.134685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4323" calcext:value-type="float">
            <text:p>0.134323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3961" calcext:value-type="float">
            <text:p>0.133961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3599" calcext:value-type="float">
            <text:p>0.133599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3237" calcext:value-type="float">
            <text:p>0.133237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2875" calcext:value-type="float">
            <text:p>0.132875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2513" calcext:value-type="float">
            <text:p>0.132513</text:p>
          </table:table-cell>
          <table:table-cell office:value-type="float" office:value="0.584838" calcext:value-type="float">
            <text:p>0.584838</text:p>
          </table:table-cell>
        </table:table-row>
        <table:table-row table:style-name="ro1">
          <table:table-cell office:value-type="float" office:value="0.132513" calcext:value-type="float">
            <text:p>0.132513</text:p>
          </table:table-cell>
          <table:table-cell office:value-type="float" office:value="0.581227" calcext:value-type="float">
            <text:p>0.581227</text:p>
          </table:table-cell>
        </table:table-row>
        <table:table-row table:style-name="ro1">
          <table:table-cell office:value-type="float" office:value="0.132151" calcext:value-type="float">
            <text:p>0.132151</text:p>
          </table:table-cell>
          <table:table-cell office:value-type="float" office:value="0.581227" calcext:value-type="float">
            <text:p>0.581227</text:p>
          </table:table-cell>
        </table:table-row>
        <table:table-row table:style-name="ro1">
          <table:table-cell office:value-type="float" office:value="0.132151" calcext:value-type="float">
            <text:p>0.132151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31789" calcext:value-type="float">
            <text:p>0.131789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31427" calcext:value-type="float">
            <text:p>0.131427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31064" calcext:value-type="float">
            <text:p>0.131064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30702" calcext:value-type="float">
            <text:p>0.130702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3034" calcext:value-type="float">
            <text:p>0.13034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9978" calcext:value-type="float">
            <text:p>0.129978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9616" calcext:value-type="float">
            <text:p>0.129616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9254" calcext:value-type="float">
            <text:p>0.129254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8892" calcext:value-type="float">
            <text:p>0.128892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853" calcext:value-type="float">
            <text:p>0.12853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8168" calcext:value-type="float">
            <text:p>0.128168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7806" calcext:value-type="float">
            <text:p>0.127806</text:p>
          </table:table-cell>
          <table:table-cell office:value-type="float" office:value="0.577617" calcext:value-type="float">
            <text:p>0.577617</text:p>
          </table:table-cell>
        </table:table-row>
        <table:table-row table:style-name="ro1">
          <table:table-cell office:value-type="float" office:value="0.127806" calcext:value-type="float">
            <text:p>0.127806</text:p>
          </table:table-cell>
          <table:table-cell office:value-type="float" office:value="0.574007" calcext:value-type="float">
            <text:p>0.574007</text:p>
          </table:table-cell>
        </table:table-row>
        <table:table-row table:style-name="ro1">
          <table:table-cell office:value-type="float" office:value="0.127806" calcext:value-type="float">
            <text:p>0.127806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7444" calcext:value-type="float">
            <text:p>0.127444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7082" calcext:value-type="float">
            <text:p>0.127082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672" calcext:value-type="float">
            <text:p>0.12672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6358" calcext:value-type="float">
            <text:p>0.126358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5996" calcext:value-type="float">
            <text:p>0.125996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5634" calcext:value-type="float">
            <text:p>0.125634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5272" calcext:value-type="float">
            <text:p>0.125272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4909" calcext:value-type="float">
            <text:p>0.124909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4547" calcext:value-type="float">
            <text:p>0.124547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4185" calcext:value-type="float">
            <text:p>0.124185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3823" calcext:value-type="float">
            <text:p>0.123823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3461" calcext:value-type="float">
            <text:p>0.123461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3099" calcext:value-type="float">
            <text:p>0.123099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2737" calcext:value-type="float">
            <text:p>0.122737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2375" calcext:value-type="float">
            <text:p>0.122375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2013" calcext:value-type="float">
            <text:p>0.122013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1651" calcext:value-type="float">
            <text:p>0.121651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1289" calcext:value-type="float">
            <text:p>0.121289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0927" calcext:value-type="float">
            <text:p>0.120927</text:p>
          </table:table-cell>
          <table:table-cell office:value-type="float" office:value="0.570397" calcext:value-type="float">
            <text:p>0.570397</text:p>
          </table:table-cell>
        </table:table-row>
        <table:table-row table:style-name="ro1">
          <table:table-cell office:value-type="float" office:value="0.120927" calcext:value-type="float">
            <text:p>0.120927</text:p>
          </table:table-cell>
          <table:table-cell office:value-type="float" office:value="0.566787" calcext:value-type="float">
            <text:p>0.566787</text:p>
          </table:table-cell>
        </table:table-row>
        <table:table-row table:style-name="ro1">
          <table:table-cell office:value-type="float" office:value="0.120927" calcext:value-type="float">
            <text:p>0.120927</text:p>
          </table:table-cell>
          <table:table-cell office:value-type="float" office:value="0.563177" calcext:value-type="float">
            <text:p>0.563177</text:p>
          </table:table-cell>
        </table:table-row>
        <table:table-row table:style-name="ro1">
          <table:table-cell office:value-type="float" office:value="0.120565" calcext:value-type="float">
            <text:p>0.120565</text:p>
          </table:table-cell>
          <table:table-cell office:value-type="float" office:value="0.563177" calcext:value-type="float">
            <text:p>0.563177</text:p>
          </table:table-cell>
        </table:table-row>
        <table:table-row table:style-name="ro1">
          <table:table-cell office:value-type="float" office:value="0.120203" calcext:value-type="float">
            <text:p>0.120203</text:p>
          </table:table-cell>
          <table:table-cell office:value-type="float" office:value="0.563177" calcext:value-type="float">
            <text:p>0.563177</text:p>
          </table:table-cell>
        </table:table-row>
        <table:table-row table:style-name="ro1">
          <table:table-cell office:value-type="float" office:value="0.119841" calcext:value-type="float">
            <text:p>0.119841</text:p>
          </table:table-cell>
          <table:table-cell office:value-type="float" office:value="0.563177" calcext:value-type="float">
            <text:p>0.563177</text:p>
          </table:table-cell>
        </table:table-row>
        <table:table-row table:style-name="ro1">
          <table:table-cell office:value-type="float" office:value="0.119479" calcext:value-type="float">
            <text:p>0.119479</text:p>
          </table:table-cell>
          <table:table-cell office:value-type="float" office:value="0.563177" calcext:value-type="float">
            <text:p>0.563177</text:p>
          </table:table-cell>
        </table:table-row>
        <table:table-row table:style-name="ro1">
          <table:table-cell office:value-type="float" office:value="0.119479" calcext:value-type="float">
            <text:p>0.119479</text:p>
          </table:table-cell>
          <table:table-cell office:value-type="float" office:value="0.559567" calcext:value-type="float">
            <text:p>0.559567</text:p>
          </table:table-cell>
        </table:table-row>
        <table:table-row table:style-name="ro1">
          <table:table-cell office:value-type="float" office:value="0.119117" calcext:value-type="float">
            <text:p>0.119117</text:p>
          </table:table-cell>
          <table:table-cell office:value-type="float" office:value="0.559567" calcext:value-type="float">
            <text:p>0.559567</text:p>
          </table:table-cell>
        </table:table-row>
        <table:table-row table:style-name="ro1">
          <table:table-cell office:value-type="float" office:value="0.118755" calcext:value-type="float">
            <text:p>0.118755</text:p>
          </table:table-cell>
          <table:table-cell office:value-type="float" office:value="0.559567" calcext:value-type="float">
            <text:p>0.559567</text:p>
          </table:table-cell>
        </table:table-row>
        <table:table-row table:style-name="ro1">
          <table:table-cell office:value-type="float" office:value="0.118755" calcext:value-type="float">
            <text:p>0.118755</text:p>
          </table:table-cell>
          <table:table-cell office:value-type="float" office:value="0.555957" calcext:value-type="float">
            <text:p>0.555957</text:p>
          </table:table-cell>
        </table:table-row>
        <table:table-row table:style-name="ro1">
          <table:table-cell office:value-type="float" office:value="0.118392" calcext:value-type="float">
            <text:p>0.118392</text:p>
          </table:table-cell>
          <table:table-cell office:value-type="float" office:value="0.555957" calcext:value-type="float">
            <text:p>0.555957</text:p>
          </table:table-cell>
        </table:table-row>
        <table:table-row table:style-name="ro1">
          <table:table-cell office:value-type="float" office:value="0.118392" calcext:value-type="float">
            <text:p>0.118392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803" calcext:value-type="float">
            <text:p>0.11803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7668" calcext:value-type="float">
            <text:p>0.117668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7306" calcext:value-type="float">
            <text:p>0.117306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6944" calcext:value-type="float">
            <text:p>0.116944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6582" calcext:value-type="float">
            <text:p>0.116582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622" calcext:value-type="float">
            <text:p>0.11622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5858" calcext:value-type="float">
            <text:p>0.115858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5496" calcext:value-type="float">
            <text:p>0.115496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5134" calcext:value-type="float">
            <text:p>0.115134</text:p>
          </table:table-cell>
          <table:table-cell office:value-type="float" office:value="0.552347" calcext:value-type="float">
            <text:p>0.552347</text:p>
          </table:table-cell>
        </table:table-row>
        <table:table-row table:style-name="ro1">
          <table:table-cell office:value-type="float" office:value="0.115134" calcext:value-type="float">
            <text:p>0.115134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4772" calcext:value-type="float">
            <text:p>0.114772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441" calcext:value-type="float">
            <text:p>0.11441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4048" calcext:value-type="float">
            <text:p>0.114048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3686" calcext:value-type="float">
            <text:p>0.113686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3324" calcext:value-type="float">
            <text:p>0.113324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2962" calcext:value-type="float">
            <text:p>0.112962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26" calcext:value-type="float">
            <text:p>0.1126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2238" calcext:value-type="float">
            <text:p>0.112238</text:p>
          </table:table-cell>
          <table:table-cell office:value-type="float" office:value="0.548736" calcext:value-type="float">
            <text:p>0.548736</text:p>
          </table:table-cell>
        </table:table-row>
        <table:table-row table:style-name="ro1">
          <table:table-cell office:value-type="float" office:value="0.112238" calcext:value-type="float">
            <text:p>0.112238</text:p>
          </table:table-cell>
          <table:table-cell office:value-type="float" office:value="0.545126" calcext:value-type="float">
            <text:p>0.545126</text:p>
          </table:table-cell>
        </table:table-row>
        <table:table-row table:style-name="ro1">
          <table:table-cell office:value-type="float" office:value="0.111875" calcext:value-type="float">
            <text:p>0.111875</text:p>
          </table:table-cell>
          <table:table-cell office:value-type="float" office:value="0.545126" calcext:value-type="float">
            <text:p>0.545126</text:p>
          </table:table-cell>
        </table:table-row>
        <table:table-row table:style-name="ro1">
          <table:table-cell office:value-type="float" office:value="0.111513" calcext:value-type="float">
            <text:p>0.111513</text:p>
          </table:table-cell>
          <table:table-cell office:value-type="float" office:value="0.545126" calcext:value-type="float">
            <text:p>0.545126</text:p>
          </table:table-cell>
        </table:table-row>
        <table:table-row table:style-name="ro1">
          <table:table-cell office:value-type="float" office:value="0.111151" calcext:value-type="float">
            <text:p>0.111151</text:p>
          </table:table-cell>
          <table:table-cell office:value-type="float" office:value="0.545126" calcext:value-type="float">
            <text:p>0.545126</text:p>
          </table:table-cell>
        </table:table-row>
        <table:table-row table:style-name="ro1">
          <table:table-cell office:value-type="float" office:value="0.110789" calcext:value-type="float">
            <text:p>0.110789</text:p>
          </table:table-cell>
          <table:table-cell office:value-type="float" office:value="0.545126" calcext:value-type="float">
            <text:p>0.545126</text:p>
          </table:table-cell>
        </table:table-row>
        <table:table-row table:style-name="ro1">
          <table:table-cell office:value-type="float" office:value="0.110427" calcext:value-type="float">
            <text:p>0.110427</text:p>
          </table:table-cell>
          <table:table-cell office:value-type="float" office:value="0.545126" calcext:value-type="float">
            <text:p>0.545126</text:p>
          </table:table-cell>
        </table:table-row>
        <table:table-row table:style-name="ro1">
          <table:table-cell office:value-type="float" office:value="0.110427" calcext:value-type="float">
            <text:p>0.110427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10065" calcext:value-type="float">
            <text:p>0.110065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9703" calcext:value-type="float">
            <text:p>0.109703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9341" calcext:value-type="float">
            <text:p>0.109341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8979" calcext:value-type="float">
            <text:p>0.108979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8617" calcext:value-type="float">
            <text:p>0.108617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8255" calcext:value-type="float">
            <text:p>0.108255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7893" calcext:value-type="float">
            <text:p>0.107893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7531" calcext:value-type="float">
            <text:p>0.107531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7169" calcext:value-type="float">
            <text:p>0.107169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6807" calcext:value-type="float">
            <text:p>0.106807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6445" calcext:value-type="float">
            <text:p>0.106445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6083" calcext:value-type="float">
            <text:p>0.106083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572" calcext:value-type="float">
            <text:p>0.10572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5358" calcext:value-type="float">
            <text:p>0.105358</text:p>
          </table:table-cell>
          <table:table-cell office:value-type="float" office:value="0.541516" calcext:value-type="float">
            <text:p>0.541516</text:p>
          </table:table-cell>
        </table:table-row>
        <table:table-row table:style-name="ro1">
          <table:table-cell office:value-type="float" office:value="0.105358" calcext:value-type="float">
            <text:p>0.105358</text:p>
          </table:table-cell>
          <table:table-cell office:value-type="float" office:value="0.537906" calcext:value-type="float">
            <text:p>0.537906</text:p>
          </table:table-cell>
        </table:table-row>
        <table:table-row table:style-name="ro1">
          <table:table-cell office:value-type="float" office:value="0.104996" calcext:value-type="float">
            <text:p>0.104996</text:p>
          </table:table-cell>
          <table:table-cell office:value-type="float" office:value="0.537906" calcext:value-type="float">
            <text:p>0.537906</text:p>
          </table:table-cell>
        </table:table-row>
        <table:table-row table:style-name="ro1">
          <table:table-cell office:value-type="float" office:value="0.104634" calcext:value-type="float">
            <text:p>0.104634</text:p>
          </table:table-cell>
          <table:table-cell office:value-type="float" office:value="0.537906" calcext:value-type="float">
            <text:p>0.537906</text:p>
          </table:table-cell>
        </table:table-row>
        <table:table-row table:style-name="ro1">
          <table:table-cell office:value-type="float" office:value="0.104272" calcext:value-type="float">
            <text:p>0.104272</text:p>
          </table:table-cell>
          <table:table-cell office:value-type="float" office:value="0.537906" calcext:value-type="float">
            <text:p>0.537906</text:p>
          </table:table-cell>
        </table:table-row>
        <table:table-row table:style-name="ro1">
          <table:table-cell office:value-type="float" office:value="0.10391" calcext:value-type="float">
            <text:p>0.10391</text:p>
          </table:table-cell>
          <table:table-cell office:value-type="float" office:value="0.537906" calcext:value-type="float">
            <text:p>0.537906</text:p>
          </table:table-cell>
        </table:table-row>
        <table:table-row table:style-name="ro1">
          <table:table-cell office:value-type="float" office:value="0.103548" calcext:value-type="float">
            <text:p>0.103548</text:p>
          </table:table-cell>
          <table:table-cell office:value-type="float" office:value="0.537906" calcext:value-type="float">
            <text:p>0.537906</text:p>
          </table:table-cell>
        </table:table-row>
        <table:table-row table:style-name="ro1">
          <table:table-cell office:value-type="float" office:value="0.103186" calcext:value-type="float">
            <text:p>0.103186</text:p>
          </table:table-cell>
          <table:table-cell office:value-type="float" office:value="0.537906" calcext:value-type="float">
            <text:p>0.537906</text:p>
          </table:table-cell>
        </table:table-row>
        <table:table-row table:style-name="ro1">
          <table:table-cell office:value-type="float" office:value="0.103186" calcext:value-type="float">
            <text:p>0.103186</text:p>
          </table:table-cell>
          <table:table-cell office:value-type="float" office:value="0.534296" calcext:value-type="float">
            <text:p>0.534296</text:p>
          </table:table-cell>
        </table:table-row>
        <table:table-row table:style-name="ro1">
          <table:table-cell office:value-type="float" office:value="0.102824" calcext:value-type="float">
            <text:p>0.102824</text:p>
          </table:table-cell>
          <table:table-cell office:value-type="float" office:value="0.534296" calcext:value-type="float">
            <text:p>0.534296</text:p>
          </table:table-cell>
        </table:table-row>
        <table:table-row table:style-name="ro1">
          <table:table-cell office:value-type="float" office:value="0.102462" calcext:value-type="float">
            <text:p>0.102462</text:p>
          </table:table-cell>
          <table:table-cell office:value-type="float" office:value="0.534296" calcext:value-type="float">
            <text:p>0.534296</text:p>
          </table:table-cell>
        </table:table-row>
        <table:table-row table:style-name="ro1">
          <table:table-cell office:value-type="float" office:value="0.1021" calcext:value-type="float">
            <text:p>0.1021</text:p>
          </table:table-cell>
          <table:table-cell office:value-type="float" office:value="0.534296" calcext:value-type="float">
            <text:p>0.534296</text:p>
          </table:table-cell>
        </table:table-row>
        <table:table-row table:style-name="ro1">
          <table:table-cell office:value-type="float" office:value="0.1021" calcext:value-type="float">
            <text:p>0.1021</text:p>
          </table:table-cell>
          <table:table-cell office:value-type="float" office:value="0.530686" calcext:value-type="float">
            <text:p>0.530686</text:p>
          </table:table-cell>
        </table:table-row>
        <table:table-row table:style-name="ro1">
          <table:table-cell office:value-type="float" office:value="0.101738" calcext:value-type="float">
            <text:p>0.101738</text:p>
          </table:table-cell>
          <table:table-cell office:value-type="float" office:value="0.530686" calcext:value-type="float">
            <text:p>0.530686</text:p>
          </table:table-cell>
        </table:table-row>
        <table:table-row table:style-name="ro1">
          <table:table-cell office:value-type="float" office:value="0.101376" calcext:value-type="float">
            <text:p>0.101376</text:p>
          </table:table-cell>
          <table:table-cell office:value-type="float" office:value="0.530686" calcext:value-type="float">
            <text:p>0.530686</text:p>
          </table:table-cell>
        </table:table-row>
        <table:table-row table:style-name="ro1">
          <table:table-cell office:value-type="float" office:value="0.101376" calcext:value-type="float">
            <text:p>0.101376</text:p>
          </table:table-cell>
          <table:table-cell office:value-type="float" office:value="0.527076" calcext:value-type="float">
            <text:p>0.527076</text:p>
          </table:table-cell>
        </table:table-row>
        <table:table-row table:style-name="ro1">
          <table:table-cell office:value-type="float" office:value="0.101376" calcext:value-type="float">
            <text:p>0.101376</text:p>
          </table:table-cell>
          <table:table-cell office:value-type="float" office:value="0.523466" calcext:value-type="float">
            <text:p>0.523466</text:p>
          </table:table-cell>
        </table:table-row>
        <table:table-row table:style-name="ro1">
          <table:table-cell office:value-type="float" office:value="0.101014" calcext:value-type="float">
            <text:p>0.101014</text:p>
          </table:table-cell>
          <table:table-cell office:value-type="float" office:value="0.523466" calcext:value-type="float">
            <text:p>0.523466</text:p>
          </table:table-cell>
        </table:table-row>
        <table:table-row table:style-name="ro1">
          <table:table-cell office:value-type="float" office:value="0.100652" calcext:value-type="float">
            <text:p>0.100652</text:p>
          </table:table-cell>
          <table:table-cell office:value-type="float" office:value="0.523466" calcext:value-type="float">
            <text:p>0.523466</text:p>
          </table:table-cell>
        </table:table-row>
        <table:table-row table:style-name="ro1">
          <table:table-cell office:value-type="float" office:value="0.10029" calcext:value-type="float">
            <text:p>0.10029</text:p>
          </table:table-cell>
          <table:table-cell office:value-type="float" office:value="0.523466" calcext:value-type="float">
            <text:p>0.523466</text:p>
          </table:table-cell>
        </table:table-row>
        <table:table-row table:style-name="ro1">
          <table:table-cell office:value-type="float" office:value="0.10029" calcext:value-type="float">
            <text:p>0.10029</text:p>
          </table:table-cell>
          <table:table-cell office:value-type="float" office:value="0.519856" calcext:value-type="float">
            <text:p>0.519856</text:p>
          </table:table-cell>
        </table:table-row>
        <table:table-row table:style-name="ro1">
          <table:table-cell office:value-type="float" office:value="0.099928" calcext:value-type="float">
            <text:p>0.099928</text:p>
          </table:table-cell>
          <table:table-cell office:value-type="float" office:value="0.519856" calcext:value-type="float">
            <text:p>0.519856</text:p>
          </table:table-cell>
        </table:table-row>
        <table:table-row table:style-name="ro1">
          <table:table-cell office:value-type="float" office:value="0.099566" calcext:value-type="float">
            <text:p>0.099566</text:p>
          </table:table-cell>
          <table:table-cell office:value-type="float" office:value="0.519856" calcext:value-type="float">
            <text:p>0.519856</text:p>
          </table:table-cell>
        </table:table-row>
        <table:table-row table:style-name="ro1">
          <table:table-cell office:value-type="float" office:value="0.099203" calcext:value-type="float">
            <text:p>0.099203</text:p>
          </table:table-cell>
          <table:table-cell office:value-type="float" office:value="0.519856" calcext:value-type="float">
            <text:p>0.519856</text:p>
          </table:table-cell>
        </table:table-row>
        <table:table-row table:style-name="ro1">
          <table:table-cell office:value-type="float" office:value="0.098841" calcext:value-type="float">
            <text:p>0.098841</text:p>
          </table:table-cell>
          <table:table-cell office:value-type="float" office:value="0.519856" calcext:value-type="float">
            <text:p>0.519856</text:p>
          </table:table-cell>
        </table:table-row>
        <table:table-row table:style-name="ro1">
          <table:table-cell office:value-type="float" office:value="0.098479" calcext:value-type="float">
            <text:p>0.098479</text:p>
          </table:table-cell>
          <table:table-cell office:value-type="float" office:value="0.519856" calcext:value-type="float">
            <text:p>0.519856</text:p>
          </table:table-cell>
        </table:table-row>
        <table:table-row table:style-name="ro1">
          <table:table-cell office:value-type="float" office:value="0.098479" calcext:value-type="float">
            <text:p>0.098479</text:p>
          </table:table-cell>
          <table:table-cell office:value-type="float" office:value="0.516245" calcext:value-type="float">
            <text:p>0.516245</text:p>
          </table:table-cell>
        </table:table-row>
        <table:table-row table:style-name="ro1">
          <table:table-cell office:value-type="float" office:value="0.098117" calcext:value-type="float">
            <text:p>0.098117</text:p>
          </table:table-cell>
          <table:table-cell office:value-type="float" office:value="0.516245" calcext:value-type="float">
            <text:p>0.516245</text:p>
          </table:table-cell>
        </table:table-row>
        <table:table-row table:style-name="ro1">
          <table:table-cell office:value-type="float" office:value="0.097755" calcext:value-type="float">
            <text:p>0.097755</text:p>
          </table:table-cell>
          <table:table-cell office:value-type="float" office:value="0.516245" calcext:value-type="float">
            <text:p>0.516245</text:p>
          </table:table-cell>
        </table:table-row>
        <table:table-row table:style-name="ro1">
          <table:table-cell office:value-type="float" office:value="0.097393" calcext:value-type="float">
            <text:p>0.097393</text:p>
          </table:table-cell>
          <table:table-cell office:value-type="float" office:value="0.516245" calcext:value-type="float">
            <text:p>0.516245</text:p>
          </table:table-cell>
        </table:table-row>
        <table:table-row table:style-name="ro1">
          <table:table-cell office:value-type="float" office:value="0.097031" calcext:value-type="float">
            <text:p>0.097031</text:p>
          </table:table-cell>
          <table:table-cell office:value-type="float" office:value="0.516245" calcext:value-type="float">
            <text:p>0.516245</text:p>
          </table:table-cell>
        </table:table-row>
        <table:table-row table:style-name="ro1">
          <table:table-cell office:value-type="float" office:value="0.096669" calcext:value-type="float">
            <text:p>0.096669</text:p>
          </table:table-cell>
          <table:table-cell office:value-type="float" office:value="0.516245" calcext:value-type="float">
            <text:p>0.516245</text:p>
          </table:table-cell>
        </table:table-row>
        <table:table-row table:style-name="ro1">
          <table:table-cell office:value-type="float" office:value="0.096307" calcext:value-type="float">
            <text:p>0.096307</text:p>
          </table:table-cell>
          <table:table-cell office:value-type="float" office:value="0.516245" calcext:value-type="float">
            <text:p>0.516245</text:p>
          </table:table-cell>
        </table:table-row>
        <table:table-row table:style-name="ro1">
          <table:table-cell office:value-type="float" office:value="0.096307" calcext:value-type="float">
            <text:p>0.096307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5945" calcext:value-type="float">
            <text:p>0.095945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5583" calcext:value-type="float">
            <text:p>0.095583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5221" calcext:value-type="float">
            <text:p>0.095221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4859" calcext:value-type="float">
            <text:p>0.094859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4497" calcext:value-type="float">
            <text:p>0.094497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4135" calcext:value-type="float">
            <text:p>0.094135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3773" calcext:value-type="float">
            <text:p>0.093773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3411" calcext:value-type="float">
            <text:p>0.093411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0.093411" calcext:value-type="float">
            <text:p>0.093411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3049" calcext:value-type="float">
            <text:p>0.093049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2686" calcext:value-type="float">
            <text:p>0.092686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2324" calcext:value-type="float">
            <text:p>0.092324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1962" calcext:value-type="float">
            <text:p>0.091962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16" calcext:value-type="float">
            <text:p>0.0916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1238" calcext:value-type="float">
            <text:p>0.091238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0876" calcext:value-type="float">
            <text:p>0.090876</text:p>
          </table:table-cell>
          <table:table-cell office:value-type="float" office:value="0.509025" calcext:value-type="float">
            <text:p>0.509025</text:p>
          </table:table-cell>
        </table:table-row>
        <table:table-row table:style-name="ro1">
          <table:table-cell office:value-type="float" office:value="0.090876" calcext:value-type="float">
            <text:p>0.090876</text:p>
          </table:table-cell>
          <table:table-cell office:value-type="float" office:value="0.505415" calcext:value-type="float">
            <text:p>0.505415</text:p>
          </table:table-cell>
        </table:table-row>
        <table:table-row table:style-name="ro1">
          <table:table-cell office:value-type="float" office:value="0.090514" calcext:value-type="float">
            <text:p>0.090514</text:p>
          </table:table-cell>
          <table:table-cell office:value-type="float" office:value="0.505415" calcext:value-type="float">
            <text:p>0.505415</text:p>
          </table:table-cell>
        </table:table-row>
        <table:table-row table:style-name="ro1">
          <table:table-cell office:value-type="float" office:value="0.090514" calcext:value-type="float">
            <text:p>0.090514</text:p>
          </table:table-cell>
          <table:table-cell office:value-type="float" office:value="0.501805" calcext:value-type="float">
            <text:p>0.501805</text:p>
          </table:table-cell>
        </table:table-row>
        <table:table-row table:style-name="ro1">
          <table:table-cell office:value-type="float" office:value="0.090152" calcext:value-type="float">
            <text:p>0.090152</text:p>
          </table:table-cell>
          <table:table-cell office:value-type="float" office:value="0.501805" calcext:value-type="float">
            <text:p>0.501805</text:p>
          </table:table-cell>
        </table:table-row>
        <table:table-row table:style-name="ro1">
          <table:table-cell office:value-type="float" office:value="0.08979" calcext:value-type="float">
            <text:p>0.08979</text:p>
          </table:table-cell>
          <table:table-cell office:value-type="float" office:value="0.501805" calcext:value-type="float">
            <text:p>0.501805</text:p>
          </table:table-cell>
        </table:table-row>
        <table:table-row table:style-name="ro1">
          <table:table-cell office:value-type="float" office:value="0.089428" calcext:value-type="float">
            <text:p>0.089428</text:p>
          </table:table-cell>
          <table:table-cell office:value-type="float" office:value="0.501805" calcext:value-type="float">
            <text:p>0.501805</text:p>
          </table:table-cell>
        </table:table-row>
        <table:table-row table:style-name="ro1">
          <table:table-cell office:value-type="float" office:value="0.089066" calcext:value-type="float">
            <text:p>0.089066</text:p>
          </table:table-cell>
          <table:table-cell office:value-type="float" office:value="0.501805" calcext:value-type="float">
            <text:p>0.501805</text:p>
          </table:table-cell>
        </table:table-row>
        <table:table-row table:style-name="ro1">
          <table:table-cell office:value-type="float" office:value="0.088704" calcext:value-type="float">
            <text:p>0.088704</text:p>
          </table:table-cell>
          <table:table-cell office:value-type="float" office:value="0.501805" calcext:value-type="float">
            <text:p>0.501805</text:p>
          </table:table-cell>
        </table:table-row>
        <table:table-row table:style-name="ro1">
          <table:table-cell office:value-type="float" office:value="0.088704" calcext:value-type="float">
            <text:p>0.088704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8342" calcext:value-type="float">
            <text:p>0.088342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798" calcext:value-type="float">
            <text:p>0.08798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7618" calcext:value-type="float">
            <text:p>0.087618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7256" calcext:value-type="float">
            <text:p>0.087256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6894" calcext:value-type="float">
            <text:p>0.086894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6531" calcext:value-type="float">
            <text:p>0.086531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6169" calcext:value-type="float">
            <text:p>0.086169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5807" calcext:value-type="float">
            <text:p>0.085807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5445" calcext:value-type="float">
            <text:p>0.085445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5083" calcext:value-type="float">
            <text:p>0.085083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085083" calcext:value-type="float">
            <text:p>0.085083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4721" calcext:value-type="float">
            <text:p>0.084721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4359" calcext:value-type="float">
            <text:p>0.084359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3997" calcext:value-type="float">
            <text:p>0.083997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3635" calcext:value-type="float">
            <text:p>0.083635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3273" calcext:value-type="float">
            <text:p>0.083273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2911" calcext:value-type="float">
            <text:p>0.082911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2549" calcext:value-type="float">
            <text:p>0.082549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2187" calcext:value-type="float">
            <text:p>0.082187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1825" calcext:value-type="float">
            <text:p>0.081825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1463" calcext:value-type="float">
            <text:p>0.081463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1101" calcext:value-type="float">
            <text:p>0.081101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0739" calcext:value-type="float">
            <text:p>0.080739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0377" calcext:value-type="float">
            <text:p>0.080377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0014" calcext:value-type="float">
            <text:p>0.080014</text:p>
          </table:table-cell>
          <table:table-cell office:value-type="float" office:value="0.494585" calcext:value-type="float">
            <text:p>0.494585</text:p>
          </table:table-cell>
        </table:table-row>
        <table:table-row table:style-name="ro1">
          <table:table-cell office:value-type="float" office:value="0.080014" calcext:value-type="float">
            <text:p>0.080014</text:p>
          </table:table-cell>
          <table:table-cell office:value-type="float" office:value="0.490975" calcext:value-type="float">
            <text:p>0.490975</text:p>
          </table:table-cell>
        </table:table-row>
        <table:table-row table:style-name="ro1">
          <table:table-cell office:value-type="float" office:value="0.080014" calcext:value-type="float">
            <text:p>0.080014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9652" calcext:value-type="float">
            <text:p>0.079652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929" calcext:value-type="float">
            <text:p>0.07929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8928" calcext:value-type="float">
            <text:p>0.078928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8566" calcext:value-type="float">
            <text:p>0.078566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8204" calcext:value-type="float">
            <text:p>0.078204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7842" calcext:value-type="float">
            <text:p>0.077842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748" calcext:value-type="float">
            <text:p>0.07748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7118" calcext:value-type="float">
            <text:p>0.077118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6756" calcext:value-type="float">
            <text:p>0.076756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6394" calcext:value-type="float">
            <text:p>0.076394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6032" calcext:value-type="float">
            <text:p>0.076032</text:p>
          </table:table-cell>
          <table:table-cell office:value-type="float" office:value="0.487365" calcext:value-type="float">
            <text:p>0.487365</text:p>
          </table:table-cell>
        </table:table-row>
        <table:table-row table:style-name="ro1">
          <table:table-cell office:value-type="float" office:value="0.076032" calcext:value-type="float">
            <text:p>0.076032</text:p>
          </table:table-cell>
          <table:table-cell office:value-type="float" office:value="0.483755" calcext:value-type="float">
            <text:p>0.483755</text:p>
          </table:table-cell>
        </table:table-row>
        <table:table-row table:style-name="ro1">
          <table:table-cell office:value-type="float" office:value="0.076032" calcext:value-type="float">
            <text:p>0.076032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567" calcext:value-type="float">
            <text:p>0.07567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5308" calcext:value-type="float">
            <text:p>0.075308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4946" calcext:value-type="float">
            <text:p>0.074946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4584" calcext:value-type="float">
            <text:p>0.074584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4222" calcext:value-type="float">
            <text:p>0.074222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386" calcext:value-type="float">
            <text:p>0.07386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3497" calcext:value-type="float">
            <text:p>0.073497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3135" calcext:value-type="float">
            <text:p>0.073135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2773" calcext:value-type="float">
            <text:p>0.072773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2411" calcext:value-type="float">
            <text:p>0.072411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2049" calcext:value-type="float">
            <text:p>0.072049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1687" calcext:value-type="float">
            <text:p>0.071687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1325" calcext:value-type="float">
            <text:p>0.071325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0963" calcext:value-type="float">
            <text:p>0.070963</text:p>
          </table:table-cell>
          <table:table-cell office:value-type="float" office:value="0.480144" calcext:value-type="float">
            <text:p>0.480144</text:p>
          </table:table-cell>
        </table:table-row>
        <table:table-row table:style-name="ro1">
          <table:table-cell office:value-type="float" office:value="0.070963" calcext:value-type="float">
            <text:p>0.070963</text:p>
          </table:table-cell>
          <table:table-cell office:value-type="float" office:value="0.476534" calcext:value-type="float">
            <text:p>0.476534</text:p>
          </table:table-cell>
        </table:table-row>
        <table:table-row table:style-name="ro1">
          <table:table-cell office:value-type="float" office:value="0.070601" calcext:value-type="float">
            <text:p>0.070601</text:p>
          </table:table-cell>
          <table:table-cell office:value-type="float" office:value="0.476534" calcext:value-type="float">
            <text:p>0.476534</text:p>
          </table:table-cell>
        </table:table-row>
        <table:table-row table:style-name="ro1">
          <table:table-cell office:value-type="float" office:value="0.070239" calcext:value-type="float">
            <text:p>0.070239</text:p>
          </table:table-cell>
          <table:table-cell office:value-type="float" office:value="0.476534" calcext:value-type="float">
            <text:p>0.476534</text:p>
          </table:table-cell>
        </table:table-row>
        <table:table-row table:style-name="ro1">
          <table:table-cell office:value-type="float" office:value="0.070239" calcext:value-type="float">
            <text:p>0.070239</text:p>
          </table:table-cell>
          <table:table-cell office:value-type="float" office:value="0.472924" calcext:value-type="float">
            <text:p>0.472924</text:p>
          </table:table-cell>
        </table:table-row>
        <table:table-row table:style-name="ro1">
          <table:table-cell office:value-type="float" office:value="0.069877" calcext:value-type="float">
            <text:p>0.069877</text:p>
          </table:table-cell>
          <table:table-cell office:value-type="float" office:value="0.472924" calcext:value-type="float">
            <text:p>0.472924</text:p>
          </table:table-cell>
        </table:table-row>
        <table:table-row table:style-name="ro1">
          <table:table-cell office:value-type="float" office:value="0.069515" calcext:value-type="float">
            <text:p>0.069515</text:p>
          </table:table-cell>
          <table:table-cell office:value-type="float" office:value="0.472924" calcext:value-type="float">
            <text:p>0.472924</text:p>
          </table:table-cell>
        </table:table-row>
        <table:table-row table:style-name="ro1">
          <table:table-cell office:value-type="float" office:value="0.069515" calcext:value-type="float">
            <text:p>0.069515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9153" calcext:value-type="float">
            <text:p>0.069153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8791" calcext:value-type="float">
            <text:p>0.068791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8429" calcext:value-type="float">
            <text:p>0.068429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8067" calcext:value-type="float">
            <text:p>0.068067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7705" calcext:value-type="float">
            <text:p>0.067705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7343" calcext:value-type="float">
            <text:p>0.067343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698" calcext:value-type="float">
            <text:p>0.06698</text:p>
          </table:table-cell>
          <table:table-cell office:value-type="float" office:value="0.469314" calcext:value-type="float">
            <text:p>0.469314</text:p>
          </table:table-cell>
        </table:table-row>
        <table:table-row table:style-name="ro1">
          <table:table-cell office:value-type="float" office:value="0.06698" calcext:value-type="float">
            <text:p>0.06698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6618" calcext:value-type="float">
            <text:p>0.066618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6256" calcext:value-type="float">
            <text:p>0.066256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5894" calcext:value-type="float">
            <text:p>0.065894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5532" calcext:value-type="float">
            <text:p>0.065532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517" calcext:value-type="float">
            <text:p>0.06517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4808" calcext:value-type="float">
            <text:p>0.064808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4446" calcext:value-type="float">
            <text:p>0.064446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4084" calcext:value-type="float">
            <text:p>0.064084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3722" calcext:value-type="float">
            <text:p>0.063722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336" calcext:value-type="float">
            <text:p>0.06336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2998" calcext:value-type="float">
            <text:p>0.062998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2636" calcext:value-type="float">
            <text:p>0.062636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2274" calcext:value-type="float">
            <text:p>0.062274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1912" calcext:value-type="float">
            <text:p>0.061912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155" calcext:value-type="float">
            <text:p>0.06155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1188" calcext:value-type="float">
            <text:p>0.061188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0825" calcext:value-type="float">
            <text:p>0.060825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0463" calcext:value-type="float">
            <text:p>0.060463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0101" calcext:value-type="float">
            <text:p>0.060101</text:p>
          </table:table-cell>
          <table:table-cell office:value-type="float" office:value="0.465704" calcext:value-type="float">
            <text:p>0.465704</text:p>
          </table:table-cell>
        </table:table-row>
        <table:table-row table:style-name="ro1">
          <table:table-cell office:value-type="float" office:value="0.060101" calcext:value-type="float">
            <text:p>0.060101</text:p>
          </table:table-cell>
          <table:table-cell office:value-type="float" office:value="0.462094" calcext:value-type="float">
            <text:p>0.462094</text:p>
          </table:table-cell>
        </table:table-row>
        <table:table-row table:style-name="ro1">
          <table:table-cell office:value-type="float" office:value="0.059739" calcext:value-type="float">
            <text:p>0.059739</text:p>
          </table:table-cell>
          <table:table-cell office:value-type="float" office:value="0.462094" calcext:value-type="float">
            <text:p>0.462094</text:p>
          </table:table-cell>
        </table:table-row>
        <table:table-row table:style-name="ro1">
          <table:table-cell office:value-type="float" office:value="0.059377" calcext:value-type="float">
            <text:p>0.059377</text:p>
          </table:table-cell>
          <table:table-cell office:value-type="float" office:value="0.462094" calcext:value-type="float">
            <text:p>0.462094</text:p>
          </table:table-cell>
        </table:table-row>
        <table:table-row table:style-name="ro1">
          <table:table-cell office:value-type="float" office:value="0.059015" calcext:value-type="float">
            <text:p>0.059015</text:p>
          </table:table-cell>
          <table:table-cell office:value-type="float" office:value="0.462094" calcext:value-type="float">
            <text:p>0.462094</text:p>
          </table:table-cell>
        </table:table-row>
        <table:table-row table:style-name="ro1">
          <table:table-cell office:value-type="float" office:value="0.059015" calcext:value-type="float">
            <text:p>0.059015</text:p>
          </table:table-cell>
          <table:table-cell office:value-type="float" office:value="0.458484" calcext:value-type="float">
            <text:p>0.458484</text:p>
          </table:table-cell>
        </table:table-row>
        <table:table-row table:style-name="ro1">
          <table:table-cell office:value-type="float" office:value="0.058653" calcext:value-type="float">
            <text:p>0.058653</text:p>
          </table:table-cell>
          <table:table-cell office:value-type="float" office:value="0.458484" calcext:value-type="float">
            <text:p>0.458484</text:p>
          </table:table-cell>
        </table:table-row>
        <table:table-row table:style-name="ro1">
          <table:table-cell office:value-type="float" office:value="0.058291" calcext:value-type="float">
            <text:p>0.058291</text:p>
          </table:table-cell>
          <table:table-cell office:value-type="float" office:value="0.458484" calcext:value-type="float">
            <text:p>0.458484</text:p>
          </table:table-cell>
        </table:table-row>
        <table:table-row table:style-name="ro1">
          <table:table-cell office:value-type="float" office:value="0.057929" calcext:value-type="float">
            <text:p>0.057929</text:p>
          </table:table-cell>
          <table:table-cell office:value-type="float" office:value="0.458484" calcext:value-type="float">
            <text:p>0.458484</text:p>
          </table:table-cell>
        </table:table-row>
        <table:table-row table:style-name="ro1">
          <table:table-cell office:value-type="float" office:value="0.057567" calcext:value-type="float">
            <text:p>0.057567</text:p>
          </table:table-cell>
          <table:table-cell office:value-type="float" office:value="0.458484" calcext:value-type="float">
            <text:p>0.458484</text:p>
          </table:table-cell>
        </table:table-row>
        <table:table-row table:style-name="ro1">
          <table:table-cell office:value-type="float" office:value="0.057205" calcext:value-type="float">
            <text:p>0.057205</text:p>
          </table:table-cell>
          <table:table-cell office:value-type="float" office:value="0.458484" calcext:value-type="float">
            <text:p>0.458484</text:p>
          </table:table-cell>
        </table:table-row>
        <table:table-row table:style-name="ro1">
          <table:table-cell office:value-type="float" office:value="0.056843" calcext:value-type="float">
            <text:p>0.056843</text:p>
          </table:table-cell>
          <table:table-cell office:value-type="float" office:value="0.458484" calcext:value-type="float">
            <text:p>0.458484</text:p>
          </table:table-cell>
        </table:table-row>
        <table:table-row table:style-name="ro1">
          <table:table-cell office:value-type="float" office:value="0.056843" calcext:value-type="float">
            <text:p>0.056843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6481" calcext:value-type="float">
            <text:p>0.056481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6119" calcext:value-type="float">
            <text:p>0.056119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5757" calcext:value-type="float">
            <text:p>0.055757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5395" calcext:value-type="float">
            <text:p>0.055395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5033" calcext:value-type="float">
            <text:p>0.055033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4671" calcext:value-type="float">
            <text:p>0.054671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3946" calcext:value-type="float">
            <text:p>0.053946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3584" calcext:value-type="float">
            <text:p>0.053584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3222" calcext:value-type="float">
            <text:p>0.053222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286" calcext:value-type="float">
            <text:p>0.05286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2498" calcext:value-type="float">
            <text:p>0.052498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2136" calcext:value-type="float">
            <text:p>0.052136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1774" calcext:value-type="float">
            <text:p>0.051774</text:p>
          </table:table-cell>
          <table:table-cell office:value-type="float" office:value="0.454874" calcext:value-type="float">
            <text:p>0.454874</text:p>
          </table:table-cell>
        </table:table-row>
        <table:table-row table:style-name="ro1">
          <table:table-cell office:value-type="float" office:value="0.051774" calcext:value-type="float">
            <text:p>0.051774</text:p>
          </table:table-cell>
          <table:table-cell office:value-type="float" office:value="0.451264" calcext:value-type="float">
            <text:p>0.451264</text:p>
          </table:table-cell>
        </table:table-row>
        <table:table-row table:style-name="ro1">
          <table:table-cell office:value-type="float" office:value="0.051412" calcext:value-type="float">
            <text:p>0.051412</text:p>
          </table:table-cell>
          <table:table-cell office:value-type="float" office:value="0.451264" calcext:value-type="float">
            <text:p>0.451264</text:p>
          </table:table-cell>
        </table:table-row>
        <table:table-row table:style-name="ro1">
          <table:table-cell office:value-type="float" office:value="0.05105" calcext:value-type="float">
            <text:p>0.05105</text:p>
          </table:table-cell>
          <table:table-cell office:value-type="float" office:value="0.451264" calcext:value-type="float">
            <text:p>0.451264</text:p>
          </table:table-cell>
        </table:table-row>
        <table:table-row table:style-name="ro1">
          <table:table-cell office:value-type="float" office:value="0.050688" calcext:value-type="float">
            <text:p>0.050688</text:p>
          </table:table-cell>
          <table:table-cell office:value-type="float" office:value="0.451264" calcext:value-type="float">
            <text:p>0.451264</text:p>
          </table:table-cell>
        </table:table-row>
        <table:table-row table:style-name="ro1">
          <table:table-cell office:value-type="float" office:value="0.050688" calcext:value-type="float">
            <text:p>0.050688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50326" calcext:value-type="float">
            <text:p>0.050326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9964" calcext:value-type="float">
            <text:p>0.049964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9602" calcext:value-type="float">
            <text:p>0.049602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924" calcext:value-type="float">
            <text:p>0.04924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8878" calcext:value-type="float">
            <text:p>0.048878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8516" calcext:value-type="float">
            <text:p>0.048516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8154" calcext:value-type="float">
            <text:p>0.048154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7791" calcext:value-type="float">
            <text:p>0.047791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7429" calcext:value-type="float">
            <text:p>0.047429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7067" calcext:value-type="float">
            <text:p>0.047067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6705" calcext:value-type="float">
            <text:p>0.046705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6343" calcext:value-type="float">
            <text:p>0.046343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5981" calcext:value-type="float">
            <text:p>0.045981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5619" calcext:value-type="float">
            <text:p>0.045619</text:p>
          </table:table-cell>
          <table:table-cell office:value-type="float" office:value="0.447653" calcext:value-type="float">
            <text:p>0.447653</text:p>
          </table:table-cell>
        </table:table-row>
        <table:table-row table:style-name="ro1">
          <table:table-cell office:value-type="float" office:value="0.045619" calcext:value-type="float">
            <text:p>0.045619</text:p>
          </table:table-cell>
          <table:table-cell office:value-type="float" office:value="0.444043" calcext:value-type="float">
            <text:p>0.444043</text:p>
          </table:table-cell>
        </table:table-row>
        <table:table-row table:style-name="ro1">
          <table:table-cell office:value-type="float" office:value="0.045257" calcext:value-type="float">
            <text:p>0.045257</text:p>
          </table:table-cell>
          <table:table-cell office:value-type="float" office:value="0.444043" calcext:value-type="float">
            <text:p>0.444043</text:p>
          </table:table-cell>
        </table:table-row>
        <table:table-row table:style-name="ro1">
          <table:table-cell office:value-type="float" office:value="0.044895" calcext:value-type="float">
            <text:p>0.044895</text:p>
          </table:table-cell>
          <table:table-cell office:value-type="float" office:value="0.444043" calcext:value-type="float">
            <text:p>0.444043</text:p>
          </table:table-cell>
        </table:table-row>
        <table:table-row table:style-name="ro1">
          <table:table-cell office:value-type="float" office:value="0.044895" calcext:value-type="float">
            <text:p>0.044895</text:p>
          </table:table-cell>
          <table:table-cell office:value-type="float" office:value="0.440433" calcext:value-type="float">
            <text:p>0.440433</text:p>
          </table:table-cell>
        </table:table-row>
        <table:table-row table:style-name="ro1">
          <table:table-cell office:value-type="float" office:value="0.044895" calcext:value-type="float">
            <text:p>0.044895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4533" calcext:value-type="float">
            <text:p>0.044533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4171" calcext:value-type="float">
            <text:p>0.044171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3809" calcext:value-type="float">
            <text:p>0.043809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3447" calcext:value-type="float">
            <text:p>0.043447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3085" calcext:value-type="float">
            <text:p>0.043085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2723" calcext:value-type="float">
            <text:p>0.042723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2361" calcext:value-type="float">
            <text:p>0.042361</text:p>
          </table:table-cell>
          <table:table-cell office:value-type="float" office:value="0.436823" calcext:value-type="float">
            <text:p>0.436823</text:p>
          </table:table-cell>
        </table:table-row>
        <table:table-row table:style-name="ro1">
          <table:table-cell office:value-type="float" office:value="0.042361" calcext:value-type="float">
            <text:p>0.042361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41999" calcext:value-type="float">
            <text:p>0.041999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41636" calcext:value-type="float">
            <text:p>0.041636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41274" calcext:value-type="float">
            <text:p>0.041274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40912" calcext:value-type="float">
            <text:p>0.040912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4055" calcext:value-type="float">
            <text:p>0.04055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40188" calcext:value-type="float">
            <text:p>0.040188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39826" calcext:value-type="float">
            <text:p>0.039826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39464" calcext:value-type="float">
            <text:p>0.039464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39102" calcext:value-type="float">
            <text:p>0.039102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0.039102" calcext:value-type="float">
            <text:p>0.039102</text:p>
          </table:table-cell>
          <table:table-cell office:value-type="float" office:value="0.429603" calcext:value-type="float">
            <text:p>0.429603</text:p>
          </table:table-cell>
        </table:table-row>
        <table:table-row table:style-name="ro1">
          <table:table-cell office:value-type="float" office:value="0.03874" calcext:value-type="float">
            <text:p>0.03874</text:p>
          </table:table-cell>
          <table:table-cell office:value-type="float" office:value="0.429603" calcext:value-type="float">
            <text:p>0.429603</text:p>
          </table:table-cell>
        </table:table-row>
        <table:table-row table:style-name="ro1">
          <table:table-cell office:value-type="float" office:value="0.038378" calcext:value-type="float">
            <text:p>0.038378</text:p>
          </table:table-cell>
          <table:table-cell office:value-type="float" office:value="0.429603" calcext:value-type="float">
            <text:p>0.429603</text:p>
          </table:table-cell>
        </table:table-row>
        <table:table-row table:style-name="ro1">
          <table:table-cell office:value-type="float" office:value="0.038016" calcext:value-type="float">
            <text:p>0.038016</text:p>
          </table:table-cell>
          <table:table-cell office:value-type="float" office:value="0.429603" calcext:value-type="float">
            <text:p>0.429603</text:p>
          </table:table-cell>
        </table:table-row>
        <table:table-row table:style-name="ro1">
          <table:table-cell office:value-type="float" office:value="0.038016" calcext:value-type="float">
            <text:p>0.038016</text:p>
          </table:table-cell>
          <table:table-cell office:value-type="float" office:value="0.425993" calcext:value-type="float">
            <text:p>0.425993</text:p>
          </table:table-cell>
        </table:table-row>
        <table:table-row table:style-name="ro1">
          <table:table-cell office:value-type="float" office:value="0.037654" calcext:value-type="float">
            <text:p>0.037654</text:p>
          </table:table-cell>
          <table:table-cell office:value-type="float" office:value="0.425993" calcext:value-type="float">
            <text:p>0.425993</text:p>
          </table:table-cell>
        </table:table-row>
        <table:table-row table:style-name="ro1">
          <table:table-cell office:value-type="float" office:value="0.037292" calcext:value-type="float">
            <text:p>0.037292</text:p>
          </table:table-cell>
          <table:table-cell office:value-type="float" office:value="0.425993" calcext:value-type="float">
            <text:p>0.425993</text:p>
          </table:table-cell>
        </table:table-row>
        <table:table-row table:style-name="ro1">
          <table:table-cell office:value-type="float" office:value="0.037292" calcext:value-type="float">
            <text:p>0.037292</text:p>
          </table:table-cell>
          <table:table-cell office:value-type="float" office:value="0.422383" calcext:value-type="float">
            <text:p>0.422383</text:p>
          </table:table-cell>
        </table:table-row>
        <table:table-row table:style-name="ro1">
          <table:table-cell office:value-type="float" office:value="0.03693" calcext:value-type="float">
            <text:p>0.03693</text:p>
          </table:table-cell>
          <table:table-cell office:value-type="float" office:value="0.422383" calcext:value-type="float">
            <text:p>0.422383</text:p>
          </table:table-cell>
        </table:table-row>
        <table:table-row table:style-name="ro1">
          <table:table-cell office:value-type="float" office:value="0.036568" calcext:value-type="float">
            <text:p>0.036568</text:p>
          </table:table-cell>
          <table:table-cell office:value-type="float" office:value="0.422383" calcext:value-type="float">
            <text:p>0.422383</text:p>
          </table:table-cell>
        </table:table-row>
        <table:table-row table:style-name="ro1">
          <table:table-cell office:value-type="float" office:value="0.036568" calcext:value-type="float">
            <text:p>0.036568</text:p>
          </table:table-cell>
          <table:table-cell office:value-type="float" office:value="0.418773" calcext:value-type="float">
            <text:p>0.418773</text:p>
          </table:table-cell>
        </table:table-row>
        <table:table-row table:style-name="ro1">
          <table:table-cell office:value-type="float" office:value="0.036568" calcext:value-type="float">
            <text:p>0.036568</text:p>
          </table:table-cell>
          <table:table-cell office:value-type="float" office:value="0.415162" calcext:value-type="float">
            <text:p>0.415162</text:p>
          </table:table-cell>
        </table:table-row>
        <table:table-row table:style-name="ro1">
          <table:table-cell office:value-type="float" office:value="0.036206" calcext:value-type="float">
            <text:p>0.036206</text:p>
          </table:table-cell>
          <table:table-cell office:value-type="float" office:value="0.415162" calcext:value-type="float">
            <text:p>0.415162</text:p>
          </table:table-cell>
        </table:table-row>
        <table:table-row table:style-name="ro1">
          <table:table-cell office:value-type="float" office:value="0.035844" calcext:value-type="float">
            <text:p>0.035844</text:p>
          </table:table-cell>
          <table:table-cell office:value-type="float" office:value="0.415162" calcext:value-type="float">
            <text:p>0.415162</text:p>
          </table:table-cell>
        </table:table-row>
        <table:table-row table:style-name="ro1">
          <table:table-cell office:value-type="float" office:value="0.035482" calcext:value-type="float">
            <text:p>0.035482</text:p>
          </table:table-cell>
          <table:table-cell office:value-type="float" office:value="0.415162" calcext:value-type="float">
            <text:p>0.415162</text:p>
          </table:table-cell>
        </table:table-row>
        <table:table-row table:style-name="ro1">
          <table:table-cell office:value-type="float" office:value="0.035119" calcext:value-type="float">
            <text:p>0.035119</text:p>
          </table:table-cell>
          <table:table-cell office:value-type="float" office:value="0.415162" calcext:value-type="float">
            <text:p>0.415162</text:p>
          </table:table-cell>
        </table:table-row>
        <table:table-row table:style-name="ro1">
          <table:table-cell office:value-type="float" office:value="0.035119" calcext:value-type="float">
            <text:p>0.035119</text:p>
          </table:table-cell>
          <table:table-cell office:value-type="float" office:value="0.411552" calcext:value-type="float">
            <text:p>0.411552</text:p>
          </table:table-cell>
        </table:table-row>
        <table:table-row table:style-name="ro1">
          <table:table-cell office:value-type="float" office:value="0.035119" calcext:value-type="float">
            <text:p>0.035119</text:p>
          </table:table-cell>
          <table:table-cell office:value-type="float" office:value="0.407942" calcext:value-type="float">
            <text:p>0.407942</text:p>
          </table:table-cell>
        </table:table-row>
        <table:table-row table:style-name="ro1">
          <table:table-cell office:value-type="float" office:value="0.034757" calcext:value-type="float">
            <text:p>0.034757</text:p>
          </table:table-cell>
          <table:table-cell office:value-type="float" office:value="0.407942" calcext:value-type="float">
            <text:p>0.407942</text:p>
          </table:table-cell>
        </table:table-row>
        <table:table-row table:style-name="ro1">
          <table:table-cell office:value-type="float" office:value="0.034757" calcext:value-type="float">
            <text:p>0.034757</text:p>
          </table:table-cell>
          <table:table-cell office:value-type="float" office:value="0.404332" calcext:value-type="float">
            <text:p>0.404332</text:p>
          </table:table-cell>
        </table:table-row>
        <table:table-row table:style-name="ro1">
          <table:table-cell office:value-type="float" office:value="0.034395" calcext:value-type="float">
            <text:p>0.034395</text:p>
          </table:table-cell>
          <table:table-cell office:value-type="float" office:value="0.404332" calcext:value-type="float">
            <text:p>0.404332</text:p>
          </table:table-cell>
        </table:table-row>
        <table:table-row table:style-name="ro1">
          <table:table-cell office:value-type="float" office:value="0.034033" calcext:value-type="float">
            <text:p>0.034033</text:p>
          </table:table-cell>
          <table:table-cell office:value-type="float" office:value="0.404332" calcext:value-type="float">
            <text:p>0.404332</text:p>
          </table:table-cell>
        </table:table-row>
        <table:table-row table:style-name="ro1">
          <table:table-cell office:value-type="float" office:value="0.034033" calcext:value-type="float">
            <text:p>0.034033</text:p>
          </table:table-cell>
          <table:table-cell office:value-type="float" office:value="0.400722" calcext:value-type="float">
            <text:p>0.400722</text:p>
          </table:table-cell>
        </table:table-row>
        <table:table-row table:style-name="ro1">
          <table:table-cell office:value-type="float" office:value="0.033671" calcext:value-type="float">
            <text:p>0.033671</text:p>
          </table:table-cell>
          <table:table-cell office:value-type="float" office:value="0.400722" calcext:value-type="float">
            <text:p>0.400722</text:p>
          </table:table-cell>
        </table:table-row>
        <table:table-row table:style-name="ro1">
          <table:table-cell office:value-type="float" office:value="0.033671" calcext:value-type="float">
            <text:p>0.033671</text:p>
          </table:table-cell>
          <table:table-cell office:value-type="float" office:value="0.397112" calcext:value-type="float">
            <text:p>0.397112</text:p>
          </table:table-cell>
        </table:table-row>
        <table:table-row table:style-name="ro1">
          <table:table-cell office:value-type="float" office:value="0.033671" calcext:value-type="float">
            <text:p>0.033671</text:p>
          </table:table-cell>
          <table:table-cell office:value-type="float" office:value="0.393502" calcext:value-type="float">
            <text:p>0.393502</text:p>
          </table:table-cell>
        </table:table-row>
        <table:table-row table:style-name="ro1">
          <table:table-cell office:value-type="float" office:value="0.033309" calcext:value-type="float">
            <text:p>0.033309</text:p>
          </table:table-cell>
          <table:table-cell office:value-type="float" office:value="0.393502" calcext:value-type="float">
            <text:p>0.393502</text:p>
          </table:table-cell>
        </table:table-row>
        <table:table-row table:style-name="ro1">
          <table:table-cell office:value-type="float" office:value="0.033309" calcext:value-type="float">
            <text:p>0.033309</text:p>
          </table:table-cell>
          <table:table-cell office:value-type="float" office:value="0.389892" calcext:value-type="float">
            <text:p>0.389892</text:p>
          </table:table-cell>
        </table:table-row>
        <table:table-row table:style-name="ro1">
          <table:table-cell office:value-type="float" office:value="0.032947" calcext:value-type="float">
            <text:p>0.032947</text:p>
          </table:table-cell>
          <table:table-cell office:value-type="float" office:value="0.389892" calcext:value-type="float">
            <text:p>0.389892</text:p>
          </table:table-cell>
        </table:table-row>
        <table:table-row table:style-name="ro1">
          <table:table-cell office:value-type="float" office:value="0.032947" calcext:value-type="float">
            <text:p>0.032947</text:p>
          </table:table-cell>
          <table:table-cell office:value-type="float" office:value="0.386282" calcext:value-type="float">
            <text:p>0.386282</text:p>
          </table:table-cell>
        </table:table-row>
        <table:table-row table:style-name="ro1">
          <table:table-cell office:value-type="float" office:value="0.032585" calcext:value-type="float">
            <text:p>0.032585</text:p>
          </table:table-cell>
          <table:table-cell office:value-type="float" office:value="0.386282" calcext:value-type="float">
            <text:p>0.386282</text:p>
          </table:table-cell>
        </table:table-row>
        <table:table-row table:style-name="ro1">
          <table:table-cell office:value-type="float" office:value="0.032223" calcext:value-type="float">
            <text:p>0.032223</text:p>
          </table:table-cell>
          <table:table-cell office:value-type="float" office:value="0.386282" calcext:value-type="float">
            <text:p>0.386282</text:p>
          </table:table-cell>
        </table:table-row>
        <table:table-row table:style-name="ro1">
          <table:table-cell office:value-type="float" office:value="0.031861" calcext:value-type="float">
            <text:p>0.031861</text:p>
          </table:table-cell>
          <table:table-cell office:value-type="float" office:value="0.386282" calcext:value-type="float">
            <text:p>0.386282</text:p>
          </table:table-cell>
        </table:table-row>
        <table:table-row table:style-name="ro1">
          <table:table-cell office:value-type="float" office:value="0.031861" calcext:value-type="float">
            <text:p>0.031861</text:p>
          </table:table-cell>
          <table:table-cell office:value-type="float" office:value="0.382671" calcext:value-type="float">
            <text:p>0.382671</text:p>
          </table:table-cell>
        </table:table-row>
        <table:table-row table:style-name="ro1">
          <table:table-cell office:value-type="float" office:value="0.031499" calcext:value-type="float">
            <text:p>0.031499</text:p>
          </table:table-cell>
          <table:table-cell office:value-type="float" office:value="0.382671" calcext:value-type="float">
            <text:p>0.382671</text:p>
          </table:table-cell>
        </table:table-row>
        <table:table-row table:style-name="ro1">
          <table:table-cell office:value-type="float" office:value="0.031137" calcext:value-type="float">
            <text:p>0.031137</text:p>
          </table:table-cell>
          <table:table-cell office:value-type="float" office:value="0.382671" calcext:value-type="float">
            <text:p>0.382671</text:p>
          </table:table-cell>
        </table:table-row>
        <table:table-row table:style-name="ro1">
          <table:table-cell office:value-type="float" office:value="0.030775" calcext:value-type="float">
            <text:p>0.030775</text:p>
          </table:table-cell>
          <table:table-cell office:value-type="float" office:value="0.382671" calcext:value-type="float">
            <text:p>0.382671</text:p>
          </table:table-cell>
        </table:table-row>
        <table:table-row table:style-name="ro1">
          <table:table-cell office:value-type="float" office:value="0.030413" calcext:value-type="float">
            <text:p>0.030413</text:p>
          </table:table-cell>
          <table:table-cell office:value-type="float" office:value="0.382671" calcext:value-type="float">
            <text:p>0.382671</text:p>
          </table:table-cell>
        </table:table-row>
        <table:table-row table:style-name="ro1">
          <table:table-cell office:value-type="float" office:value="0.030051" calcext:value-type="float">
            <text:p>0.030051</text:p>
          </table:table-cell>
          <table:table-cell office:value-type="float" office:value="0.382671" calcext:value-type="float">
            <text:p>0.382671</text:p>
          </table:table-cell>
        </table:table-row>
        <table:table-row table:style-name="ro1">
          <table:table-cell office:value-type="float" office:value="0.029689" calcext:value-type="float">
            <text:p>0.029689</text:p>
          </table:table-cell>
          <table:table-cell office:value-type="float" office:value="0.382671" calcext:value-type="float">
            <text:p>0.382671</text:p>
          </table:table-cell>
        </table:table-row>
        <table:table-row table:style-name="ro1">
          <table:table-cell office:value-type="float" office:value="0.029689" calcext:value-type="float">
            <text:p>0.029689</text:p>
          </table:table-cell>
          <table:table-cell office:value-type="float" office:value="0.379061" calcext:value-type="float">
            <text:p>0.379061</text:p>
          </table:table-cell>
        </table:table-row>
        <table:table-row table:style-name="ro1">
          <table:table-cell office:value-type="float" office:value="0.029689" calcext:value-type="float">
            <text:p>0.029689</text:p>
          </table:table-cell>
          <table:table-cell office:value-type="float" office:value="0.375451" calcext:value-type="float">
            <text:p>0.375451</text:p>
          </table:table-cell>
        </table:table-row>
        <table:table-row table:style-name="ro1">
          <table:table-cell office:value-type="float" office:value="0.029327" calcext:value-type="float">
            <text:p>0.029327</text:p>
          </table:table-cell>
          <table:table-cell office:value-type="float" office:value="0.375451" calcext:value-type="float">
            <text:p>0.375451</text:p>
          </table:table-cell>
        </table:table-row>
        <table:table-row table:style-name="ro1">
          <table:table-cell office:value-type="float" office:value="0.028965" calcext:value-type="float">
            <text:p>0.028965</text:p>
          </table:table-cell>
          <table:table-cell office:value-type="float" office:value="0.375451" calcext:value-type="float">
            <text:p>0.375451</text:p>
          </table:table-cell>
        </table:table-row>
        <table:table-row table:style-name="ro1">
          <table:table-cell office:value-type="float" office:value="0.028602" calcext:value-type="float">
            <text:p>0.028602</text:p>
          </table:table-cell>
          <table:table-cell office:value-type="float" office:value="0.375451" calcext:value-type="float">
            <text:p>0.375451</text:p>
          </table:table-cell>
        </table:table-row>
        <table:table-row table:style-name="ro1">
          <table:table-cell office:value-type="float" office:value="0.028602" calcext:value-type="float">
            <text:p>0.028602</text:p>
          </table:table-cell>
          <table:table-cell office:value-type="float" office:value="0.371841" calcext:value-type="float">
            <text:p>0.371841</text:p>
          </table:table-cell>
        </table:table-row>
        <table:table-row table:style-name="ro1">
          <table:table-cell office:value-type="float" office:value="0.028602" calcext:value-type="float">
            <text:p>0.028602</text:p>
          </table:table-cell>
          <table:table-cell office:value-type="float" office:value="0.368231" calcext:value-type="float">
            <text:p>0.368231</text:p>
          </table:table-cell>
        </table:table-row>
        <table:table-row table:style-name="ro1">
          <table:table-cell office:value-type="float" office:value="0.028602" calcext:value-type="float">
            <text:p>0.028602</text:p>
          </table:table-cell>
          <table:table-cell office:value-type="float" office:value="0.364621" calcext:value-type="float">
            <text:p>0.364621</text:p>
          </table:table-cell>
        </table:table-row>
        <table:table-row table:style-name="ro1">
          <table:table-cell office:value-type="float" office:value="0.02824" calcext:value-type="float">
            <text:p>0.02824</text:p>
          </table:table-cell>
          <table:table-cell office:value-type="float" office:value="0.364621" calcext:value-type="float">
            <text:p>0.364621</text:p>
          </table:table-cell>
        </table:table-row>
        <table:table-row table:style-name="ro1">
          <table:table-cell office:value-type="float" office:value="0.027878" calcext:value-type="float">
            <text:p>0.027878</text:p>
          </table:table-cell>
          <table:table-cell office:value-type="float" office:value="0.364621" calcext:value-type="float">
            <text:p>0.364621</text:p>
          </table:table-cell>
        </table:table-row>
        <table:table-row table:style-name="ro1">
          <table:table-cell office:value-type="float" office:value="0.027878" calcext:value-type="float">
            <text:p>0.027878</text:p>
          </table:table-cell>
          <table:table-cell office:value-type="float" office:value="0.361011" calcext:value-type="float">
            <text:p>0.361011</text:p>
          </table:table-cell>
        </table:table-row>
        <table:table-row table:style-name="ro1">
          <table:table-cell office:value-type="float" office:value="0.027516" calcext:value-type="float">
            <text:p>0.027516</text:p>
          </table:table-cell>
          <table:table-cell office:value-type="float" office:value="0.361011" calcext:value-type="float">
            <text:p>0.361011</text:p>
          </table:table-cell>
        </table:table-row>
        <table:table-row table:style-name="ro1">
          <table:table-cell office:value-type="float" office:value="0.027516" calcext:value-type="float">
            <text:p>0.027516</text:p>
          </table:table-cell>
          <table:table-cell office:value-type="float" office:value="0.357401" calcext:value-type="float">
            <text:p>0.357401</text:p>
          </table:table-cell>
        </table:table-row>
        <table:table-row table:style-name="ro1">
          <table:table-cell office:value-type="float" office:value="0.027516" calcext:value-type="float">
            <text:p>0.027516</text:p>
          </table:table-cell>
          <table:table-cell office:value-type="float" office:value="0.353791" calcext:value-type="float">
            <text:p>0.353791</text:p>
          </table:table-cell>
        </table:table-row>
        <table:table-row table:style-name="ro1">
          <table:table-cell office:value-type="float" office:value="0.027154" calcext:value-type="float">
            <text:p>0.027154</text:p>
          </table:table-cell>
          <table:table-cell office:value-type="float" office:value="0.353791" calcext:value-type="float">
            <text:p>0.353791</text:p>
          </table:table-cell>
        </table:table-row>
        <table:table-row table:style-name="ro1">
          <table:table-cell office:value-type="float" office:value="0.027154" calcext:value-type="float">
            <text:p>0.027154</text:p>
          </table:table-cell>
          <table:table-cell office:value-type="float" office:value="0.350181" calcext:value-type="float">
            <text:p>0.350181</text:p>
          </table:table-cell>
        </table:table-row>
        <table:table-row table:style-name="ro1">
          <table:table-cell office:value-type="float" office:value="0.026792" calcext:value-type="float">
            <text:p>0.026792</text:p>
          </table:table-cell>
          <table:table-cell office:value-type="float" office:value="0.350181" calcext:value-type="float">
            <text:p>0.350181</text:p>
          </table:table-cell>
        </table:table-row>
        <table:table-row table:style-name="ro1">
          <table:table-cell office:value-type="float" office:value="0.02643" calcext:value-type="float">
            <text:p>0.02643</text:p>
          </table:table-cell>
          <table:table-cell office:value-type="float" office:value="0.350181" calcext:value-type="float">
            <text:p>0.350181</text:p>
          </table:table-cell>
        </table:table-row>
        <table:table-row table:style-name="ro1">
          <table:table-cell office:value-type="float" office:value="0.026068" calcext:value-type="float">
            <text:p>0.026068</text:p>
          </table:table-cell>
          <table:table-cell office:value-type="float" office:value="0.350181" calcext:value-type="float">
            <text:p>0.350181</text:p>
          </table:table-cell>
        </table:table-row>
        <table:table-row table:style-name="ro1">
          <table:table-cell office:value-type="float" office:value="0.026068" calcext:value-type="float">
            <text:p>0.026068</text:p>
          </table:table-cell>
          <table:table-cell office:value-type="float" office:value="0.34657" calcext:value-type="float">
            <text:p>0.34657</text:p>
          </table:table-cell>
        </table:table-row>
        <table:table-row table:style-name="ro1">
          <table:table-cell office:value-type="float" office:value="0.025706" calcext:value-type="float">
            <text:p>0.025706</text:p>
          </table:table-cell>
          <table:table-cell office:value-type="float" office:value="0.34657" calcext:value-type="float">
            <text:p>0.34657</text:p>
          </table:table-cell>
        </table:table-row>
        <table:table-row table:style-name="ro1">
          <table:table-cell office:value-type="float" office:value="0.025344" calcext:value-type="float">
            <text:p>0.025344</text:p>
          </table:table-cell>
          <table:table-cell office:value-type="float" office:value="0.34657" calcext:value-type="float">
            <text:p>0.34657</text:p>
          </table:table-cell>
        </table:table-row>
        <table:table-row table:style-name="ro1">
          <table:table-cell office:value-type="float" office:value="0.024982" calcext:value-type="float">
            <text:p>0.024982</text:p>
          </table:table-cell>
          <table:table-cell office:value-type="float" office:value="0.34657" calcext:value-type="float">
            <text:p>0.34657</text:p>
          </table:table-cell>
        </table:table-row>
        <table:table-row table:style-name="ro1">
          <table:table-cell office:value-type="float" office:value="0.02462" calcext:value-type="float">
            <text:p>0.02462</text:p>
          </table:table-cell>
          <table:table-cell office:value-type="float" office:value="0.34657" calcext:value-type="float">
            <text:p>0.34657</text:p>
          </table:table-cell>
        </table:table-row>
        <table:table-row table:style-name="ro1">
          <table:table-cell office:value-type="float" office:value="0.02462" calcext:value-type="float">
            <text:p>0.02462</text:p>
          </table:table-cell>
          <table:table-cell office:value-type="float" office:value="0.34296" calcext:value-type="float">
            <text:p>0.34296</text:p>
          </table:table-cell>
        </table:table-row>
        <table:table-row table:style-name="ro1">
          <table:table-cell office:value-type="float" office:value="0.024258" calcext:value-type="float">
            <text:p>0.024258</text:p>
          </table:table-cell>
          <table:table-cell office:value-type="float" office:value="0.34296" calcext:value-type="float">
            <text:p>0.34296</text:p>
          </table:table-cell>
        </table:table-row>
        <table:table-row table:style-name="ro1">
          <table:table-cell office:value-type="float" office:value="0.023896" calcext:value-type="float">
            <text:p>0.023896</text:p>
          </table:table-cell>
          <table:table-cell office:value-type="float" office:value="0.34296" calcext:value-type="float">
            <text:p>0.34296</text:p>
          </table:table-cell>
        </table:table-row>
        <table:table-row table:style-name="ro1">
          <table:table-cell office:value-type="float" office:value="0.023896" calcext:value-type="float">
            <text:p>0.023896</text:p>
          </table:table-cell>
          <table:table-cell office:value-type="float" office:value="0.33935" calcext:value-type="float">
            <text:p>0.33935</text:p>
          </table:table-cell>
        </table:table-row>
        <table:table-row table:style-name="ro1">
          <table:table-cell office:value-type="float" office:value="0.023534" calcext:value-type="float">
            <text:p>0.023534</text:p>
          </table:table-cell>
          <table:table-cell office:value-type="float" office:value="0.33935" calcext:value-type="float">
            <text:p>0.33935</text:p>
          </table:table-cell>
        </table:table-row>
        <table:table-row table:style-name="ro1">
          <table:table-cell office:value-type="float" office:value="0.023172" calcext:value-type="float">
            <text:p>0.023172</text:p>
          </table:table-cell>
          <table:table-cell office:value-type="float" office:value="0.33935" calcext:value-type="float">
            <text:p>0.33935</text:p>
          </table:table-cell>
        </table:table-row>
        <table:table-row table:style-name="ro1">
          <table:table-cell office:value-type="float" office:value="0.02281" calcext:value-type="float">
            <text:p>0.02281</text:p>
          </table:table-cell>
          <table:table-cell office:value-type="float" office:value="0.33935" calcext:value-type="float">
            <text:p>0.33935</text:p>
          </table:table-cell>
        </table:table-row>
        <table:table-row table:style-name="ro1">
          <table:table-cell office:value-type="float" office:value="0.022448" calcext:value-type="float">
            <text:p>0.022448</text:p>
          </table:table-cell>
          <table:table-cell office:value-type="float" office:value="0.33935" calcext:value-type="float">
            <text:p>0.33935</text:p>
          </table:table-cell>
        </table:table-row>
        <table:table-row table:style-name="ro1">
          <table:table-cell office:value-type="float" office:value="0.022085" calcext:value-type="float">
            <text:p>0.022085</text:p>
          </table:table-cell>
          <table:table-cell office:value-type="float" office:value="0.33935" calcext:value-type="float">
            <text:p>0.33935</text:p>
          </table:table-cell>
        </table:table-row>
        <table:table-row table:style-name="ro1">
          <table:table-cell office:value-type="float" office:value="0.022085" calcext:value-type="float">
            <text:p>0.022085</text:p>
          </table:table-cell>
          <table:table-cell office:value-type="float" office:value="0.33574" calcext:value-type="float">
            <text:p>0.33574</text:p>
          </table:table-cell>
        </table:table-row>
        <table:table-row table:style-name="ro1">
          <table:table-cell office:value-type="float" office:value="0.022085" calcext:value-type="float">
            <text:p>0.022085</text:p>
          </table:table-cell>
          <table:table-cell office:value-type="float" office:value="0.33213" calcext:value-type="float">
            <text:p>0.33213</text:p>
          </table:table-cell>
        </table:table-row>
        <table:table-row table:style-name="ro1">
          <table:table-cell office:value-type="float" office:value="0.021723" calcext:value-type="float">
            <text:p>0.021723</text:p>
          </table:table-cell>
          <table:table-cell office:value-type="float" office:value="0.33213" calcext:value-type="float">
            <text:p>0.33213</text:p>
          </table:table-cell>
        </table:table-row>
        <table:table-row table:style-name="ro1">
          <table:table-cell office:value-type="float" office:value="0.021723" calcext:value-type="float">
            <text:p>0.021723</text:p>
          </table:table-cell>
          <table:table-cell office:value-type="float" office:value="0.32852" calcext:value-type="float">
            <text:p>0.32852</text:p>
          </table:table-cell>
        </table:table-row>
        <table:table-row table:style-name="ro1">
          <table:table-cell office:value-type="float" office:value="0.021361" calcext:value-type="float">
            <text:p>0.021361</text:p>
          </table:table-cell>
          <table:table-cell office:value-type="float" office:value="0.32852" calcext:value-type="float">
            <text:p>0.32852</text:p>
          </table:table-cell>
        </table:table-row>
        <table:table-row table:style-name="ro1">
          <table:table-cell office:value-type="float" office:value="0.020999" calcext:value-type="float">
            <text:p>0.020999</text:p>
          </table:table-cell>
          <table:table-cell office:value-type="float" office:value="0.32852" calcext:value-type="float">
            <text:p>0.32852</text:p>
          </table:table-cell>
        </table:table-row>
        <table:table-row table:style-name="ro1">
          <table:table-cell office:value-type="float" office:value="0.020637" calcext:value-type="float">
            <text:p>0.020637</text:p>
          </table:table-cell>
          <table:table-cell office:value-type="float" office:value="0.32852" calcext:value-type="float">
            <text:p>0.32852</text:p>
          </table:table-cell>
        </table:table-row>
        <table:table-row table:style-name="ro1">
          <table:table-cell office:value-type="float" office:value="0.020275" calcext:value-type="float">
            <text:p>0.020275</text:p>
          </table:table-cell>
          <table:table-cell office:value-type="float" office:value="0.32852" calcext:value-type="float">
            <text:p>0.32852</text:p>
          </table:table-cell>
        </table:table-row>
        <table:table-row table:style-name="ro1">
          <table:table-cell office:value-type="float" office:value="0.019913" calcext:value-type="float">
            <text:p>0.019913</text:p>
          </table:table-cell>
          <table:table-cell office:value-type="float" office:value="0.32852" calcext:value-type="float">
            <text:p>0.32852</text:p>
          </table:table-cell>
        </table:table-row>
        <table:table-row table:style-name="ro1">
          <table:table-cell office:value-type="float" office:value="0.019551" calcext:value-type="float">
            <text:p>0.019551</text:p>
          </table:table-cell>
          <table:table-cell office:value-type="float" office:value="0.32852" calcext:value-type="float">
            <text:p>0.32852</text:p>
          </table:table-cell>
        </table:table-row>
        <table:table-row table:style-name="ro1">
          <table:table-cell office:value-type="float" office:value="0.019551" calcext:value-type="float">
            <text:p>0.019551</text:p>
          </table:table-cell>
          <table:table-cell office:value-type="float" office:value="0.32491" calcext:value-type="float">
            <text:p>0.32491</text:p>
          </table:table-cell>
        </table:table-row>
        <table:table-row table:style-name="ro1">
          <table:table-cell office:value-type="float" office:value="0.019551" calcext:value-type="float">
            <text:p>0.019551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float" office:value="0.019189" calcext:value-type="float">
            <text:p>0.019189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float" office:value="0.018827" calcext:value-type="float">
            <text:p>0.018827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float" office:value="0.018465" calcext:value-type="float">
            <text:p>0.018465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float" office:value="0.018465" calcext:value-type="float">
            <text:p>0.018465</text:p>
          </table:table-cell>
          <table:table-cell office:value-type="float" office:value="0.31769" calcext:value-type="float">
            <text:p>0.31769</text:p>
          </table:table-cell>
        </table:table-row>
        <table:table-row table:style-name="ro1">
          <table:table-cell office:value-type="float" office:value="0.018465" calcext:value-type="float">
            <text:p>0.018465</text:p>
          </table:table-cell>
          <table:table-cell office:value-type="float" office:value="0.314079" calcext:value-type="float">
            <text:p>0.314079</text:p>
          </table:table-cell>
        </table:table-row>
        <table:table-row table:style-name="ro1">
          <table:table-cell office:value-type="float" office:value="0.018465" calcext:value-type="float">
            <text:p>0.018465</text:p>
          </table:table-cell>
          <table:table-cell office:value-type="float" office:value="0.310469" calcext:value-type="float">
            <text:p>0.310469</text:p>
          </table:table-cell>
        </table:table-row>
        <table:table-row table:style-name="ro1">
          <table:table-cell office:value-type="float" office:value="0.018465" calcext:value-type="float">
            <text:p>0.018465</text:p>
          </table:table-cell>
          <table:table-cell office:value-type="float" office:value="0.306859" calcext:value-type="float">
            <text:p>0.306859</text:p>
          </table:table-cell>
        </table:table-row>
        <table:table-row table:style-name="ro1">
          <table:table-cell office:value-type="float" office:value="0.018103" calcext:value-type="float">
            <text:p>0.018103</text:p>
          </table:table-cell>
          <table:table-cell office:value-type="float" office:value="0.306859" calcext:value-type="float">
            <text:p>0.306859</text:p>
          </table:table-cell>
        </table:table-row>
        <table:table-row table:style-name="ro1">
          <table:table-cell office:value-type="float" office:value="0.018103" calcext:value-type="float">
            <text:p>0.018103</text:p>
          </table:table-cell>
          <table:table-cell office:value-type="float" office:value="0.303249" calcext:value-type="float">
            <text:p>0.303249</text:p>
          </table:table-cell>
        </table:table-row>
        <table:table-row table:style-name="ro1">
          <table:table-cell office:value-type="float" office:value="0.018103" calcext:value-type="float">
            <text:p>0.018103</text:p>
          </table:table-cell>
          <table:table-cell office:value-type="float" office:value="0.299639" calcext:value-type="float">
            <text:p>0.299639</text:p>
          </table:table-cell>
        </table:table-row>
        <table:table-row table:style-name="ro1">
          <table:table-cell office:value-type="float" office:value="0.017741" calcext:value-type="float">
            <text:p>0.017741</text:p>
          </table:table-cell>
          <table:table-cell office:value-type="float" office:value="0.299639" calcext:value-type="float">
            <text:p>0.299639</text:p>
          </table:table-cell>
        </table:table-row>
        <table:table-row table:style-name="ro1">
          <table:table-cell office:value-type="float" office:value="0.017741" calcext:value-type="float">
            <text:p>0.017741</text:p>
          </table:table-cell>
          <table:table-cell office:value-type="float" office:value="0.296029" calcext:value-type="float">
            <text:p>0.296029</text:p>
          </table:table-cell>
        </table:table-row>
        <table:table-row table:style-name="ro1">
          <table:table-cell office:value-type="float" office:value="0.017379" calcext:value-type="float">
            <text:p>0.017379</text:p>
          </table:table-cell>
          <table:table-cell office:value-type="float" office:value="0.296029" calcext:value-type="float">
            <text:p>0.296029</text:p>
          </table:table-cell>
        </table:table-row>
        <table:table-row table:style-name="ro1">
          <table:table-cell office:value-type="float" office:value="0.017379" calcext:value-type="float">
            <text:p>0.017379</text:p>
          </table:table-cell>
          <table:table-cell office:value-type="float" office:value="0.292419" calcext:value-type="float">
            <text:p>0.292419</text:p>
          </table:table-cell>
        </table:table-row>
        <table:table-row table:style-name="ro1">
          <table:table-cell office:value-type="float" office:value="0.017379" calcext:value-type="float">
            <text:p>0.017379</text:p>
          </table:table-cell>
          <table:table-cell office:value-type="float" office:value="0.288809" calcext:value-type="float">
            <text:p>0.288809</text:p>
          </table:table-cell>
        </table:table-row>
        <table:table-row table:style-name="ro1">
          <table:table-cell office:value-type="float" office:value="0.017379" calcext:value-type="float">
            <text:p>0.017379</text:p>
          </table:table-cell>
          <table:table-cell office:value-type="float" office:value="0.285199" calcext:value-type="float">
            <text:p>0.285199</text:p>
          </table:table-cell>
        </table:table-row>
        <table:table-row table:style-name="ro1">
          <table:table-cell office:value-type="float" office:value="0.017379" calcext:value-type="float">
            <text:p>0.017379</text:p>
          </table:table-cell>
          <table:table-cell office:value-type="float" office:value="0.281588" calcext:value-type="float">
            <text:p>0.281588</text:p>
          </table:table-cell>
        </table:table-row>
        <table:table-row table:style-name="ro1">
          <table:table-cell office:value-type="float" office:value="0.017379" calcext:value-type="float">
            <text:p>0.017379</text:p>
          </table:table-cell>
          <table:table-cell office:value-type="float" office:value="0.277978" calcext:value-type="float">
            <text:p>0.277978</text:p>
          </table:table-cell>
        </table:table-row>
        <table:table-row table:style-name="ro1">
          <table:table-cell office:value-type="float" office:value="0.017017" calcext:value-type="float">
            <text:p>0.017017</text:p>
          </table:table-cell>
          <table:table-cell office:value-type="float" office:value="0.277978" calcext:value-type="float">
            <text:p>0.277978</text:p>
          </table:table-cell>
        </table:table-row>
        <table:table-row table:style-name="ro1">
          <table:table-cell office:value-type="float" office:value="0.016655" calcext:value-type="float">
            <text:p>0.016655</text:p>
          </table:table-cell>
          <table:table-cell office:value-type="float" office:value="0.277978" calcext:value-type="float">
            <text:p>0.277978</text:p>
          </table:table-cell>
        </table:table-row>
        <table:table-row table:style-name="ro1">
          <table:table-cell office:value-type="float" office:value="0.016293" calcext:value-type="float">
            <text:p>0.016293</text:p>
          </table:table-cell>
          <table:table-cell office:value-type="float" office:value="0.277978" calcext:value-type="float">
            <text:p>0.277978</text:p>
          </table:table-cell>
        </table:table-row>
        <table:table-row table:style-name="ro1">
          <table:table-cell office:value-type="float" office:value="0.01593" calcext:value-type="float">
            <text:p>0.01593</text:p>
          </table:table-cell>
          <table:table-cell office:value-type="float" office:value="0.277978" calcext:value-type="float">
            <text:p>0.277978</text:p>
          </table:table-cell>
        </table:table-row>
        <table:table-row table:style-name="ro1">
          <table:table-cell office:value-type="float" office:value="0.015568" calcext:value-type="float">
            <text:p>0.015568</text:p>
          </table:table-cell>
          <table:table-cell office:value-type="float" office:value="0.277978" calcext:value-type="float">
            <text:p>0.277978</text:p>
          </table:table-cell>
        </table:table-row>
        <table:table-row table:style-name="ro1">
          <table:table-cell office:value-type="float" office:value="0.015206" calcext:value-type="float">
            <text:p>0.015206</text:p>
          </table:table-cell>
          <table:table-cell office:value-type="float" office:value="0.277978" calcext:value-type="float">
            <text:p>0.277978</text:p>
          </table:table-cell>
        </table:table-row>
        <table:table-row table:style-name="ro1">
          <table:table-cell office:value-type="float" office:value="0.015206" calcext:value-type="float">
            <text:p>0.015206</text:p>
          </table:table-cell>
          <table:table-cell office:value-type="float" office:value="0.274368" calcext:value-type="float">
            <text:p>0.274368</text:p>
          </table:table-cell>
        </table:table-row>
        <table:table-row table:style-name="ro1">
          <table:table-cell office:value-type="float" office:value="0.015206" calcext:value-type="float">
            <text:p>0.015206</text:p>
          </table:table-cell>
          <table:table-cell office:value-type="float" office:value="0.270758" calcext:value-type="float">
            <text:p>0.270758</text:p>
          </table:table-cell>
        </table:table-row>
        <table:table-row table:style-name="ro1">
          <table:table-cell office:value-type="float" office:value="0.014844" calcext:value-type="float">
            <text:p>0.014844</text:p>
          </table:table-cell>
          <table:table-cell office:value-type="float" office:value="0.270758" calcext:value-type="float">
            <text:p>0.270758</text:p>
          </table:table-cell>
        </table:table-row>
        <table:table-row table:style-name="ro1">
          <table:table-cell office:value-type="float" office:value="0.014482" calcext:value-type="float">
            <text:p>0.014482</text:p>
          </table:table-cell>
          <table:table-cell office:value-type="float" office:value="0.270758" calcext:value-type="float">
            <text:p>0.270758</text:p>
          </table:table-cell>
        </table:table-row>
        <table:table-row table:style-name="ro1">
          <table:table-cell office:value-type="float" office:value="0.014482" calcext:value-type="float">
            <text:p>0.014482</text:p>
          </table:table-cell>
          <table:table-cell office:value-type="float" office:value="0.267148" calcext:value-type="float">
            <text:p>0.267148</text:p>
          </table:table-cell>
        </table:table-row>
        <table:table-row table:style-name="ro1">
          <table:table-cell office:value-type="float" office:value="0.01412" calcext:value-type="float">
            <text:p>0.01412</text:p>
          </table:table-cell>
          <table:table-cell office:value-type="float" office:value="0.267148" calcext:value-type="float">
            <text:p>0.267148</text:p>
          </table:table-cell>
        </table:table-row>
        <table:table-row table:style-name="ro1">
          <table:table-cell office:value-type="float" office:value="0.013758" calcext:value-type="float">
            <text:p>0.013758</text:p>
          </table:table-cell>
          <table:table-cell office:value-type="float" office:value="0.267148" calcext:value-type="float">
            <text:p>0.267148</text:p>
          </table:table-cell>
        </table:table-row>
        <table:table-row table:style-name="ro1">
          <table:table-cell office:value-type="float" office:value="0.013758" calcext:value-type="float">
            <text:p>0.013758</text:p>
          </table:table-cell>
          <table:table-cell office:value-type="float" office:value="0.263538" calcext:value-type="float">
            <text:p>0.263538</text:p>
          </table:table-cell>
        </table:table-row>
        <table:table-row table:style-name="ro1">
          <table:table-cell office:value-type="float" office:value="0.013396" calcext:value-type="float">
            <text:p>0.013396</text:p>
          </table:table-cell>
          <table:table-cell office:value-type="float" office:value="0.263538" calcext:value-type="float">
            <text:p>0.263538</text:p>
          </table:table-cell>
        </table:table-row>
        <table:table-row table:style-name="ro1">
          <table:table-cell office:value-type="float" office:value="0.013034" calcext:value-type="float">
            <text:p>0.013034</text:p>
          </table:table-cell>
          <table:table-cell office:value-type="float" office:value="0.263538" calcext:value-type="float">
            <text:p>0.263538</text:p>
          </table:table-cell>
        </table:table-row>
        <table:table-row table:style-name="ro1">
          <table:table-cell office:value-type="float" office:value="0.013034" calcext:value-type="float">
            <text:p>0.013034</text:p>
          </table:table-cell>
          <table:table-cell office:value-type="float" office:value="0.259928" calcext:value-type="float">
            <text:p>0.259928</text:p>
          </table:table-cell>
        </table:table-row>
        <table:table-row table:style-name="ro1">
          <table:table-cell office:value-type="float" office:value="0.013034" calcext:value-type="float">
            <text:p>0.013034</text:p>
          </table:table-cell>
          <table:table-cell office:value-type="float" office:value="0.256318" calcext:value-type="float">
            <text:p>0.256318</text:p>
          </table:table-cell>
        </table:table-row>
        <table:table-row table:style-name="ro1">
          <table:table-cell office:value-type="float" office:value="0.012672" calcext:value-type="float">
            <text:p>0.012672</text:p>
          </table:table-cell>
          <table:table-cell office:value-type="float" office:value="0.256318" calcext:value-type="float">
            <text:p>0.256318</text:p>
          </table:table-cell>
        </table:table-row>
        <table:table-row table:style-name="ro1">
          <table:table-cell office:value-type="float" office:value="0.01231" calcext:value-type="float">
            <text:p>0.01231</text:p>
          </table:table-cell>
          <table:table-cell office:value-type="float" office:value="0.256318" calcext:value-type="float">
            <text:p>0.256318</text:p>
          </table:table-cell>
        </table:table-row>
        <table:table-row table:style-name="ro1">
          <table:table-cell office:value-type="float" office:value="0.01231" calcext:value-type="float">
            <text:p>0.01231</text:p>
          </table:table-cell>
          <table:table-cell office:value-type="float" office:value="0.252708" calcext:value-type="float">
            <text:p>0.252708</text:p>
          </table:table-cell>
        </table:table-row>
        <table:table-row table:style-name="ro1">
          <table:table-cell office:value-type="float" office:value="0.011948" calcext:value-type="float">
            <text:p>0.011948</text:p>
          </table:table-cell>
          <table:table-cell office:value-type="float" office:value="0.252708" calcext:value-type="float">
            <text:p>0.252708</text:p>
          </table:table-cell>
        </table:table-row>
        <table:table-row table:style-name="ro1">
          <table:table-cell office:value-type="float" office:value="0.011586" calcext:value-type="float">
            <text:p>0.011586</text:p>
          </table:table-cell>
          <table:table-cell office:value-type="float" office:value="0.252708" calcext:value-type="float">
            <text:p>0.252708</text:p>
          </table:table-cell>
        </table:table-row>
        <table:table-row table:style-name="ro1">
          <table:table-cell office:value-type="float" office:value="0.011586" calcext:value-type="float">
            <text:p>0.011586</text:p>
          </table:table-cell>
          <table:table-cell office:value-type="float" office:value="0.249097" calcext:value-type="float">
            <text:p>0.249097</text:p>
          </table:table-cell>
        </table:table-row>
        <table:table-row table:style-name="ro1">
          <table:table-cell office:value-type="float" office:value="0.011224" calcext:value-type="float">
            <text:p>0.011224</text:p>
          </table:table-cell>
          <table:table-cell office:value-type="float" office:value="0.249097" calcext:value-type="float">
            <text:p>0.249097</text:p>
          </table:table-cell>
        </table:table-row>
        <table:table-row table:style-name="ro1">
          <table:table-cell office:value-type="float" office:value="0.010862" calcext:value-type="float">
            <text:p>0.010862</text:p>
          </table:table-cell>
          <table:table-cell office:value-type="float" office:value="0.249097" calcext:value-type="float">
            <text:p>0.24909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249097" calcext:value-type="float">
            <text:p>0.24909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245487" calcext:value-type="float">
            <text:p>0.24548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241877" calcext:value-type="float">
            <text:p>0.24187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238267" calcext:value-type="float">
            <text:p>0.23826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234657" calcext:value-type="float">
            <text:p>0.234657</text:p>
          </table:table-cell>
        </table:table-row>
        <table:table-row table:style-name="ro1">
          <table:table-cell office:value-type="float" office:value="0.010138" calcext:value-type="float">
            <text:p>0.010138</text:p>
          </table:table-cell>
          <table:table-cell office:value-type="float" office:value="0.234657" calcext:value-type="float">
            <text:p>0.234657</text:p>
          </table:table-cell>
        </table:table-row>
        <table:table-row table:style-name="ro1">
          <table:table-cell office:value-type="float" office:value="0.010138" calcext:value-type="float">
            <text:p>0.010138</text:p>
          </table:table-cell>
          <table:table-cell office:value-type="float" office:value="0.231047" calcext:value-type="float">
            <text:p>0.231047</text:p>
          </table:table-cell>
        </table:table-row>
        <table:table-row table:style-name="ro1">
          <table:table-cell office:value-type="float" office:value="0.010138" calcext:value-type="float">
            <text:p>0.010138</text:p>
          </table:table-cell>
          <table:table-cell office:value-type="float" office:value="0.227437" calcext:value-type="float">
            <text:p>0.227437</text:p>
          </table:table-cell>
        </table:table-row>
        <table:table-row table:style-name="ro1">
          <table:table-cell office:value-type="float" office:value="0.010138" calcext:value-type="float">
            <text:p>0.010138</text:p>
          </table:table-cell>
          <table:table-cell office:value-type="float" office:value="0.223827" calcext:value-type="float">
            <text:p>0.223827</text:p>
          </table:table-cell>
        </table:table-row>
        <table:table-row table:style-name="ro1">
          <table:table-cell office:value-type="float" office:value="0.010138" calcext:value-type="float">
            <text:p>0.010138</text:p>
          </table:table-cell>
          <table:table-cell office:value-type="float" office:value="0.220217" calcext:value-type="float">
            <text:p>0.220217</text:p>
          </table:table-cell>
        </table:table-row>
        <table:table-row table:style-name="ro1">
          <table:table-cell office:value-type="float" office:value="0.009776" calcext:value-type="float">
            <text:p>0.009776</text:p>
          </table:table-cell>
          <table:table-cell office:value-type="float" office:value="0.220217" calcext:value-type="float">
            <text:p>0.220217</text:p>
          </table:table-cell>
        </table:table-row>
        <table:table-row table:style-name="ro1">
          <table:table-cell office:value-type="float" office:value="0.009413" calcext:value-type="float">
            <text:p>0.009413</text:p>
          </table:table-cell>
          <table:table-cell office:value-type="float" office:value="0.220217" calcext:value-type="float">
            <text:p>0.220217</text:p>
          </table:table-cell>
        </table:table-row>
        <table:table-row table:style-name="ro1">
          <table:table-cell office:value-type="float" office:value="0.009413" calcext:value-type="float">
            <text:p>0.009413</text:p>
          </table:table-cell>
          <table:table-cell office:value-type="float" office:value="0.216606" calcext:value-type="float">
            <text:p>0.216606</text:p>
          </table:table-cell>
        </table:table-row>
        <table:table-row table:style-name="ro1">
          <table:table-cell office:value-type="float" office:value="0.009051" calcext:value-type="float">
            <text:p>0.009051</text:p>
          </table:table-cell>
          <table:table-cell office:value-type="float" office:value="0.216606" calcext:value-type="float">
            <text:p>0.216606</text:p>
          </table:table-cell>
        </table:table-row>
        <table:table-row table:style-name="ro1">
          <table:table-cell office:value-type="float" office:value="0.009051" calcext:value-type="float">
            <text:p>0.009051</text:p>
          </table:table-cell>
          <table:table-cell office:value-type="float" office:value="0.212996" calcext:value-type="float">
            <text:p>0.21299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212996" calcext:value-type="float">
            <text:p>0.21299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209386" calcext:value-type="float">
            <text:p>0.20938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205776" calcext:value-type="float">
            <text:p>0.20577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202166" calcext:value-type="float">
            <text:p>0.20216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198556" calcext:value-type="float">
            <text:p>0.19855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194946" calcext:value-type="float">
            <text:p>0.19494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191336" calcext:value-type="float">
            <text:p>0.19133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187726" calcext:value-type="float">
            <text:p>0.187726</text:p>
          </table:table-cell>
        </table:table-row>
        <table:table-row table:style-name="ro1">
          <table:table-cell office:value-type="float" office:value="0.008689" calcext:value-type="float">
            <text:p>0.008689</text:p>
          </table:table-cell>
          <table:table-cell office:value-type="float" office:value="0.184116" calcext:value-type="float">
            <text:p>0.184116</text:p>
          </table:table-cell>
        </table:table-row>
        <table:table-row table:style-name="ro1">
          <table:table-cell office:value-type="float" office:value="0.008327" calcext:value-type="float">
            <text:p>0.008327</text:p>
          </table:table-cell>
          <table:table-cell office:value-type="float" office:value="0.184116" calcext:value-type="float">
            <text:p>0.184116</text:p>
          </table:table-cell>
        </table:table-row>
        <table:table-row table:style-name="ro1">
          <table:table-cell office:value-type="float" office:value="0.008327" calcext:value-type="float">
            <text:p>0.008327</text:p>
          </table:table-cell>
          <table:table-cell office:value-type="float" office:value="0.180505" calcext:value-type="float">
            <text:p>0.180505</text:p>
          </table:table-cell>
        </table:table-row>
        <table:table-row table:style-name="ro1">
          <table:table-cell office:value-type="float" office:value="0.008327" calcext:value-type="float">
            <text:p>0.008327</text:p>
          </table:table-cell>
          <table:table-cell office:value-type="float" office:value="0.176895" calcext:value-type="float">
            <text:p>0.176895</text:p>
          </table:table-cell>
        </table:table-row>
        <table:table-row table:style-name="ro1">
          <table:table-cell office:value-type="float" office:value="0.008327" calcext:value-type="float">
            <text:p>0.008327</text:p>
          </table:table-cell>
          <table:table-cell office:value-type="float" office:value="0.173285" calcext:value-type="float">
            <text:p>0.173285</text:p>
          </table:table-cell>
        </table:table-row>
        <table:table-row table:style-name="ro1">
          <table:table-cell office:value-type="float" office:value="0.008327" calcext:value-type="float">
            <text:p>0.008327</text:p>
          </table:table-cell>
          <table:table-cell office:value-type="float" office:value="0.169675" calcext:value-type="float">
            <text:p>0.169675</text:p>
          </table:table-cell>
        </table:table-row>
        <table:table-row table:style-name="ro1">
          <table:table-cell office:value-type="float" office:value="0.007965" calcext:value-type="float">
            <text:p>0.007965</text:p>
          </table:table-cell>
          <table:table-cell office:value-type="float" office:value="0.169675" calcext:value-type="float">
            <text:p>0.169675</text:p>
          </table:table-cell>
        </table:table-row>
        <table:table-row table:style-name="ro1">
          <table:table-cell office:value-type="float" office:value="0.007603" calcext:value-type="float">
            <text:p>0.007603</text:p>
          </table:table-cell>
          <table:table-cell office:value-type="float" office:value="0.169675" calcext:value-type="float">
            <text:p>0.169675</text:p>
          </table:table-cell>
        </table:table-row>
        <table:table-row table:style-name="ro1">
          <table:table-cell office:value-type="float" office:value="0.007603" calcext:value-type="float">
            <text:p>0.007603</text:p>
          </table:table-cell>
          <table:table-cell office:value-type="float" office:value="0.166065" calcext:value-type="float">
            <text:p>0.166065</text:p>
          </table:table-cell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166065" calcext:value-type="float">
            <text:p>0.166065</text:p>
          </table:table-cell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162455" calcext:value-type="float">
            <text:p>0.162455</text:p>
          </table:table-cell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158845" calcext:value-type="float">
            <text:p>0.158845</text:p>
          </table:table-cell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155235" calcext:value-type="float">
            <text:p>0.155235</text:p>
          </table:table-cell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151625" calcext:value-type="float">
            <text:p>0.151625</text:p>
          </table:table-cell>
        </table:table-row>
        <table:table-row table:style-name="ro1">
          <table:table-cell office:value-type="float" office:value="0.006879" calcext:value-type="float">
            <text:p>0.006879</text:p>
          </table:table-cell>
          <table:table-cell office:value-type="float" office:value="0.151625" calcext:value-type="float">
            <text:p>0.151625</text:p>
          </table:table-cell>
        </table:table-row>
        <table:table-row table:style-name="ro1">
          <table:table-cell office:value-type="float" office:value="0.006517" calcext:value-type="float">
            <text:p>0.006517</text:p>
          </table:table-cell>
          <table:table-cell office:value-type="float" office:value="0.151625" calcext:value-type="float">
            <text:p>0.151625</text:p>
          </table:table-cell>
        </table:table-row>
        <table:table-row table:style-name="ro1">
          <table:table-cell office:value-type="float" office:value="0.006517" calcext:value-type="float">
            <text:p>0.006517</text:p>
          </table:table-cell>
          <table:table-cell office:value-type="float" office:value="0.148014" calcext:value-type="float">
            <text:p>0.148014</text:p>
          </table:table-cell>
        </table:table-row>
        <table:table-row table:style-name="ro1">
          <table:table-cell office:value-type="float" office:value="0.006517" calcext:value-type="float">
            <text:p>0.006517</text:p>
          </table:table-cell>
          <table:table-cell office:value-type="float" office:value="0.144404" calcext:value-type="float">
            <text:p>0.144404</text:p>
          </table:table-cell>
        </table:table-row>
        <table:table-row table:style-name="ro1">
          <table:table-cell office:value-type="float" office:value="0.006155" calcext:value-type="float">
            <text:p>0.006155</text:p>
          </table:table-cell>
          <table:table-cell office:value-type="float" office:value="0.144404" calcext:value-type="float">
            <text:p>0.144404</text:p>
          </table:table-cell>
        </table:table-row>
        <table:table-row table:style-name="ro1">
          <table:table-cell office:value-type="float" office:value="0.006155" calcext:value-type="float">
            <text:p>0.006155</text:p>
          </table:table-cell>
          <table:table-cell office:value-type="float" office:value="0.140794" calcext:value-type="float">
            <text:p>0.140794</text:p>
          </table:table-cell>
        </table:table-row>
        <table:table-row table:style-name="ro1">
          <table:table-cell office:value-type="float" office:value="0.005793" calcext:value-type="float">
            <text:p>0.005793</text:p>
          </table:table-cell>
          <table:table-cell office:value-type="float" office:value="0.140794" calcext:value-type="float">
            <text:p>0.140794</text:p>
          </table:table-cell>
        </table:table-row>
        <table:table-row table:style-name="ro1">
          <table:table-cell office:value-type="float" office:value="0.005793" calcext:value-type="float">
            <text:p>0.005793</text:p>
          </table:table-cell>
          <table:table-cell office:value-type="float" office:value="0.137184" calcext:value-type="float">
            <text:p>0.137184</text:p>
          </table:table-cell>
        </table:table-row>
        <table:table-row table:style-name="ro1">
          <table:table-cell office:value-type="float" office:value="0.005431" calcext:value-type="float">
            <text:p>0.005431</text:p>
          </table:table-cell>
          <table:table-cell office:value-type="float" office:value="0.137184" calcext:value-type="float">
            <text:p>0.137184</text:p>
          </table:table-cell>
        </table:table-row>
        <table:table-row table:style-name="ro1">
          <table:table-cell office:value-type="float" office:value="0.005069" calcext:value-type="float">
            <text:p>0.005069</text:p>
          </table:table-cell>
          <table:table-cell office:value-type="float" office:value="0.137184" calcext:value-type="float">
            <text:p>0.137184</text:p>
          </table:table-cell>
        </table:table-row>
        <table:table-row table:style-name="ro1">
          <table:table-cell office:value-type="float" office:value="0.004707" calcext:value-type="float">
            <text:p>0.004707</text:p>
          </table:table-cell>
          <table:table-cell office:value-type="float" office:value="0.137184" calcext:value-type="float">
            <text:p>0.137184</text:p>
          </table:table-cell>
        </table:table-row>
        <table:table-row table:style-name="ro1">
          <table:table-cell office:value-type="float" office:value="0.004345" calcext:value-type="float">
            <text:p>0.004345</text:p>
          </table:table-cell>
          <table:table-cell office:value-type="float" office:value="0.137184" calcext:value-type="float">
            <text:p>0.137184</text:p>
          </table:table-cell>
        </table:table-row>
        <table:table-row table:style-name="ro1">
          <table:table-cell office:value-type="float" office:value="0.004345" calcext:value-type="float">
            <text:p>0.004345</text:p>
          </table:table-cell>
          <table:table-cell office:value-type="float" office:value="0.133574" calcext:value-type="float">
            <text:p>0.133574</text:p>
          </table:table-cell>
        </table:table-row>
        <table:table-row table:style-name="ro1">
          <table:table-cell office:value-type="float" office:value="0.004345" calcext:value-type="float">
            <text:p>0.004345</text:p>
          </table:table-cell>
          <table:table-cell office:value-type="float" office:value="0.129964" calcext:value-type="float">
            <text:p>0.129964</text:p>
          </table:table-cell>
        </table:table-row>
        <table:table-row table:style-name="ro1">
          <table:table-cell office:value-type="float" office:value="0.003983" calcext:value-type="float">
            <text:p>0.003983</text:p>
          </table:table-cell>
          <table:table-cell office:value-type="float" office:value="0.129964" calcext:value-type="float">
            <text:p>0.129964</text:p>
          </table:table-cell>
        </table:table-row>
        <table:table-row table:style-name="ro1">
          <table:table-cell office:value-type="float" office:value="0.003983" calcext:value-type="float">
            <text:p>0.003983</text:p>
          </table:table-cell>
          <table:table-cell office:value-type="float" office:value="0.126354" calcext:value-type="float">
            <text:p>0.126354</text:p>
          </table:table-cell>
        </table:table-row>
        <table:table-row table:style-name="ro1">
          <table:table-cell office:value-type="float" office:value="0.003983" calcext:value-type="float">
            <text:p>0.003983</text:p>
          </table:table-cell>
          <table:table-cell office:value-type="float" office:value="0.122744" calcext:value-type="float">
            <text:p>0.122744</text:p>
          </table:table-cell>
        </table:table-row>
        <table:table-row table:style-name="ro1">
          <table:table-cell office:value-type="float" office:value="0.003983" calcext:value-type="float">
            <text:p>0.003983</text:p>
          </table:table-cell>
          <table:table-cell office:value-type="float" office:value="0.119134" calcext:value-type="float">
            <text:p>0.119134</text:p>
          </table:table-cell>
        </table:table-row>
        <table:table-row table:style-name="ro1">
          <table:table-cell office:value-type="float" office:value="0.003983" calcext:value-type="float">
            <text:p>0.003983</text:p>
          </table:table-cell>
          <table:table-cell office:value-type="float" office:value="0.115523" calcext:value-type="float">
            <text:p>0.115523</text:p>
          </table:table-cell>
        </table:table-row>
        <table:table-row table:style-name="ro1">
          <table:table-cell office:value-type="float" office:value="0.003621" calcext:value-type="float">
            <text:p>0.003621</text:p>
          </table:table-cell>
          <table:table-cell office:value-type="float" office:value="0.115523" calcext:value-type="float">
            <text:p>0.115523</text:p>
          </table:table-cell>
        </table:table-row>
        <table:table-row table:style-name="ro1">
          <table:table-cell office:value-type="float" office:value="0.003621" calcext:value-type="float">
            <text:p>0.003621</text:p>
          </table:table-cell>
          <table:table-cell office:value-type="float" office:value="0.111913" calcext:value-type="float">
            <text:p>0.11191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111913" calcext:value-type="float">
            <text:p>0.11191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108303" calcext:value-type="float">
            <text:p>0.10830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104693" calcext:value-type="float">
            <text:p>0.10469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101083" calcext:value-type="float">
            <text:p>0.10108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097473" calcext:value-type="float">
            <text:p>0.09747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093863" calcext:value-type="float">
            <text:p>0.09386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090253" calcext:value-type="float">
            <text:p>0.090253</text:p>
          </table:table-cell>
        </table:table-row>
        <table:table-row table:style-name="ro1">
          <table:table-cell office:value-type="float" office:value="0.003259" calcext:value-type="float">
            <text:p>0.003259</text:p>
          </table:table-cell>
          <table:table-cell office:value-type="float" office:value="0.086643" calcext:value-type="float">
            <text:p>0.086643</text:p>
          </table:table-cell>
        </table:table-row>
        <table:table-row table:style-name="ro1">
          <table:table-cell office:value-type="float" office:value="0.002896" calcext:value-type="float">
            <text:p>0.002896</text:p>
          </table:table-cell>
          <table:table-cell office:value-type="float" office:value="0.086643" calcext:value-type="float">
            <text:p>0.086643</text:p>
          </table:table-cell>
        </table:table-row>
        <table:table-row table:style-name="ro1">
          <table:table-cell office:value-type="float" office:value="0.002896" calcext:value-type="float">
            <text:p>0.002896</text:p>
          </table:table-cell>
          <table:table-cell office:value-type="float" office:value="0.083032" calcext:value-type="float">
            <text:p>0.083032</text:p>
          </table:table-cell>
        </table:table-row>
        <table:table-row table:style-name="ro1">
          <table:table-cell office:value-type="float" office:value="0.002896" calcext:value-type="float">
            <text:p>0.002896</text:p>
          </table:table-cell>
          <table:table-cell office:value-type="float" office:value="0.079422" calcext:value-type="float">
            <text:p>0.079422</text:p>
          </table:table-cell>
        </table:table-row>
        <table:table-row table:style-name="ro1">
          <table:table-cell office:value-type="float" office:value="0.002534" calcext:value-type="float">
            <text:p>0.002534</text:p>
          </table:table-cell>
          <table:table-cell office:value-type="float" office:value="0.079422" calcext:value-type="float">
            <text:p>0.079422</text:p>
          </table:table-cell>
        </table:table-row>
        <table:table-row table:style-name="ro1">
          <table:table-cell office:value-type="float" office:value="0.002534" calcext:value-type="float">
            <text:p>0.002534</text:p>
          </table:table-cell>
          <table:table-cell office:value-type="float" office:value="0.075812" calcext:value-type="float">
            <text:p>0.075812</text:p>
          </table:table-cell>
        </table:table-row>
        <table:table-row table:style-name="ro1">
          <table:table-cell office:value-type="float" office:value="0.002534" calcext:value-type="float">
            <text:p>0.002534</text:p>
          </table:table-cell>
          <table:table-cell office:value-type="float" office:value="0.072202" calcext:value-type="float">
            <text:p>0.072202</text:p>
          </table:table-cell>
        </table:table-row>
        <table:table-row table:style-name="ro1">
          <table:table-cell office:value-type="float" office:value="0.002534" calcext:value-type="float">
            <text:p>0.002534</text:p>
          </table:table-cell>
          <table:table-cell office:value-type="float" office:value="0.068592" calcext:value-type="float">
            <text:p>0.068592</text:p>
          </table:table-cell>
        </table:table-row>
        <table:table-row table:style-name="ro1">
          <table:table-cell office:value-type="float" office:value="0.002172" calcext:value-type="float">
            <text:p>0.002172</text:p>
          </table:table-cell>
          <table:table-cell office:value-type="float" office:value="0.068592" calcext:value-type="float">
            <text:p>0.068592</text:p>
          </table:table-cell>
        </table:table-row>
        <table:table-row table:style-name="ro1">
          <table:table-cell office:value-type="float" office:value="0.002172" calcext:value-type="float">
            <text:p>0.002172</text:p>
          </table:table-cell>
          <table:table-cell office:value-type="float" office:value="0.064982" calcext:value-type="float">
            <text:p>0.064982</text:p>
          </table:table-cell>
        </table:table-row>
        <table:table-row table:style-name="ro1">
          <table:table-cell office:value-type="float" office:value="0.002172" calcext:value-type="float">
            <text:p>0.002172</text:p>
          </table:table-cell>
          <table:table-cell office:value-type="float" office:value="0.061372" calcext:value-type="float">
            <text:p>0.061372</text:p>
          </table:table-cell>
        </table:table-row>
        <table:table-row table:style-name="ro1">
          <table:table-cell office:value-type="float" office:value="0.00181" calcext:value-type="float">
            <text:p>0.00181</text:p>
          </table:table-cell>
          <table:table-cell office:value-type="float" office:value="0.061372" calcext:value-type="float">
            <text:p>0.061372</text:p>
          </table:table-cell>
        </table:table-row>
        <table:table-row table:style-name="ro1">
          <table:table-cell office:value-type="float" office:value="0.00181" calcext:value-type="float">
            <text:p>0.00181</text:p>
          </table:table-cell>
          <table:table-cell office:value-type="float" office:value="0.057762" calcext:value-type="float">
            <text:p>0.057762</text:p>
          </table:table-cell>
        </table:table-row>
        <table:table-row table:style-name="ro1">
          <table:table-cell office:value-type="float" office:value="0.001448" calcext:value-type="float">
            <text:p>0.001448</text:p>
          </table:table-cell>
          <table:table-cell office:value-type="float" office:value="0.057762" calcext:value-type="float">
            <text:p>0.057762</text:p>
          </table:table-cell>
        </table:table-row>
        <table:table-row table:style-name="ro1">
          <table:table-cell office:value-type="float" office:value="0.001448" calcext:value-type="float">
            <text:p>0.001448</text:p>
          </table:table-cell>
          <table:table-cell office:value-type="float" office:value="0.054152" calcext:value-type="float">
            <text:p>0.054152</text:p>
          </table:table-cell>
        </table:table-row>
        <table:table-row table:style-name="ro1">
          <table:table-cell office:value-type="float" office:value="0.001086" calcext:value-type="float">
            <text:p>0.001086</text:p>
          </table:table-cell>
          <table:table-cell office:value-type="float" office:value="0.054152" calcext:value-type="float">
            <text:p>0.054152</text:p>
          </table:table-cell>
        </table:table-row>
        <table:table-row table:style-name="ro1">
          <table:table-cell office:value-type="float" office:value="0.001086" calcext:value-type="float">
            <text:p>0.001086</text:p>
          </table:table-cell>
          <table:table-cell office:value-type="float" office:value="0.050542" calcext:value-type="float">
            <text:p>0.050542</text:p>
          </table:table-cell>
        </table:table-row>
        <table:table-row table:style-name="ro1">
          <table:table-cell office:value-type="float" office:value="0.001086" calcext:value-type="float">
            <text:p>0.001086</text:p>
          </table:table-cell>
          <table:table-cell office:value-type="float" office:value="0.046931" calcext:value-type="float">
            <text:p>0.046931</text:p>
          </table:table-cell>
        </table:table-row>
        <table:table-row table:style-name="ro1">
          <table:table-cell office:value-type="float" office:value="0.001086" calcext:value-type="float">
            <text:p>0.001086</text:p>
          </table:table-cell>
          <table:table-cell office:value-type="float" office:value="0.043321" calcext:value-type="float">
            <text:p>0.043321</text:p>
          </table:table-cell>
        </table:table-row>
        <table:table-row table:style-name="ro1">
          <table:table-cell office:value-type="float" office:value="0.000724" calcext:value-type="float">
            <text:p>0.000724</text:p>
          </table:table-cell>
          <table:table-cell office:value-type="float" office:value="0.043321" calcext:value-type="float">
            <text:p>0.043321</text:p>
          </table:table-cell>
        </table:table-row>
        <table:table-row table:style-name="ro1">
          <table:table-cell office:value-type="float" office:value="0.000724" calcext:value-type="float">
            <text:p>0.000724</text:p>
          </table:table-cell>
          <table:table-cell office:value-type="float" office:value="0.039711" calcext:value-type="float">
            <text:p>0.039711</text:p>
          </table:table-cell>
        </table:table-row>
        <table:table-row table:style-name="ro1">
          <table:table-cell office:value-type="float" office:value="0.000724" calcext:value-type="float">
            <text:p>0.000724</text:p>
          </table:table-cell>
          <table:table-cell office:value-type="float" office:value="0.036101" calcext:value-type="float">
            <text:p>0.036101</text:p>
          </table:table-cell>
        </table:table-row>
        <table:table-row table:style-name="ro1">
          <table:table-cell office:value-type="float" office:value="0.000362" calcext:value-type="float">
            <text:p>0.000362</text:p>
          </table:table-cell>
          <table:table-cell office:value-type="float" office:value="0.036101" calcext:value-type="float">
            <text:p>0.036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101" calcext:value-type="float">
            <text:p>0.036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491" calcext:value-type="float">
            <text:p>0.032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881" calcext:value-type="float">
            <text:p>0.028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271" calcext:value-type="float">
            <text:p>0.025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661" calcext:value-type="float">
            <text:p>0.021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051" calcext:value-type="float">
            <text:p>0.018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44" calcext:value-type="float">
            <text:p>0.01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22" calcext:value-type="float">
            <text:p>0.00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61" calcext:value-type="float">
            <text:p>0.003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551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7T13:01:02.590919481</dc:date>
    <dc:creator>Matt Segar</dc:creator>
    <meta:document-statistic meta:table-count="1" meta:cell-count="6078" meta:object-count="0"/>
    <meta:generator>LibreOffice/4.1.3.2$Linux_X86_64 LibreOffice_project/410m0$Build-2</meta:generator>
  </office:meta>
</office:document-meta>
</file>